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19483*"/>
    </style:style>
    <style:style style:name="Table1.C" style:family="table-column">
      <style:table-column-properties style:rel-column-width="21254*"/>
    </style:style>
  </office:automatic-styles>
  <office:body>
    <office:text>
      <text:p text:style-name="Title">6. The Use of Gameplay Design Patterns “It’s like a project in itself, really”</text:p>
      <text:list text:style-name="L1">
        <text:list-item>
          <text:p text:style-name="P1"><text:a xlink:type="simple" xlink:href="#the-use-of-gameplay-design-patterns-its-like-a-project-in-itself-really" office:name=""><text:span text:style-name="Definition">The Use of Gameplay Design Patterns “It’s like a project in itself, really”</text:span></text:a></text:p>
          <text:list text:style-name="L2">
            <text:list-item>
              <text:p text:style-name="P2"><text:a xlink:type="simple" xlink:href="#research-questions---march-2024" office:name=""><text:span text:style-name="Definition">Research Questions - March 2024</text:span></text:a></text:p>
            </text:list-item>
            <text:list-item>
              <text:p text:style-name="P2"><text:a xlink:type="simple" xlink:href="#notes-to-restructure" office:name=""><text:span text:style-name="Definition">Notes to restructure</text:span></text:a></text:p>
            </text:list-item>
            <text:list-item>
              <text:p text:style-name="P2"><text:a xlink:type="simple" xlink:href="#introduction" office:name=""><text:span text:style-name="Definition">Introduction</text:span></text:a></text:p>
              <text:list text:style-name="L3">
                <text:list-item>
                  <text:p text:style-name="P3"><text:a xlink:type="simple" xlink:href="#table-of-varied-gdp-use-with-supporting-evidence" office:name=""><text:span text:style-name="Definition">Table of varied GDP use with supporting evidence</text:span></text:a></text:p>
                </text:list-item>
              </text:list>
            </text:list-item>
            <text:list-item>
              <text:p text:style-name="P2"><text:a xlink:type="simple" xlink:href="#the-role-of-gdps-in-the-personal-appropriation-of-concepts-and-processes---target-1000" office:name=""><text:span text:style-name="Definition">The role of GDPs in the personal appropriation of concepts and processes - ( Target 1000)</text:span></text:a></text:p>
              <text:list text:style-name="L4">
                <text:list-item>
                  <text:p text:style-name="P4"><text:a xlink:type="simple" xlink:href="#the-role-of-gdp-used-in-emerging-technical-processes-900" office:name=""><text:span text:style-name="Definition">The role of GDP used in emerging technical processes (900)</text:span></text:a></text:p>
                  <text:list text:style-name="L5">
                    <text:list-item>
                      <text:p text:style-name="P5"><text:a xlink:type="simple" xlink:href="#link-to-next-section" office:name=""><text:span text:style-name="Definition">Link to next section</text:span></text:a></text:p>
                    </text:list-item>
                  </text:list>
                </text:list-item>
              </text:list>
            </text:list-item>
            <text:list-item>
              <text:p text:style-name="P2"><text:a xlink:type="simple" xlink:href="#gdps-used-in-the-process-of-guided-participation-target-2500" office:name=""><text:span text:style-name="Definition">GDPs used in the process of guided participation (Target 2500)</text:span></text:a></text:p>
              <text:list text:style-name="L6">
                <text:list-item>
                  <text:p text:style-name="P6"><text:a xlink:type="simple" xlink:href="#gdps-and-their-grouping-as-a-collection-or-menu-of-suggested-options-offer-the-potential-to-assist-project-navigation-acting-as-a-framework-for-code-examples-and-step-by-step-tutorials-600" office:name=""><text:span text:style-name="Definition">GDPs and their grouping as a collection or menu of suggested options, offer the potential to assist project navigation, acting as a framework for code examples and step-by-step tutorials (600)</text:span></text:a></text:p>
                </text:list-item>
                <text:list-item>
                  <text:p text:style-name="P6"><text:a xlink:type="simple" xlink:href="#gdps-used-to-scaffold-ideation-and-prioritisation-processes-800" office:name=""><text:span text:style-name="Definition">GDPs used to scaffold ideation and prioritisation processes (800)</text:span></text:a></text:p>
                </text:list-item>
                <text:list-item>
                  <text:p text:style-name="P6"><text:a xlink:type="simple" xlink:href="#gdps-aiding-the-process-of-division-of-labour-1400" office:name=""><text:span text:style-name="Definition">GDPs aiding the process of division of labour (1400)</text:span></text:a></text:p>
                  <text:list text:style-name="L7">
                    <text:list-item>
                      <text:p text:style-name="P7"><text:a xlink:type="simple" xlink:href="#discussion-on-division-of-labour-in-the-video-data" office:name=""><text:span text:style-name="Definition">Discussion on division of labour in the video data</text:span></text:a></text:p>
                    </text:list-item>
                  </text:list>
                </text:list-item>
              </text:list>
            </text:list-item>
            <text:list-item>
              <text:p text:style-name="P2"><text:a xlink:type="simple" xlink:href="#use-of-gdps-in-the-cultural-plane-community-level-of-activity" office:name=""><text:span text:style-name="Definition">Use of GDPs in the cultural plane / community level of activity</text:span></text:a></text:p>
              <text:list text:style-name="L8">
                <text:list-item>
                  <text:p text:style-name="P8"><text:a xlink:type="simple" xlink:href="#the-role-of-gdps-to-facilitate-learners-to-design-for-others" office:name=""><text:span text:style-name="Definition">The role of GDPs to facilitate learners to design for others</text:span></text:a></text:p>
                </text:list-item>
                <text:list-item>
                  <text:p text:style-name="P8"><text:a xlink:type="simple" xlink:href="#gdps-facilitate-the-use-of-wider-funds-of-knowledge-and-interest" office:name=""><text:span text:style-name="Definition">GDPs facilitate the use of wider funds of knowledge and interest</text:span></text:a></text:p>
                  <text:list text:style-name="L9">
                    <text:list-item>
                      <text:p text:style-name="P9"><text:a xlink:type="simple" xlink:href="#summary-home-funds-and-rqs---moved-from-ch.-7-to-6" office:name=""><text:span text:style-name="Definition">Summary: Home Funds and RQs - MOVED FROM CH. 7 TO 6</text:span></text:a></text:p>
                    </text:list-item>
                  </text:list>
                </text:list-item>
                <text:list-item>
                  <text:p text:style-name="P8"><text:a xlink:type="simple" xlink:href="#evolution-and-propagation-of-gdps-concepts-during-playtesting" office:name=""><text:span text:style-name="Definition">Evolution and propagation of GDPs concepts during playtesting</text:span></text:a></text:p>
                </text:list-item>
              </text:list>
            </text:list-item>
            <text:list-item>
              <text:p text:style-name="P2"><text:a xlink:type="simple" xlink:href="#reduced-discussion-section" office:name=""><text:span text:style-name="Definition">Reduced discussion section</text:span></text:a></text:p>
              <text:list text:style-name="L10">
                <text:list-item>
                  <text:p text:style-name="P10"><text:a xlink:type="simple" xlink:href="#intro-in-relation-to-mediation-and-repertoires" office:name=""><text:span text:style-name="Definition">Intro in relation to mediation and repertoires</text:span></text:a></text:p>
                </text:list-item>
                <text:list-item>
                  <text:p text:style-name="P10"><text:a xlink:type="simple" xlink:href="#observations-on-emerging-flexible-design-practices-more-on-interpersonal-level" office:name=""><text:span text:style-name="Definition">Observations on emerging flexible design practices (MORE ON INTERPERSONAL LEVEL)</text:span></text:a></text:p>
                  <text:list text:style-name="L11">
                    <text:list-item>
                      <text:p text:style-name="P11"><text:a xlink:type="simple" xlink:href="#observations-and-evidence-on-flexible-design-practice" office:name=""><text:span text:style-name="Definition">Observations and evidence on flexible design practice</text:span></text:a></text:p>
                    </text:list-item>
                  </text:list>
                </text:list-item>
                <text:list-item>
                  <text:p text:style-name="P10"><text:a xlink:type="simple" xlink:href="#discussion-on-flexible-design-practices" office:name=""><text:span text:style-name="Definition">Discussion on Flexible Design Practices</text:span></text:a></text:p>
                  <text:list text:style-name="L12">
                    <text:list-item>
                      <text:p text:style-name="P12"><text:a xlink:type="simple" xlink:href="#the-potential-of-emergent-social-and-cultural-activities" office:name=""><text:span text:style-name="Definition">The potential of emergent social and cultural activities</text:span></text:a></text:p>
                    </text:list-item>
                  </text:list>
                </text:list-item>
                <text:list-item>
                  <text:p text:style-name="P10"><text:a xlink:type="simple" xlink:href="#discussion-in-relation-to-other-research" office:name=""><text:span text:style-name="Definition">Discussion in relation to other research</text:span></text:a></text:p>
                  <text:list text:style-name="L13">
                    <text:list-item>
                      <text:p text:style-name="P13"><text:a xlink:type="simple" xlink:href="#beyond-design-cycle-stages" office:name=""><text:span text:style-name="Definition">- beyond design cycle stages</text:span></text:a></text:p>
                    </text:list-item>
                    <text:list-item>
                      <text:p text:style-name="P13"><text:a xlink:type="simple" xlink:href="#on-game-jamming" office:name=""><text:span text:style-name="Definition">On Game Jamming</text:span></text:a></text:p>
                    </text:list-item>
                  </text:list>
                </text:list-item>
                <text:list-item>
                  <text:p text:style-name="P10"><text:a xlink:type="simple" xlink:href="#implications-for-practitioners---move-later" office:name=""><text:span text:style-name="Definition">Implications for practitioners - MOVE LATER?</text:span></text:a></text:p>
                </text:list-item>
                <text:list-item>
                  <text:p text:style-name="P10"><text:a xlink:type="simple" xlink:href="#returning-to-the-table-of-varied-gdp-use-with-supporting-evidence" office:name=""><text:span text:style-name="Definition">Returning to the table of varied GDP use with supporting evidence</text:span></text:a></text:p>
                </text:list-item>
              </text:list>
            </text:list-item>
            <text:list-item>
              <text:p text:style-name="P2"><text:a xlink:type="simple" xlink:href="#conclusion" office:name=""><text:span text:style-name="Definition">Conclusion</text:span></text:a></text:p>
            </text:list-item>
            <text:list-item>
              <text:p text:style-name="P2"><text:a xlink:type="simple" xlink:href="#moved-from-introduction" office:name=""><text:span text:style-name="Definition">MOVED FROM INTRODUCTION</text:span></text:a></text:p>
              <text:list text:style-name="L14">
                <text:list-item>
                  <text:p text:style-name="P14"><text:a xlink:type="simple" xlink:href="#moved-from-guided-participation" office:name=""><text:span text:style-name="Definition">MOVED FROM GUIDED PARTICIPATION</text:span></text:a></text:p>
                </text:list-item>
                <text:list-item>
                  <text:p text:style-name="P14"><text:a xlink:type="simple" xlink:href="#future-work-on-abstraction-layers-of-abstraction-gdps-and-the-mda-framework" office:name=""><text:span text:style-name="Definition">Future work on abstraction, layers of abstraction GDPs and the MDA framework</text:span></text:a></text:p>
                </text:list-item>
              </text:list>
            </text:list-item>
            <text:list-item>
              <text:p text:style-name="P2"><text:a xlink:type="simple" xlink:href="#move-from-ch-7---any-space-here" office:name=""><text:span text:style-name="Definition">MOVE FROM cH 7 - ANY SPACE HERE?</text:span></text:a></text:p>
            </text:list-item>
            <text:list-item>
              <text:p text:style-name="P2"><text:a xlink:type="simple" xlink:href="#impact-of-side-missions-and-maker-types-on-playtesting-behaviours" office:name=""><text:span text:style-name="Definition">Impact of Side Missions and Maker Types on playtesting behaviours</text:span></text:a></text:p>
              <text:list text:style-name="L15">
                <text:list-item>
                  <text:p text:style-name="P15"><text:a xlink:type="simple" xlink:href="#reflection-on-impact-on-my-design-process" office:name=""><text:span text:style-name="Definition">Reflection on impact on my design process</text:span></text:a></text:p>
                </text:list-item>
                <text:list-item>
                  <text:p text:style-name="P15"><text:a xlink:type="simple" xlink:href="#observations-on-making-styles" office:name=""><text:span text:style-name="Definition">Observations on making styles</text:span></text:a></text:p>
                </text:list-item>
                <text:list-item>
                  <text:p text:style-name="P15"><text:a xlink:type="simple" xlink:href="#a-focus-on-the-value-of-changing-roles---especially-peer-teaching-as-reinforcing-learning" office:name=""><text:span text:style-name="Definition">A focus on the value of changing roles - especially peer teaching as reinforcing learning</text:span></text:a></text:p>
                </text:list-item>
                <text:list-item>
                  <text:p text:style-name="P15"><text:a xlink:type="simple" xlink:href="#discussion-on-making-types-and-side-missions" office:name=""><text:span text:style-name="Definition">Discussion on making types and side missions</text:span></text:a></text:p>
                </text:list-item>
                <text:list-item>
                  <text:p text:style-name="P15"><text:a xlink:type="simple" xlink:href="#discussion-on-player-types--" office:name=""><text:span text:style-name="Definition">Discussion on Player types -</text:span></text:a></text:p>
                </text:list-item>
                <text:list-item>
                  <text:p text:style-name="P15"><text:a xlink:type="simple" xlink:href="#limitations-of-observations-and-careful-statements-of-potential" office:name=""><text:span text:style-name="Definition">Limitations of observations and careful statements of potential</text:span></text:a></text:p>
                </text:list-item>
                <text:list-item>
                  <text:p text:style-name="P15"><text:a xlink:type="simple" xlink:href="#emerging-use-of-narratives-and-graphics-which-drawing-on-home-funds-of-knowledge---avoid-overlap-and-change-focus-to-agency-from-start" office:name=""><text:span text:style-name="Definition">Emerging use of narratives and graphics which drawing on home funds of knowledge - AVOID OVERLAP AND CHANGE FOCUS TO AGENCY FROM START</text:span></text:a></text:p>
                </text:list-item>
              </text:list>
            </text:list-item>
          </text:list>
        </text:list-item>
      </text:list>
      <text:h text:style-name="Heading_20_1" text:outline-level="1"><text:bookmark-start text:name="the-use-of-gameplay-design-patterns-its-like-a-project-in-itself-really"/>The Use of Gameplay Design Patterns “It’s like a project in itself, really”<text:bookmark-end text:name="the-use-of-gameplay-design-patterns-its-like-a-project-in-itself-really"/></text:h>
      <text:h text:style-name="Heading_20_2" text:outline-level="2"><text:bookmark-start text:name="research-questions---march-2024"/>Research Questions - March 2024<text:bookmark-end text:name="research-questions---march-2024"/></text:h>
      <text:list text:style-name="L16">
        <text:list-item>
          <text:p text:style-name="P16">What pedagogical tools and processes are available to support novices to overcome barriers to participation in game coding processes?</text:p>
        </text:list-item>
        <text:list-item>
          <text:p text:style-name="P16">How does CHAT theory help us understand how game design patterns x can be used in an evolving community of novice game makers?</text:p>
        </text:list-item>
        <text:list-item>
          <text:p text:style-name="P16">How can learners build agency in an evolving community of game makers?</text:p>
        </text:list-item>
      </text:list>
      <text:h text:style-name="Heading_20_2" text:outline-level="2"><text:bookmark-start text:name="notes-to-restructure"/>Notes to restructure<text:bookmark-end text:name="notes-to-restructure"/></text:h>
      <text:p text:style-name="First_20_paragraph">Integrate the section on flexible design patterns into a discussion that also addresses aspects of the process of constructing repertoires using designed affordances facilitating “cultural mediation” [Moll]</text:p>
      <text:p text:style-name="Text_20_body">Thus Discussion points include</text:p>
      <text:list text:style-name="L17">
        <text:list-item>
          <text:p text:style-name="P17">Explain findings using CHAT concepts, Actions to Operations. GDPs used in varied forms of mediation</text:p>
        </text:list-item>
        <text:list-item>
          <text:p text:style-name="P17">Beyond mediation, it can be seen as a lens of TA transformative agency - how is this different? But this seems a high bar - examples unclear - and potentially lack a clear focus on cultural aspects?<text:line-break/></text:p>
        </text:list-item>
        <text:list-item>
          <text:p text:style-name="P17">The concept of repertoires, seems appropriate to some mid uses, not simple mediation, but not HIGH transformative - similar to assemblages or a rhizomatic perception.<text:line-break/></text:p>
        </text:list-item>
        <text:list-item>
          <text:p text:style-name="P17">This flexibility is observable in data - flexible design practices</text:p>
        </text:list-item>
      </text:list>
      <text:p text:style-name="First_20_paragraph">NOTE - perhaps flip the order again to end with cultural aspects, and include the drama process, and maker types / missions within the data presented. As an additional section or incorporate into the table - like within Funds of Identity.</text:p>
      <text:p text:style-name="Text_20_body"><text:span text:style-name="T1">Older notes</text:span> Really address the community aspect of the RQ - and highlight that this is why personal elements are not explored in more detail</text:p>
      <text:p text:style-name="Text_20_body">In each section if there are multiple aspects of that then put into headings - and put this into the coding structure for data review</text:p>
      <text:p text:style-name="Text_20_body">Examine overlap of the cultural uses of GDP, and the next chapter - hand in hand here get an overview of what needs to extracted from the data and where it sits</text:p>
      <text:p text:style-name="Text_20_body">Also work out what to move to Lit Review - and restructure LT and Methodology based on two chapters near completion.</text:p>
      <text:h text:style-name="Heading_20_2" text:outline-level="2"><text:bookmark-start text:name="introduction"/>Introduction<text:bookmark-end text:name="introduction"/></text:h>
      <text:p text:style-name="First_20_paragraph">In the previous chapter, I outlined the evolution of tool use, emphasising emerging tensions in activity. This chapter shifts focus to the perspectives of participants, using recorded data to interpret the varied applications of gameplay design patterns (GDPs). In doing so, it addresses the research question: How can game design patterns support the development of coding practices by novices? Chapter 2 summarised software design patterns as a grouping of a description of target project behaviour, with a suggested community solution of code structure often accompanied with worked examples. While existing research explores the use of game design patterns in educational settings, for instance to aid the transfer of science simulation concepts to other contexts <text:reference-mark-start text:name="ZOTERO_ITEM CSL_CITATION {&quot;schema&quot;:&quot;https://github.com/citation-style-language/schema/raw/master/csl-citation.json&quot;,&quot;properties&quot;:{&quot;noteIndex&quot;:0,&quot;formattedCitation&quot;:&quot;[@repenning_scalable_2015; @basawapatna_using_2010]&quot;},&quot;citationItems&quot;:[{&quot;uri&quot;:[&quot;http://zotero.org/users/1913249/items/Q248ZHQD&quot;],&quot;suffix&quot;:&quot;&quot;,&quot;prefix&quot;:&quot;&quot;,&quot;itemData&quot;:{&quot;container-title&quot;:&quot;Trans. Comput. Educ.&quot;,&quot;ISSN&quot;:&quot;1946-6226&quot;,&quot;type&quot;:&quot;article-journal&quot;,&quot;issued&quot;:{&quot;date-parts&quot;:[[&quot;2015&quot;,4]]},&quot;accessed&quot;:{&quot;date-parts&quot;:[[&quot;2018&quot;,7,18]]},&quot;source&quot;:&quot;ACM Digital Library&quot;,&quot;URL&quot;:&quot;http://doi.acm.org/10.1145/2700517&quot;,&quot;issue&quot;:&quot;2&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DOI&quot;:&quot;10.1145/2700517&quot;,&quot;title&quot;:&quot;Scalable Game Design: A Strategy to Bring Systemic Computer Science Education to Schools Through Game Design and Simulation Creation&quot;,&quot;page&quot;:&quot;11:1–11:31&quot;,&quot;citation-key&quot;:&quot;repenning_scalable_2015&quot;,&quot;title-short&quot;:&quot;Scalable Game Design&quot;,&quot;id&quot;:&quot;repenning_scalable_2015&quot;},&quot;uris&quot;:[&quot;http://zotero.org/users/1913249/items/Q248ZHQD&quot;],&quot;id&quot;:2595},{&quot;uri&quot;:[&quot;http://zotero.org/users/1913249/items/AMHDJY3A&quot;],&quot;suffix&quot;:&quot;&quot;,&quot;prefix&quot;:&quot;&quot;,&quot;itemData&quot;:{&quot;container-title&quot;:&quot;Proceedings of the fifteenth annual conference on Innovation and technology in computer science education - ITiCSE '10&quot;,&quot;type&quot;:&quot;paper-conference&quot;,&quot;issued&quot;:{&quot;date-parts&quot;:[[&quot;2010&quot;]]},&quot;accessed&quot;:{&quot;date-parts&quot;:[[&quot;2019&quot;,12,8]]},&quot;publisher-place&quot;:&quot;Bilkent, Ankara, Turkey&quot;,&quot;source&quot;:&quot;DOI.org (Crossref)&quot;,&quot;language&quot;:&quot;en&quot;,&quot;event-place&quot;:&quot;Bilkent, Ankara, Turkey&quot;,&quot;URL&quot;:&quot;http://portal.acm.org/citation.cfm?doid=1822090.1822154&quot;,&quot;publisher&quot;:&quot;ACM Press&quot;,&quot;author&quot;:[{&quot;given&quot;:&quot;Ashok R.&quot;,&quot;family&quot;:&quot;Basawapatna&quot;},{&quot;given&quot;:&quot;Kyu Han&quot;,&quot;family&quot;:&quot;Koh&quot;},{&quot;given&quot;:&quot;Alexander&quot;,&quot;family&quot;:&quot;Repenning&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title&quot;:&quot;Using scalable game design to teach computer science from middle school to graduate school&quot;,&quot;ISBN&quot;:&quot;978-1-60558-729-5&quot;,&quot;page&quot;:&quot;224&quot;,&quot;citation-key&quot;:&quot;basawapatna_using_2010&quot;,&quot;DOI&quot;:&quot;10.1145/1822090.1822154&quot;,&quot;id&quot;:&quot;basawapatna_using_2010&quot;,&quot;event-title&quot;:&quot;the fifteenth annual conference&quot;},&quot;uris&quot;:[&quot;http://zotero.org/users/1913249/items/AMHDJY3A&quot;],&quot;id&quot;:3136}],&quot;citationID&quot;:&quot;kuuxfith&quot;} RNDomqjnyxqsd"/>&lt;Do Zotero Refresh: [@repenning_scalable_2015; @basawapatna_using_2010]&gt;<text:reference-mark-end text:name="ZOTERO_ITEM CSL_CITATION {&quot;schema&quot;:&quot;https://github.com/citation-style-language/schema/raw/master/csl-citation.json&quot;,&quot;properties&quot;:{&quot;noteIndex&quot;:0,&quot;formattedCitation&quot;:&quot;[@repenning_scalable_2015; @basawapatna_using_2010]&quot;},&quot;citationItems&quot;:[{&quot;uri&quot;:[&quot;http://zotero.org/users/1913249/items/Q248ZHQD&quot;],&quot;suffix&quot;:&quot;&quot;,&quot;prefix&quot;:&quot;&quot;,&quot;itemData&quot;:{&quot;container-title&quot;:&quot;Trans. Comput. Educ.&quot;,&quot;ISSN&quot;:&quot;1946-6226&quot;,&quot;type&quot;:&quot;article-journal&quot;,&quot;issued&quot;:{&quot;date-parts&quot;:[[&quot;2015&quot;,4]]},&quot;accessed&quot;:{&quot;date-parts&quot;:[[&quot;2018&quot;,7,18]]},&quot;source&quot;:&quot;ACM Digital Library&quot;,&quot;URL&quot;:&quot;http://doi.acm.org/10.1145/2700517&quot;,&quot;issue&quot;:&quot;2&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DOI&quot;:&quot;10.1145/2700517&quot;,&quot;title&quot;:&quot;Scalable Game Design: A Strategy to Bring Systemic Computer Science Education to Schools Through Game Design and Simulation Creation&quot;,&quot;page&quot;:&quot;11:1–11:31&quot;,&quot;citation-key&quot;:&quot;repenning_scalable_2015&quot;,&quot;title-short&quot;:&quot;Scalable Game Design&quot;,&quot;id&quot;:&quot;repenning_scalable_2015&quot;},&quot;uris&quot;:[&quot;http://zotero.org/users/1913249/items/Q248ZHQD&quot;],&quot;id&quot;:2595},{&quot;uri&quot;:[&quot;http://zotero.org/users/1913249/items/AMHDJY3A&quot;],&quot;suffix&quot;:&quot;&quot;,&quot;prefix&quot;:&quot;&quot;,&quot;itemData&quot;:{&quot;container-title&quot;:&quot;Proceedings of the fifteenth annual conference on Innovation and technology in computer science education - ITiCSE '10&quot;,&quot;type&quot;:&quot;paper-conference&quot;,&quot;issued&quot;:{&quot;date-parts&quot;:[[&quot;2010&quot;]]},&quot;accessed&quot;:{&quot;date-parts&quot;:[[&quot;2019&quot;,12,8]]},&quot;publisher-place&quot;:&quot;Bilkent, Ankara, Turkey&quot;,&quot;source&quot;:&quot;DOI.org (Crossref)&quot;,&quot;language&quot;:&quot;en&quot;,&quot;event-place&quot;:&quot;Bilkent, Ankara, Turkey&quot;,&quot;URL&quot;:&quot;http://portal.acm.org/citation.cfm?doid=1822090.1822154&quot;,&quot;publisher&quot;:&quot;ACM Press&quot;,&quot;author&quot;:[{&quot;given&quot;:&quot;Ashok R.&quot;,&quot;family&quot;:&quot;Basawapatna&quot;},{&quot;given&quot;:&quot;Kyu Han&quot;,&quot;family&quot;:&quot;Koh&quot;},{&quot;given&quot;:&quot;Alexander&quot;,&quot;family&quot;:&quot;Repenning&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title&quot;:&quot;Using scalable game design to teach computer science from middle school to graduate school&quot;,&quot;ISBN&quot;:&quot;978-1-60558-729-5&quot;,&quot;page&quot;:&quot;224&quot;,&quot;citation-key&quot;:&quot;basawapatna_using_2010&quot;,&quot;DOI&quot;:&quot;10.1145/1822090.1822154&quot;,&quot;id&quot;:&quot;basawapatna_using_2010&quot;,&quot;event-title&quot;:&quot;the fifteenth annual conference&quot;},&quot;uris&quot;:[&quot;http://zotero.org/users/1913249/items/AMHDJY3A&quot;],&quot;id&quot;:3136}],&quot;citationID&quot;:&quot;kuuxfith&quot;} RNDomqjnyxqsd"/> or as a foundation for co-design work <text:reference-mark-start text:name="ZOTERO_ITEM CSL_CITATION {&quot;schema&quot;:&quot;https://github.com/citation-style-language/schema/raw/master/csl-citation.json&quot;,&quot;properties&quot;:{&quot;noteIndex&quot;:0,&quot;formattedCitation&quot;:&quot;[@eriksson_using_2019]&quot;},&quot;citationItems&quot;:[{&quot;uri&quot;:[&quot;http://zotero.org/users/1913249/items/YJKSC8LM&quot;],&quot;suffix&quot;:&quot;&quot;,&quot;prefix&quot;:&quot;&quot;,&quot;itemData&quot;:{&quot;container-title&quot;:&quot;Proceedings of the 18th ACM International Conference on Interaction Design and Children&quot;,&quot;type&quot;:&quot;paper-conference&quot;,&quot;page&quot;:&quot;15-25&quot;,&quot;accessed&quot;:{&quot;date-parts&quot;:[[&quot;2022&quot;,8,9]]},&quot;publisher-place&quot;:&quot;Boise ID USA&quot;,&quot;source&quot;:&quot;DOI.org (Crossref)&quot;,&quot;language&quot;:&quot;en&quot;,&quot;event-place&quot;:&quot;Boise ID USA&quot;,&quot;URL&quot;:&quot;https://dl.acm.org/doi/10.1145/3311927.3323155&quot;,&quot;publisher&quot;:&quot;ACM&quot;,&quot;ISBN&quot;:&quot;978-1-4503-6690-8&quot;,&quot;title&quot;:&quot;Using Gameplay Design Patterns with Children in the Redesign of a Collaborative Co-located Game&quot;,&quot;citation-key&quot;:&quot;eriksson_using_2019&quot;,&quot;issued&quot;:{&quot;date-parts&quot;:[[&quot;2019&quot;,6,12]]},&quot;author&quot;:[{&quot;given&quot;:&quot;Eva&quot;,&quot;family&quot;:&quot;Eriksson&quot;},{&quot;given&quot;:&quot;Gökçe Elif&quot;,&quot;family&quot;:&quot;Baykal&quot;},{&quot;given&quot;:&quot;Staffan&quot;,&quot;family&quot;:&quot;Björk&quot;},{&quot;given&quot;:&quot;Olof&quot;,&quot;family&quot;:&quot;Torgersson&quot;}],&quot;DOI&quot;:&quot;10.1145/3311927.3323155&quot;,&quot;id&quot;:&quot;eriksson_using_2019&quot;,&quot;event-title&quot;:&quot;IDC '19: Interaction Design and Children&quot;},&quot;uris&quot;:[&quot;http://zotero.org/users/1913249/items/YJKSC8LM&quot;],&quot;id&quot;:3745}],&quot;citationID&quot;:&quot;pagduekd&quot;} RNDczfnvphqnm"/>&lt;Do Zotero Refresh: [@eriksson_using_2019]&gt;<text:reference-mark-end text:name="ZOTERO_ITEM CSL_CITATION {&quot;schema&quot;:&quot;https://github.com/citation-style-language/schema/raw/master/csl-citation.json&quot;,&quot;properties&quot;:{&quot;noteIndex&quot;:0,&quot;formattedCitation&quot;:&quot;[@eriksson_using_2019]&quot;},&quot;citationItems&quot;:[{&quot;uri&quot;:[&quot;http://zotero.org/users/1913249/items/YJKSC8LM&quot;],&quot;suffix&quot;:&quot;&quot;,&quot;prefix&quot;:&quot;&quot;,&quot;itemData&quot;:{&quot;container-title&quot;:&quot;Proceedings of the 18th ACM International Conference on Interaction Design and Children&quot;,&quot;type&quot;:&quot;paper-conference&quot;,&quot;page&quot;:&quot;15-25&quot;,&quot;accessed&quot;:{&quot;date-parts&quot;:[[&quot;2022&quot;,8,9]]},&quot;publisher-place&quot;:&quot;Boise ID USA&quot;,&quot;source&quot;:&quot;DOI.org (Crossref)&quot;,&quot;language&quot;:&quot;en&quot;,&quot;event-place&quot;:&quot;Boise ID USA&quot;,&quot;URL&quot;:&quot;https://dl.acm.org/doi/10.1145/3311927.3323155&quot;,&quot;publisher&quot;:&quot;ACM&quot;,&quot;ISBN&quot;:&quot;978-1-4503-6690-8&quot;,&quot;title&quot;:&quot;Using Gameplay Design Patterns with Children in the Redesign of a Collaborative Co-located Game&quot;,&quot;citation-key&quot;:&quot;eriksson_using_2019&quot;,&quot;issued&quot;:{&quot;date-parts&quot;:[[&quot;2019&quot;,6,12]]},&quot;author&quot;:[{&quot;given&quot;:&quot;Eva&quot;,&quot;family&quot;:&quot;Eriksson&quot;},{&quot;given&quot;:&quot;Gökçe Elif&quot;,&quot;family&quot;:&quot;Baykal&quot;},{&quot;given&quot;:&quot;Staffan&quot;,&quot;family&quot;:&quot;Björk&quot;},{&quot;given&quot;:&quot;Olof&quot;,&quot;family&quot;:&quot;Torgersson&quot;}],&quot;DOI&quot;:&quot;10.1145/3311927.3323155&quot;,&quot;id&quot;:&quot;eriksson_using_2019&quot;,&quot;event-title&quot;:&quot;IDC '19: Interaction Design and Children&quot;},&quot;uris&quot;:[&quot;http://zotero.org/users/1913249/items/YJKSC8LM&quot;],&quot;id&quot;:3745}],&quot;citationID&quot;:&quot;pagduekd&quot;} RNDczfnvphqnm"/>, there is limited work addressing their role in overcoming challenges faced by emerging communities of game creators using text coding. The last chapter investigated iterative activity involving alterations to games at the level of gameplay design patterns as part of the mutual evolution of learning design. This evolution encompassed various forms, including supporting resources such as code examples, instructional tutorials and quick-start activities proposing micro-level code modifications. This chapter builds on that analysis, focusing on the use of GDPs in diverse mediational strategies, not only within facilitator-provided resources and scaffolds but also as part of emerging community practices and interpersonal repertoires. During data analysis, GDPs appeared in such diverse and significant forms that they became candidates for a germ cell concept.</text:p>
      <text:p text:style-name="Text_20_body">Regarding the structure of this chapter, it begins with a vignette of parent-child interaction during the game-making process to contextualise the findings that follow. The chapter then presents a systematic analysis of participants’ varied uses of game design patterns, drawing on detailed observations of recorded video data. For this analysis, I employ Rogoff’s three planes of analysis <text:reference-mark-start text:name="ZOTERO_ITEM CSL_CITATION {&quot;schema&quot;:&quot;https://github.com/citation-style-language/schema/raw/master/csl-citation.json&quot;,&quot;properties&quot;:{&quot;noteIndex&quot;:0,&quot;formattedCitation&quot;:&quot;[@rogoff_observing_1995]&quot;},&quot;citationItems&quot;:[{&quot;uri&quot;:[&quot;http://zotero.org/users/1913249/items/ZMN79J65&quot;],&quot;suffix&quot;:&quot;&quot;,&quot;prefix&quot;:&quot;&quot;,&quot;itemData&quot;:{&quot;container-title&quot;:&quot;Sociocultural studies of mind&quot;,&quot;event-place&quot;:&quot;New York, NY, US&quot;,&quot;citation-key&quot;:&quot;rogoff_observing_1995&quot;,&quot;type&quot;:&quot;chapter&quot;,&quot;publisher&quot;:&quot;Cambridge University Press&quot;,&quot;author&quot;:[{&quot;given&quot;:&quot;Barbara&quot;,&quot;family&quot;:&quot;Rogoff&quot;}],&quot;title&quot;:&quot;Observing sociocultural activity on three planes: Participatory appropriation, guided participation, and apprenticeship&quot;,&quot;issued&quot;:{&quot;date-parts&quot;:[[&quot;1995&quot;]]},&quot;publisher-place&quot;:&quot;New York, NY, US&quot;,&quot;page&quot;:&quot;139-164&quot;,&quot;source&quot;:&quot;APA PsycNet&quot;,&quot;id&quot;:&quot;rogoff_observing_1995&quot;,&quot;title-short&quot;:&quot;Observing sociocultural activity on three planes&quot;,&quot;collection-title&quot;:&quot;Learning in doing: Social, cognitive, and computational aspects&quot;},&quot;uris&quot;:[&quot;http://zotero.org/users/1913249/items/ZMN79J65&quot;],&quot;id&quot;:3879}],&quot;citationID&quot;:&quot;zhunukxh&quot;} RNDjvxbyncerx"/>&lt;Do Zotero Refresh: [@rogoff_observing_1995]&gt;<text:reference-mark-end text:name="ZOTERO_ITEM CSL_CITATION {&quot;schema&quot;:&quot;https://github.com/citation-style-language/schema/raw/master/csl-citation.json&quot;,&quot;properties&quot;:{&quot;noteIndex&quot;:0,&quot;formattedCitation&quot;:&quot;[@rogoff_observing_1995]&quot;},&quot;citationItems&quot;:[{&quot;uri&quot;:[&quot;http://zotero.org/users/1913249/items/ZMN79J65&quot;],&quot;suffix&quot;:&quot;&quot;,&quot;prefix&quot;:&quot;&quot;,&quot;itemData&quot;:{&quot;container-title&quot;:&quot;Sociocultural studies of mind&quot;,&quot;event-place&quot;:&quot;New York, NY, US&quot;,&quot;citation-key&quot;:&quot;rogoff_observing_1995&quot;,&quot;type&quot;:&quot;chapter&quot;,&quot;publisher&quot;:&quot;Cambridge University Press&quot;,&quot;author&quot;:[{&quot;given&quot;:&quot;Barbara&quot;,&quot;family&quot;:&quot;Rogoff&quot;}],&quot;title&quot;:&quot;Observing sociocultural activity on three planes: Participatory appropriation, guided participation, and apprenticeship&quot;,&quot;issued&quot;:{&quot;date-parts&quot;:[[&quot;1995&quot;]]},&quot;publisher-place&quot;:&quot;New York, NY, US&quot;,&quot;page&quot;:&quot;139-164&quot;,&quot;source&quot;:&quot;APA PsycNet&quot;,&quot;id&quot;:&quot;rogoff_observing_1995&quot;,&quot;title-short&quot;:&quot;Observing sociocultural activity on three planes&quot;,&quot;collection-title&quot;:&quot;Learning in doing: Social, cognitive, and computational aspects&quot;},&quot;uris&quot;:[&quot;http://zotero.org/users/1913249/items/ZMN79J65&quot;],&quot;id&quot;:3879}],&quot;citationID&quot;:&quot;zhunukxh&quot;} RNDjvxbyncerx"/>, as introduced in Chapter four. Recognising that these observations do not neatly align with the three planes, I discuss the use of GDPs across cultural activities, interpersonal activity and personal knowledge in three distinct sections. These sections focus on how gameplay design patterns are utilised by parents, children and facilitators, each through the lens of the respective analytical plane. 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 A discussion section explores the implications of these findings in relation to existing research and theoretical concepts. This discussion considers the examples of GDP use in practice to analyse GDPs as a mid-level construct, demonstrating their utility for both educational designers and researchers.</text:p>
      <text:h text:style-name="Heading_20_4" text:outline-level="4"><text:bookmark-start text:name="table-of-varied-gdp-use-with-supporting-evidence"/>Table of varied GDP use with supporting evidence<text:bookmark-end text:name="table-of-varied-gdp-use-with-supporting-evidence"/></text:h>
      <text:p text:style-name="First_20_paragraph">The following table outlines the principle different uses of GDP in the data analysed. The next to last column lists example behaviour and notes vignettes or appendices where the behaviour can be found in situ with more detailed analysis. The final column indicates how many of the 12 session transcriptions the behaviour was found within.</text:p>
      <text:p text:style-name="Text_20_body">INSERT SUMMARY TABLE FROM HERE - https://docs.google.com/document/d/1Ce2cYIYnFCd9GM8zRntBd7lrud-dMbbrtgEQMoGNRmE/edit</text:p>
      <text:p text:style-name="Text_20_body">DEVELOP HOW THIS WILL BE SUPPORTED WITH EVIDENCE IN THIS CHAPTER.</text:p>
      <text:p text:style-name="Text_20_body"> </text:p>
      <text:h text:style-name="Heading_20_2" text:outline-level="2"><text:bookmark-start text:name="the-role-of-gdps-in-the-personal-appropriation-of-concepts-and-processes---target-1000"/>The role of GDPs in the personal appropriation of concepts and processes - ( Target 1000)<text:bookmark-end text:name="the-role-of-gdps-in-the-personal-appropriation-of-concepts-and-processes---target-1000"/></text:h>
      <text:p text:style-name="First_20_paragraph">As outlined in Chapter 2, the focus on skills and knowledge developed by participants is the dominant thread in research on digital coding and game making <text:reference-mark-start text:name="ZOTERO_ITEM CSL_CITATION {&quot;schema&quot;:&quot;https://github.com/citation-style-language/schema/raw/master/csl-citation.json&quot;,&quot;properties&quot;:{&quot;noteIndex&quot;:0,&quot;formattedCitation&quot;:&quot;[@kafai_constructionist_2015-1; @papert_mindstorms:_1980]&quot;},&quot;citationItems&quot;:[{&quot;uri&quot;:[&quot;http://zotero.org/users/1913249/items/Q7JCMQ3N&quot;],&quot;suffix&quot;:&quot;&quot;,&quot;prefix&quot;:&quot;&quot;,&quot;itemData&quot;:{&quot;container-title&quot;:&quot;Educational Psychologist&quot;,&quot;ISSN&quot;:&quot;0046-1520&quot;,&quot;PMID&quot;:&quot;27019536&quot;,&quot;type&quot;:&quot;article-journal&quot;,&quot;container-title-short&quot;:&quot;Educ Psychol&quot;,&quot;issued&quot;:{&quot;date-parts&quot;:[[&quot;2015&quot;]]},&quot;accessed&quot;:{&quot;date-parts&quot;:[[&quot;2017&quot;,10,16]]},&quot;source&quot;:&quot;PubMed Central&quot;,&quot;URL&quot;:&quot;https://www.ncbi.nlm.nih.gov/pmc/articles/PMC4784508/&quot;,&quot;volume&quot;:&quot;50&quot;,&quot;issue&quot;:&quot;4&quot;,&quot;author&quot;:[{&quot;given&quot;:&quot;Yasmin&quot;,&quot;family&quot;:&quot;Kafai&quot;},{&quot;given&quot;:&quot;Quinn&quot;,&quot;family&quot;:&quot;Burke&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d&quot;:&quot;kafai_constructionist_2015-1&quot;,&quot;title&quot;:&quot;Constructionist gaming: understanding the benefits of making games for learning&quot;,&quot;PMCID&quot;:&quot;PMC4784508&quot;,&quot;page&quot;:&quot;313-334&quot;,&quot;citation-key&quot;:&quot;kafai_constructionist_2015-1&quot;,&quot;title-short&quot;:&quot;Constructionist gaming&quot;,&quot;DOI&quot;:&quot;10.1080/00461520.2015.1124022&quot;},&quot;uris&quot;:[&quot;http://zotero.org/users/1913249/items/Q7JCMQ3N&quot;],&quot;id&quot;:3761},{&quot;uri&quot;:[&quot;http://zotero.org/users/1913249/items/FAVPGKNU&quot;],&quot;suffix&quot;:&quot;&quot;,&quot;prefix&quot;:&quot;&quot;,&quot;itemData&quot;:{&quot;title&quot;:&quot;Mindstorms: children, computers, and powerful ideas&quot;,&quot;event-place&quot;:&quot;New York&quot;,&quot;issued&quot;:{&quot;date-parts&quot;:[[&quot;1980&quot;]]},&quot;type&quot;:&quot;book&quot;,&quot;publisher&quot;:&quot;Basic Books&quot;,&quot;author&quot;:[{&quot;given&quot;:&quot;Seymour&quot;,&quot;family&quot;:&quot;Papert&quot;}],&quot;ISBN&quot;:&quot;978-0-465-04627-0&quot;,&quot;publisher-place&quot;:&quot;New York&quot;,&quot;number-of-pages&quot;:&quot;230&quot;,&quot;call-number&quot;:&quot;QA20.C65 P36 1980&quot;,&quot;source&quot;:&quot;Library of Congress ISBN&quot;,&quot;citation-key&quot;:&quot;papert_mindstorms:_1980&quot;,&quot;title-short&quot;:&quot;Mindstorms&quot;,&quot;id&quot;:&quot;papert_mindstorms:_1980&quot;},&quot;uris&quot;:[&quot;http://zotero.org/users/1913249/items/FAVPGKNU&quot;],&quot;id&quot;:1691}],&quot;citationID&quot;:&quot;jbalbgzx&quot;} RNDwgojtnrnbl"/>&lt;Do Zotero Refresh: [@kafai_constructionist_2015-1; @papert_mindstorms:_1980]&gt;<text:reference-mark-end text:name="ZOTERO_ITEM CSL_CITATION {&quot;schema&quot;:&quot;https://github.com/citation-style-language/schema/raw/master/csl-citation.json&quot;,&quot;properties&quot;:{&quot;noteIndex&quot;:0,&quot;formattedCitation&quot;:&quot;[@kafai_constructionist_2015-1; @papert_mindstorms:_1980]&quot;},&quot;citationItems&quot;:[{&quot;uri&quot;:[&quot;http://zotero.org/users/1913249/items/Q7JCMQ3N&quot;],&quot;suffix&quot;:&quot;&quot;,&quot;prefix&quot;:&quot;&quot;,&quot;itemData&quot;:{&quot;container-title&quot;:&quot;Educational Psychologist&quot;,&quot;ISSN&quot;:&quot;0046-1520&quot;,&quot;PMID&quot;:&quot;27019536&quot;,&quot;type&quot;:&quot;article-journal&quot;,&quot;container-title-short&quot;:&quot;Educ Psychol&quot;,&quot;issued&quot;:{&quot;date-parts&quot;:[[&quot;2015&quot;]]},&quot;accessed&quot;:{&quot;date-parts&quot;:[[&quot;2017&quot;,10,16]]},&quot;source&quot;:&quot;PubMed Central&quot;,&quot;URL&quot;:&quot;https://www.ncbi.nlm.nih.gov/pmc/articles/PMC4784508/&quot;,&quot;volume&quot;:&quot;50&quot;,&quot;issue&quot;:&quot;4&quot;,&quot;author&quot;:[{&quot;given&quot;:&quot;Yasmin&quot;,&quot;family&quot;:&quot;Kafai&quot;},{&quot;given&quot;:&quot;Quinn&quot;,&quot;family&quot;:&quot;Burke&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d&quot;:&quot;kafai_constructionist_2015-1&quot;,&quot;title&quot;:&quot;Constructionist gaming: understanding the benefits of making games for learning&quot;,&quot;PMCID&quot;:&quot;PMC4784508&quot;,&quot;page&quot;:&quot;313-334&quot;,&quot;citation-key&quot;:&quot;kafai_constructionist_2015-1&quot;,&quot;title-short&quot;:&quot;Constructionist gaming&quot;,&quot;DOI&quot;:&quot;10.1080/00461520.2015.1124022&quot;},&quot;uris&quot;:[&quot;http://zotero.org/users/1913249/items/Q7JCMQ3N&quot;],&quot;id&quot;:3761},{&quot;uri&quot;:[&quot;http://zotero.org/users/1913249/items/FAVPGKNU&quot;],&quot;suffix&quot;:&quot;&quot;,&quot;prefix&quot;:&quot;&quot;,&quot;itemData&quot;:{&quot;title&quot;:&quot;Mindstorms: children, computers, and powerful ideas&quot;,&quot;event-place&quot;:&quot;New York&quot;,&quot;issued&quot;:{&quot;date-parts&quot;:[[&quot;1980&quot;]]},&quot;type&quot;:&quot;book&quot;,&quot;publisher&quot;:&quot;Basic Books&quot;,&quot;author&quot;:[{&quot;given&quot;:&quot;Seymour&quot;,&quot;family&quot;:&quot;Papert&quot;}],&quot;ISBN&quot;:&quot;978-0-465-04627-0&quot;,&quot;publisher-place&quot;:&quot;New York&quot;,&quot;number-of-pages&quot;:&quot;230&quot;,&quot;call-number&quot;:&quot;QA20.C65 P36 1980&quot;,&quot;source&quot;:&quot;Library of Congress ISBN&quot;,&quot;citation-key&quot;:&quot;papert_mindstorms:_1980&quot;,&quot;title-short&quot;:&quot;Mindstorms&quot;,&quot;id&quot;:&quot;papert_mindstorms:_1980&quot;},&quot;uris&quot;:[&quot;http://zotero.org/users/1913249/items/FAVPGKNU&quot;],&quot;id&quot;:1691}],&quot;citationID&quot;:&quot;jbalbgzx&quot;} RNDwgojtnrnbl"/>. The research aims of this study focus on the under explored areas of social and cultural aspects of the coding process of novices and as such the design of this study does not suit full exploration of the personal plane of activity. In this informal learning context, participants did not request exploration of concepts aligned with computing curriculum, instead driven more by practical desire to make a game using the tools provided. Despite this, the evolving design process surfaced activities which and allow the exploration of surfacing of computational thinking and other curricular concepts. Given the potential to adapt this learning design to a more formal environment to address needs outlined in the introductory chapter, from P2 onwards I began to augment the learning design to suit curriculum oriented teaching and assessment of computational thinking concepts and skills, a process which resulted in a learning map of curricular concepts included here as Table 6.x .</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6.x. Learning Dimensions of the 3M Game Making Model</text:p>
      <text:p text:style-name="Text_20_body">Appendix.learningmap explores in more detail the evolution of this map, which acknowledges significant tensions in integration of concepts into a informal context, and draws on the process and rationale of Bevan and Petrich’s <text:reference-mark-start text:name="ZOTERO_ITEM CSL_CITATION {&quot;schema&quot;:&quot;https://github.com/citation-style-language/schema/raw/master/csl-citation.json&quot;,&quot;properties&quot;:{&quot;noteIndex&quot;:0,&quot;formattedCitation&quot;:&quot;[-@bevan_learning_2015; -@petrich_it_2013]&quot;},&quot;citationItems&quot;:[{&quot;prefix&quot;:&quot;&quot;,&quot;suffix&quot;:&quot;&quot;,&quot;uri&quot;:[&quot;http://zotero.org/users/1913249/items/AKPP78D8&quot;],&quot;suppress-author&quot;:true,&quot;id&quot;:1842,&quot;uris&quot;:[&quot;http://zotero.org/users/1913249/items/AKPP78D8&quot;],&quot;itemData&quot;:{&quot;container-title&quot;:&quot;Science Education&quot;,&quot;ISSN&quot;:&quot;00368326&quot;,&quot;type&quot;:&quot;article-journal&quot;,&quot;page&quot;:&quot;98-120&quot;,&quot;accessed&quot;:{&quot;date-parts&quot;:[[&quot;2017&quot;,10,14]]},&quot;source&quot;:&quot;CrossRef&quot;,&quot;language&quot;:&quot;en&quot;,&quot;URL&quot;:&quot;http://doi.wiley.com/10.1002/sce.21151&quot;,&quot;issue&quot;:&quot;1&quot;,&quot;author&quot;:[{&quot;given&quot;:&quot;Bronwyn&quot;,&quot;family&quot;:&quot;Bevan&quot;},{&quot;given&quot;:&quot;Joshua P.&quot;,&quot;family&quot;:&quot;Gutwill&quot;},{&quot;given&quot;:&quot;Mike&quot;,&quot;family&quot;:&quot;Petrich&quot;},{&quot;given&quot;:&quot;Karen&quot;,&quot;family&quot;:&quot;Wilkinson&quot;}],&quot;volume&quot;:&quot;99&quot;,&quot;id&quot;:&quot;bevan_learning_2015&quot;,&quot;title&quot;:&quot;Learning Through STEM-Rich Tinkering: Findings From a Jointly Negotiated Research Project Taken Up in Practice&quot;,&quot;issued&quot;:{&quot;date-parts&quot;:[[&quot;2015&quot;,1]]},&quot;citation-key&quot;:&quot;bevan_learning_2015&quot;,&quot;title-short&quot;:&quot;Learning Through STEM-Rich Tinkering&quot;,&quot;DOI&quot;:&quot;10.1002/sce.21151&quot;}},{&quot;prefix&quot;:&quot;&quot;,&quot;suffix&quot;:&quot;&quot;,&quot;uri&quot;:[&quot;http://zotero.org/users/1913249/items/UTZ7BGSU&quot;],&quot;suppress-author&quot;:true,&quot;id&quot;:3744,&quot;uris&quot;:[&quot;http://zotero.org/users/1913249/items/UTZ7BGSU&quot;],&quot;itemData&quot;:{&quot;container-title&quot;:&quot;Design, Make, Play&quot;,&quot;ISBN&quot;:&quot;978-0-203-10835-2&quot;,&quot;event-place&quot;:&quot;New York&quot;,&quot;issued&quot;:{&quot;date-parts&quot;:[[&quot;2013&quot;]]},&quot;type&quot;:&quot;chapter&quot;,&quot;publisher&quot;:&quot;Routledge&quot;,&quot;author&quot;:[{&quot;given&quot;:&quot;Mike&quot;,&quot;family&quot;:&quot;Petrich&quot;},{&quot;given&quot;:&quot;Karen&quot;,&quot;family&quot;:&quot;Wilkinson&quot;},{&quot;given&quot;:&quot;Bronwyn&quot;,&quot;family&quot;:&quot;Bevan&quot;}],&quot;abstract&quot;:&quot;It Looks Like Fun, But Are They Learning? - 1&quot;,&quot;publisher-place&quot;:&quot;New York&quot;,&quot;number-of-pages&quot;:&quot;21&quot;,&quot;page&quot;:&quot;21&quot;,&quot;title&quot;:&quot;It looks like fun, but are they learning?&quot;,&quot;id&quot;:&quot;petrich_it_2013&quot;,&quot;volume&quot;:&quot;1&quot;,&quot;citation-key&quot;:&quot;petrich_it_2013&quot;}}],&quot;citationID&quot;:&quot;yyshtqjr&quot;} RNDelwvifxjry"/>&lt;Do Zotero Refresh: [-@bevan_learning_2015; -@petrich_it_2013]&gt;<text:reference-mark-end text:name="ZOTERO_ITEM CSL_CITATION {&quot;schema&quot;:&quot;https://github.com/citation-style-language/schema/raw/master/csl-citation.json&quot;,&quot;properties&quot;:{&quot;noteIndex&quot;:0,&quot;formattedCitation&quot;:&quot;[-@bevan_learning_2015; -@petrich_it_2013]&quot;},&quot;citationItems&quot;:[{&quot;prefix&quot;:&quot;&quot;,&quot;suffix&quot;:&quot;&quot;,&quot;uri&quot;:[&quot;http://zotero.org/users/1913249/items/AKPP78D8&quot;],&quot;suppress-author&quot;:true,&quot;id&quot;:1842,&quot;uris&quot;:[&quot;http://zotero.org/users/1913249/items/AKPP78D8&quot;],&quot;itemData&quot;:{&quot;container-title&quot;:&quot;Science Education&quot;,&quot;ISSN&quot;:&quot;00368326&quot;,&quot;type&quot;:&quot;article-journal&quot;,&quot;page&quot;:&quot;98-120&quot;,&quot;accessed&quot;:{&quot;date-parts&quot;:[[&quot;2017&quot;,10,14]]},&quot;source&quot;:&quot;CrossRef&quot;,&quot;language&quot;:&quot;en&quot;,&quot;URL&quot;:&quot;http://doi.wiley.com/10.1002/sce.21151&quot;,&quot;issue&quot;:&quot;1&quot;,&quot;author&quot;:[{&quot;given&quot;:&quot;Bronwyn&quot;,&quot;family&quot;:&quot;Bevan&quot;},{&quot;given&quot;:&quot;Joshua P.&quot;,&quot;family&quot;:&quot;Gutwill&quot;},{&quot;given&quot;:&quot;Mike&quot;,&quot;family&quot;:&quot;Petrich&quot;},{&quot;given&quot;:&quot;Karen&quot;,&quot;family&quot;:&quot;Wilkinson&quot;}],&quot;volume&quot;:&quot;99&quot;,&quot;id&quot;:&quot;bevan_learning_2015&quot;,&quot;title&quot;:&quot;Learning Through STEM-Rich Tinkering: Findings From a Jointly Negotiated Research Project Taken Up in Practice&quot;,&quot;issued&quot;:{&quot;date-parts&quot;:[[&quot;2015&quot;,1]]},&quot;citation-key&quot;:&quot;bevan_learning_2015&quot;,&quot;title-short&quot;:&quot;Learning Through STEM-Rich Tinkering&quot;,&quot;DOI&quot;:&quot;10.1002/sce.21151&quot;}},{&quot;prefix&quot;:&quot;&quot;,&quot;suffix&quot;:&quot;&quot;,&quot;uri&quot;:[&quot;http://zotero.org/users/1913249/items/UTZ7BGSU&quot;],&quot;suppress-author&quot;:true,&quot;id&quot;:3744,&quot;uris&quot;:[&quot;http://zotero.org/users/1913249/items/UTZ7BGSU&quot;],&quot;itemData&quot;:{&quot;container-title&quot;:&quot;Design, Make, Play&quot;,&quot;ISBN&quot;:&quot;978-0-203-10835-2&quot;,&quot;event-place&quot;:&quot;New York&quot;,&quot;issued&quot;:{&quot;date-parts&quot;:[[&quot;2013&quot;]]},&quot;type&quot;:&quot;chapter&quot;,&quot;publisher&quot;:&quot;Routledge&quot;,&quot;author&quot;:[{&quot;given&quot;:&quot;Mike&quot;,&quot;family&quot;:&quot;Petrich&quot;},{&quot;given&quot;:&quot;Karen&quot;,&quot;family&quot;:&quot;Wilkinson&quot;},{&quot;given&quot;:&quot;Bronwyn&quot;,&quot;family&quot;:&quot;Bevan&quot;}],&quot;abstract&quot;:&quot;It Looks Like Fun, But Are They Learning? - 1&quot;,&quot;publisher-place&quot;:&quot;New York&quot;,&quot;number-of-pages&quot;:&quot;21&quot;,&quot;page&quot;:&quot;21&quot;,&quot;title&quot;:&quot;It looks like fun, but are they learning?&quot;,&quot;id&quot;:&quot;petrich_it_2013&quot;,&quot;volume&quot;:&quot;1&quot;,&quot;citation-key&quot;:&quot;petrich_it_2013&quot;}}],&quot;citationID&quot;:&quot;yyshtqjr&quot;} RNDelwvifxjry"/> work to bring a similar learning map to a seemingly chaotic tinkering and making process in museum contexts. Papert’s research on Microworlds saw one of the roles learning designers to shape the affordances of playful learning environments to steer learners to explore scientific concepts, mathematical concepts, for example geometry in Turtle computing. Similarly, the design of this research’s template can be seen as a half-baked Microworld, with key conceptual affordances represented in the learning map above.</text:p>
      <text:p text:style-name="Text_20_body">Given that this thesis has a focus on community and social aspects of use of GDPs, evidence of only one dimension of personal appropriation is included here in this section, that of technical implementation of coding structures. The implementation of GDPs can stimulate participants to adopt or to share technical processes in a variety of ways. Technical processes were sometimes introduced in a basic form through scaffolded activities, supporting documentation or evolved from informal interaction between peers. The following observations show the adaptation of introduced processes being modified by the community. Thus inline with Rogoff’s understanding of personal appropriation as bi-directional in nature of the appropriation of personal knowledge, emphasising Vygotsky’s foundational view of knowledge as being mutually constituted as participants feed their interpretation of knowledge back into the communities of which they are a part.</text:p>
      <text:h text:style-name="Heading_20_3" text:outline-level="3"><text:bookmark-start text:name="the-role-of-gdp-used-in-emerging-technical-processes-900"/>The role of GDP used in emerging technical processes (900)<text:bookmark-end text:name="the-role-of-gdp-used-in-emerging-technical-processes-900"/></text:h>
      <text:p text:style-name="First_20_paragraph">Thus while use and propagation of new technical processes were often motivated by a drive to implement or complete a GDPs, the following observations bear in mind that the relationship between GDPs and emergent technical processes is complex and interdependent rather than assuming that GDPs directly facilitate emerging tool use. DEVELOP? CLARIFY?</text:p>
      <text:p text:style-name="Text_20_body"><text:span text:style-name="T1">General technical proficiency</text:span></text:p>
      <text:p text:style-name="Text_20_body"><text:span text:style-name="T1">Increasing technical fluidity of general computer use and software tools</text:span></text:p>
      <text:p text:style-name="Text_20_body">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Text_20_body">Whilst pursuing the motivation of seeing their GDP-related change in the game many participants become fluid in certain aspects of general computer use and more specific technical processes involved with software use of game making tools. In line with CHAT theory, this can be interpreted as an operationalisation of previous actions which were previously explicitly taught or learnt <text:reference-mark-start text:name="ZOTERO_ITEM CSL_CITATION {&quot;schema&quot;:&quot;https://github.com/citation-style-language/schema/raw/master/csl-citation.json&quot;,&quot;properties&quot;:{&quot;noteIndex&quot;:0,&quot;formattedCitation&quot;:&quot;[@leontiev_activity_2009]&quot;},&quot;citationItems&quot;:[{&quot;uri&quot;:[&quot;http://zotero.org/users/1913249/items/K8HTZCVC&quot;],&quot;suffix&quot;:&quot;&quot;,&quot;prefix&quot;:&quot;&quot;,&quot;itemData&quot;:{&quot;title&quot;:&quot;Activity and Consciousness&quot;,&quot;container-title&quot;:&quot;Revista Dialectus&quot;,&quot;accessed&quot;:{&quot;date-parts&quot;:[[&quot;2019&quot;,5,10]]},&quot;ISSN&quot;:&quot;2317-2010&quot;,&quot;URL&quot;:&quot;http://periodicos.ufc.br/dialectus/article/view/5173&quot;,&quot;type&quot;:&quot;article-journal&quot;,&quot;container-title-short&quot;:&quot;DRF&quot;,&quot;author&quot;:[{&quot;given&quot;:&quot;Aleksei Nikolaevich&quot;,&quot;family&quot;:&quot;Leontiev&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itation-key&quot;:&quot;leontiev_activity_2009&quot;,&quot;issued&quot;:{&quot;date-parts&quot;:[[&quot;2009&quot;]]},&quot;issue&quot;:&quot;4&quot;,&quot;source&quot;:&quot;DOI.org (Crossref)&quot;,&quot;id&quot;:&quot;leontiev_activity_2009&quot;,&quot;DOI&quot;:&quot;10.30611/2014n4id5173&quot;,&quot;language&quot;:&quot;en&quot;},&quot;uris&quot;:[&quot;http://zotero.org/users/1913249/items/K8HTZCVC&quot;],&quot;id&quot;:3094}],&quot;citationID&quot;:&quot;prwlykvr&quot;} RNDxmfyxdwqlq"/>&lt;Do Zotero Refresh: [@leontiev_activity_2009]&gt;<text:reference-mark-end text:name="ZOTERO_ITEM CSL_CITATION {&quot;schema&quot;:&quot;https://github.com/citation-style-language/schema/raw/master/csl-citation.json&quot;,&quot;properties&quot;:{&quot;noteIndex&quot;:0,&quot;formattedCitation&quot;:&quot;[@leontiev_activity_2009]&quot;},&quot;citationItems&quot;:[{&quot;uri&quot;:[&quot;http://zotero.org/users/1913249/items/K8HTZCVC&quot;],&quot;suffix&quot;:&quot;&quot;,&quot;prefix&quot;:&quot;&quot;,&quot;itemData&quot;:{&quot;title&quot;:&quot;Activity and Consciousness&quot;,&quot;container-title&quot;:&quot;Revista Dialectus&quot;,&quot;accessed&quot;:{&quot;date-parts&quot;:[[&quot;2019&quot;,5,10]]},&quot;ISSN&quot;:&quot;2317-2010&quot;,&quot;URL&quot;:&quot;http://periodicos.ufc.br/dialectus/article/view/5173&quot;,&quot;type&quot;:&quot;article-journal&quot;,&quot;container-title-short&quot;:&quot;DRF&quot;,&quot;author&quot;:[{&quot;given&quot;:&quot;Aleksei Nikolaevich&quot;,&quot;family&quot;:&quot;Leontiev&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itation-key&quot;:&quot;leontiev_activity_2009&quot;,&quot;issued&quot;:{&quot;date-parts&quot;:[[&quot;2009&quot;]]},&quot;issue&quot;:&quot;4&quot;,&quot;source&quot;:&quot;DOI.org (Crossref)&quot;,&quot;id&quot;:&quot;leontiev_activity_2009&quot;,&quot;DOI&quot;:&quot;10.30611/2014n4id5173&quot;,&quot;language&quot;:&quot;en&quot;},&quot;uris&quot;:[&quot;http://zotero.org/users/1913249/items/K8HTZCVC&quot;],&quot;id&quot;:3094}],&quot;citationID&quot;:&quot;prwlykvr&quot;} RNDxmfyxdwqlq"/> (chECK). Increased fluidity were shown in by most participants, in particular in the areas of creating and uploading, and integrating graphical assets, adjusting game challenge via altering GDPs elements, and coding processes of debugging and code patching. The following paragraphs outline and reference examples from video data.</text:p>
      <text:p text:style-name="Text_20_body">In Vignette 5 (V5.a &amp; V5), Madiha(p) accesses help from her daughter Nasrin(c) to first format and then exporting graphical files to be imported into the game code project. The implementation of her chosen GDPs drives the development of these technical processes as she must learn or at least to draw on peer knowledge to complete it. The process of changing pen colours on the graphical tool is one which the child has been able to translate into a effortless process whereas the parent is still consciously building her competency. Nasrin has operationalised the process and it becomes part of the toolset of practices that she can draw on. Similarly, in V5.d Madiha is helped in the use of the cropping tool, a process to redundant space at the edges of design sprite characters, by a peer child Ed(c) after playtesting Madiha’s game.</text:p>
      <text:p text:style-name="Text_20_body"><text:span text:style-name="T1">GDPs encouraging sharing of technical practices:</text:span> References to such emerging technical practices were present in many exchanges during playtesting of implementations of GDPs.</text:p>
      <text:p text:style-name="Text_20_body"><text:span text:style-name="T1">Code Patching as a guided technical process and the use of GDPs to nurture tactical responses to coding errors</text:span></text:p>
      <text:p text:style-name="Text_20_body">Video evidence and observational journal notes show the potential for solving code problems that responses may be helped by the high level of context present in the use of GDP as a guiding framework of the learning design. The summary in this section is supported by further observations in Appendix.debugging.</text:p>
      <text:p text:style-name="Text_20_body">Conditions which facilitate the development of fluidity is well illustrated in the repeated, solo, incremental changes by Toby, in V1. The indicate a personal appropriation of design processes, and concepts of game challenge related to the implementation of game design patterns.</text:p>
      <text:p text:style-name="Text_20_body">A further example is show in Toby’s careful in V1.a. the the process in <text:span text:style-name="T2">code patching</text:span> where the process of copying and pasting fixes into on-going projects,</text:p>
      <text:p text:style-name="Text_20_body">This patching process became an important process in documentation. While code was provided, in practice mistakes were still made and additional customisations were made.</text:p>
      <text:p text:style-name="Text_20_body">Aspects of the design, use of a starting template and supporting resources based on code snippets and thus code patching process increased appear to encourage a kind of bug I refer to as glitches . See V1a for an example of a glitch bug which provoked further investigation and hand on tinkering. A diversity of helping strategies evolved, my own and those of others, in response to errors.</text:p>
      <text:p text:style-name="Text_20_body">From this and similar observations I propose that the close coupling of code implementation and target behaviour (in this case structured around GDPs) aids scaffolds the debugging process and can be profitably can be drawn on by facilitators.</text:p>
      <text:p text:style-name="Text_20_body">STILL INTEGRATE FROM Appendix.debugging</text:p>
      <text:h text:style-name="Heading_20_4" text:outline-level="4"><text:bookmark-start text:name="link-to-next-section"/>Link to next section<text:bookmark-end text:name="link-to-next-section"/></text:h>
      <text:p text:style-name="First_20_paragraph">LINK - PICK UP IN NEXT PARAGRAPH TOO Given the bi-directional process, aspects of personal appropriation can be inferred from interpersonal interactions explored in the following section.</text:p>
      <text:h text:style-name="Heading_20_2" text:outline-level="2"><text:bookmark-start text:name="gdps-used-in-the-process-of-guided-participation-target-2500"/>GDPs used in the process of guided participation (Target 2500)<text:bookmark-end text:name="gdps-used-in-the-process-of-guided-participation-target-2500"/></text:h>
      <text:p text:style-name="First_20_paragraph">This section explores data on the use of GDPs from the perspective of interpersonal interaction. Here, the process of being guided into planned activity or peer work is exploratory, contributing to interpersonal processes that serve the completion of the activity. As outlined in the previous section, personal understandings of knowledge can be observed in this interpersonal activity, in particular in the interactions between parents and children. Based on observations of video data, I describe how GDPs are used in diverse meditational strategies. I prioritise four categories of interactions which draw on GDPs, specifically use of a provided menu GDPs and supporting documentation, use of GDPs in project ideation and prioritisation, within division of labour and as part of emerging technical processes.</text:p>
      <text:h text:style-name="Heading_20_3" text:outline-level="3"><text:bookmark-start text:name="gdps-and-their-grouping-as-a-collection-or-menu-of-suggested-options-offer-the-potential-to-assist-project-navigation-acting-as-a-framework-for-code-examples-and-step-by-step-tutorials-600"/>GDPs and their grouping as a collection or menu of suggested options, offer the potential to assist project navigation, acting as a framework for code examples and step-by-step tutorials (600)<text:bookmark-end text:name="gdps-and-their-grouping-as-a-collection-or-menu-of-suggested-options-offer-the-potential-to-assist-project-navigation-acting-as-a-framework-for-code-examples-and-step-by-step-tutorials-600"/></text:h>
      <text:p text:style-name="First_20_paragraph">The use of a catalogue of design patterns addresses the tension between participants’ choice and the need for documentation to support the technical implementation of code structures.</text:p>
      <text:p text:style-name="Text_20_body">The previous chapter explored, from my perspective as a facilitator, how the use of a menu of GDPs helped address the tension between participant choice and the need for supporting materials on code implementation. Appendix.themeing outlines the evolution of how the sub categories of patterns evolved and my rationale guiding them.</text:p>
      <text:p text:style-name="Text_20_body">Vignette 9 outlines a rare interlude where I addressed the whole class, describing the webpage presenting the collection of GDPs as a graphical menu. “<text:span text:style-name="T2">It’s almost like this is our control panel. You decide what do you want to do next and we jump off from there.</text:span>”.</text:p>
      <text:p text:style-name="Text_20_body">Video data showed how a curated collection of game patterns, along with supporting documentation, created opportunities and influenced participants’ experiences.</text:p>
      <text:p text:style-name="Text_20_body">Firstly, participants choice over which patterns they tackled did create a personal connection to these sub-goals, a process which should reduce feelings of alienation from coding or game-making culture.</text:p>
      <text:p text:style-name="Text_20_body">Vignette 2 (V2.a) observes parent Susanna’s use of a step-by-step tutorial to address the child’s goal of implementing a chosen GDPs. Tehillah is limited in her technical skills but leverages the concept of two GDPs in particular to persist in problem solving using the tutorial and trouble shooting using facilitator help. Given Tehillah’s limited computer literacy (explored in the Vignette commentary) the idea of the GDP is likely to be from a cultural source, most likely playtesting. By way of contrast, Toby in Vignette 1 (see V1.8 - V1.17) engages in lone working, copying a code from code snippet example of the game design pattern which he chose from a graphical menu of patterns. His independence in adding new features using supporting documentation without facilitator support helps him take on a mantle of a mentor inspiring and helping others add the same GDPs to their games.</text:p>
      <text:p text:style-name="Text_20_body">Not all participants engage with this menu: a later section shows how GDPs picked up by one learner, via provided documentation e.g Toby are propagate in other ways. For example, in Vignette 3 (V3.a) Ed cedes this aspect to his father in a way explored in the section below on division of labour</text:p>
      <text:p text:style-name="Text_20_body">OTHER DATA HERE - Other examples include, Examples from the data of participants using GDPs as a framework for organisation and project navigations.</text:p>
      <text:p text:style-name="Text_20_body">In addition to using written documentation as a framework, in P2, I guided supporting student facilitators to ask what patterns participants were currently working on or had recently completed as a way of provoking informal reflection on project progress.</text:p>
      <text:p text:style-name="Text_20_body"><text:span text:style-name="T2">In summary,</text:span> The evidence supports my design decisions outlined in Chapter 5 to address the tensions between choice based approaches and the danger of lock of of support in P1 with technical and organisational processes.</text:p>
      <text:p text:style-name="Text_20_body">The evidence aligns with existing concepts including: providing shorter, just-in-time tutorials to reduce barriers associated with more extensive instruction-based approaches including barriers of literacy <text:reference-mark-start text:name="ZOTERO_ITEM CSL_CITATION {&quot;schema&quot;:&quot;https://github.com/citation-style-language/schema/raw/master/csl-citation.json&quot;,&quot;properties&quot;:{&quot;noteIndex&quot;:0,&quot;formattedCitation&quot;:&quot;[@dietz_design_2021; @resnick_coding_2020]&quot;},&quot;citationItems&quot;:[{&quot;uri&quot;:[&quot;http://zotero.org/users/1913249/items/R9DIW698&quot;],&quot;suffix&quot;:&quot;&quot;,&quot;prefix&quot;:&quot;&quot;,&quot;itemData&quot;:{&quot;container-title&quot;:&quot;Design Thinking Research : Interrogating the Doing&quot;,&quot;type&quot;:&quot;chapter&quot;,&quot;page&quot;:&quot;291-306&quot;,&quot;accessed&quot;:{&quot;date-parts&quot;:[[&quot;2023&quot;,5,12]]},&quot;publisher-place&quot;:&quot;Cham&quot;,&quot;editor&quot;:[{&quot;given&quot;:&quot;Christoph&quot;,&quot;family&quot;:&quot;Meinel&quot;},{&quot;given&quot;:&quot;Larry&quot;,&quot;family&quot;:&quot;Leifer&quot;}],&quot;collection-title&quot;:&quot;Understanding Innovation&quot;,&quot;event-place&quot;:&quot;Cham&quot;,&quot;URL&quot;:&quot;https://doi.org/10.1007/978-3-030-62037-0_13&quot;,&quot;title&quot;:&quot;Design Guidelines for Early Childhood Computer Science Education Tools&quot;,&quot;publisher&quot;:&quot;Springer International Publishing&quot;,&quot;ISBN&quot;:&quot;978-3-030-62037-0&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source&quot;:&quot;Springer Link&quot;,&quot;DOI&quot;:&quot;10.1007/978-3-030-62037-0_13&quot;,&quot;issued&quot;:{&quot;date-parts&quot;:[[&quot;2021&quot;]]},&quot;language&quot;:&quot;en&quot;,&quot;citation-key&quot;:&quot;dietz_design_2021&quot;,&quot;author&quot;:[{&quot;given&quot;:&quot;Griffin&quot;,&quot;family&quot;:&quot;Dietz&quot;},{&quot;given&quot;:&quot;Jenny&quot;,&quot;family&quot;:&quot;Han&quot;},{&quot;given&quot;:&quot;Hyowon&quot;,&quot;family&quot;:&quot;Gweon&quot;},{&quot;given&quot;:&quot;James A.&quot;,&quot;family&quot;:&quot;Landay&quot;}],&quot;id&quot;:&quot;dietz_design_2021&quot;},&quot;uris&quot;:[&quot;http://zotero.org/users/1913249/items/R9DIW698&quot;],&quot;id&quot;:8633},{&quot;uri&quot;:[&quot;http://zotero.org/users/1913249/items/VYS48CXK&quot;],&quot;suffix&quot;:&quot;&quot;,&quot;prefix&quot;:&quot;&quot;,&quot;itemData&quot;:{&quot;container-title&quot;:&quot;Communications of the ACM&quot;,&quot;ISSN&quot;:&quot;0001-0782, 1557-7317&quot;,&quot;type&quot;:&quot;article-journal&quot;,&quot;container-title-short&quot;:&quot;Commun. ACM&quot;,&quot;issued&quot;:{&quot;date-parts&quot;:[[&quot;2020&quot;,10,22]]},&quot;accessed&quot;:{&quot;date-parts&quot;:[[&quot;2021&quot;,12,21]]},&quot;source&quot;:&quot;DOI.org (Crossref)&quot;,&quot;language&quot;:&quot;en&quot;,&quot;URL&quot;:&quot;https://dl.acm.org/doi/10.1145/3375546&quot;,&quot;issue&quot;:&quot;11&quot;,&quot;author&quot;:[{&quot;given&quot;:&quot;Mitchel&quot;,&quot;family&quot;:&quot;Resnick&quot;},{&quot;given&quot;:&quot;Natalie&quot;,&quot;family&quot;:&quot;Rusk&quot;}],&quot;abstract&quot;:&quot;While millions of students worldwide have enjoyed coding experiences over the last decade, the next challenge is spreading educational values and approaches.&quot;,&quot;citation-key&quot;:&quot;resnick_coding_2020&quot;,&quot;page&quot;:&quot;120-127&quot;,&quot;title&quot;:&quot;Coding at a crossroads&quot;,&quot;DOI&quot;:&quot;10.1145/3375546&quot;,&quot;volume&quot;:&quot;63&quot;,&quot;id&quot;:&quot;resnick_coding_2020&quot;},&quot;uris&quot;:[&quot;http://zotero.org/users/1913249/items/VYS48CXK&quot;],&quot;id&quot;:3}],&quot;citationID&quot;:&quot;huhlfeho&quot;} RNDkexcdmtzyr"/>&lt;Do Zotero Refresh: [@dietz_design_2021; @resnick_coding_2020]&gt;<text:reference-mark-end text:name="ZOTERO_ITEM CSL_CITATION {&quot;schema&quot;:&quot;https://github.com/citation-style-language/schema/raw/master/csl-citation.json&quot;,&quot;properties&quot;:{&quot;noteIndex&quot;:0,&quot;formattedCitation&quot;:&quot;[@dietz_design_2021; @resnick_coding_2020]&quot;},&quot;citationItems&quot;:[{&quot;uri&quot;:[&quot;http://zotero.org/users/1913249/items/R9DIW698&quot;],&quot;suffix&quot;:&quot;&quot;,&quot;prefix&quot;:&quot;&quot;,&quot;itemData&quot;:{&quot;container-title&quot;:&quot;Design Thinking Research : Interrogating the Doing&quot;,&quot;type&quot;:&quot;chapter&quot;,&quot;page&quot;:&quot;291-306&quot;,&quot;accessed&quot;:{&quot;date-parts&quot;:[[&quot;2023&quot;,5,12]]},&quot;publisher-place&quot;:&quot;Cham&quot;,&quot;editor&quot;:[{&quot;given&quot;:&quot;Christoph&quot;,&quot;family&quot;:&quot;Meinel&quot;},{&quot;given&quot;:&quot;Larry&quot;,&quot;family&quot;:&quot;Leifer&quot;}],&quot;collection-title&quot;:&quot;Understanding Innovation&quot;,&quot;event-place&quot;:&quot;Cham&quot;,&quot;URL&quot;:&quot;https://doi.org/10.1007/978-3-030-62037-0_13&quot;,&quot;title&quot;:&quot;Design Guidelines for Early Childhood Computer Science Education Tools&quot;,&quot;publisher&quot;:&quot;Springer International Publishing&quot;,&quot;ISBN&quot;:&quot;978-3-030-62037-0&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source&quot;:&quot;Springer Link&quot;,&quot;DOI&quot;:&quot;10.1007/978-3-030-62037-0_13&quot;,&quot;issued&quot;:{&quot;date-parts&quot;:[[&quot;2021&quot;]]},&quot;language&quot;:&quot;en&quot;,&quot;citation-key&quot;:&quot;dietz_design_2021&quot;,&quot;author&quot;:[{&quot;given&quot;:&quot;Griffin&quot;,&quot;family&quot;:&quot;Dietz&quot;},{&quot;given&quot;:&quot;Jenny&quot;,&quot;family&quot;:&quot;Han&quot;},{&quot;given&quot;:&quot;Hyowon&quot;,&quot;family&quot;:&quot;Gweon&quot;},{&quot;given&quot;:&quot;James A.&quot;,&quot;family&quot;:&quot;Landay&quot;}],&quot;id&quot;:&quot;dietz_design_2021&quot;},&quot;uris&quot;:[&quot;http://zotero.org/users/1913249/items/R9DIW698&quot;],&quot;id&quot;:8633},{&quot;uri&quot;:[&quot;http://zotero.org/users/1913249/items/VYS48CXK&quot;],&quot;suffix&quot;:&quot;&quot;,&quot;prefix&quot;:&quot;&quot;,&quot;itemData&quot;:{&quot;container-title&quot;:&quot;Communications of the ACM&quot;,&quot;ISSN&quot;:&quot;0001-0782, 1557-7317&quot;,&quot;type&quot;:&quot;article-journal&quot;,&quot;container-title-short&quot;:&quot;Commun. ACM&quot;,&quot;issued&quot;:{&quot;date-parts&quot;:[[&quot;2020&quot;,10,22]]},&quot;accessed&quot;:{&quot;date-parts&quot;:[[&quot;2021&quot;,12,21]]},&quot;source&quot;:&quot;DOI.org (Crossref)&quot;,&quot;language&quot;:&quot;en&quot;,&quot;URL&quot;:&quot;https://dl.acm.org/doi/10.1145/3375546&quot;,&quot;issue&quot;:&quot;11&quot;,&quot;author&quot;:[{&quot;given&quot;:&quot;Mitchel&quot;,&quot;family&quot;:&quot;Resnick&quot;},{&quot;given&quot;:&quot;Natalie&quot;,&quot;family&quot;:&quot;Rusk&quot;}],&quot;abstract&quot;:&quot;While millions of students worldwide have enjoyed coding experiences over the last decade, the next challenge is spreading educational values and approaches.&quot;,&quot;citation-key&quot;:&quot;resnick_coding_2020&quot;,&quot;page&quot;:&quot;120-127&quot;,&quot;title&quot;:&quot;Coding at a crossroads&quot;,&quot;DOI&quot;:&quot;10.1145/3375546&quot;,&quot;volume&quot;:&quot;63&quot;,&quot;id&quot;:&quot;resnick_coding_2020&quot;},&quot;uris&quot;:[&quot;http://zotero.org/users/1913249/items/VYS48CXK&quot;],&quot;id&quot;:3}],&quot;citationID&quot;:&quot;huhlfeho&quot;} RNDkexcdmtzyr"/>.</text:p>
      <text:p text:style-name="Text_20_body">MOVE? INCLUSIVE DESIGN SUMMARY AT END. These varied forms of documentation, and their varied adoption and propagation represent different approaches to scaffolding the process of becoming familiar with and then modifying to the code in often increasingly ambitious ways inline with the stages and ethos of a use-modify-create (UMC) approach. [source]</text:p>
      <text:p text:style-name="Text_20_body">Key characteristics of structuring support around quick start activities and a subsequent menu of GDPs which align with existing research include:</text:p>
      <text:list text:style-name="L18">
        <text:list-item>
          <text:p text:style-name="P18">The use of a menu / collection of resources can be considered an inclusive educational practice and offer a rich description of a concrete example which aims to align to inclusive, practice-based frameworks like UDL and PBL. While this may involve more work in advance, the benefits to inclusive practice merit it.</text:p>
        </text:list-item>
      </text:list>
      <text:h text:style-name="Heading_20_3" text:outline-level="3"><text:bookmark-start text:name="gdps-used-to-scaffold-ideation-and-prioritisation-processes-800"/>GDPs used to scaffold ideation and prioritisation processes (800)<text:bookmark-end text:name="gdps-used-to-scaffold-ideation-and-prioritisation-processes-800"/></text:h>
      <text:p text:style-name="First_20_paragraph">The previous chapter explored the tension between participant choice and scaffolding via menu of GDPs. In my journal notes on the shift from P1 to P2, I noted that the provision of this menu of GDPs significantly decreased in time spend in ideation phase by providing scaffolding a restricted of choice. Beyond this immediate impact, this section outlines how the use GDP concepts and supporting tools were used in ideation and project organisation, specifically: as a lingua franca, as a visual prototyping tool, and within participant gestural interaction.</text:p>
      <text:p text:style-name="Text_20_body">Video data surfaced frequently use of GDPs terms as a lingua franca to organise and prioritise game making activity. An exchange from Vignette 3 between participants Ed and Mark shows the use of GDP concepts to help resolve a tension between a more chaotic style of working jumping from one goal to another and a parental motivation to prioritise work. The pair’s initial listing of features is a brainstorming technique uses of the approximate names of of game design patterns (<text:span text:style-name="T2">get the person animated</text:span>, <text:span text:style-name="T2">get an enemy in</text:span>, <text:span text:style-name="T2">changing the platforms</text:span>, <text:span text:style-name="T2">make a theme tune</text:span>). The vignette analysis sees the parent <text:span text:style-name="T2">overwhelmed</text:span> with the child’s lack of focus on one pattern “that’s what I mean, you can’t just skip around like that”.</text:p>
      <text:p text:style-name="Text_20_body">In Vignette 7 (see V7.a), home-based knowledge of GDP mechanics is utilised on an interpersonal plane, with Dan(p) helping Toby(c) via guided facilitation to provoke and shape new design ideas. Dan(p) draw on the game playing experiences to promote innovation in the design of the existing template: “<text:span text:style-name="T2">the previous style of game was a platform (makes shape with hands) game wasn’t it? You went along and there was gravity pushing down. There are other types of games aren’t there?</text:span>” The pair use their knowledge of game play patterns and genre conventions to break out of the genre constraints of starting template. In the same vignette (see V7.12-16), Toby uses the code based tilemap tool to design a maze game instead of a platformer game drawing on existing knowledge of tools and home knowledge of the target game genre to rapidly make revisions without extensive planning. This use of GDPs to allow the spacial exploration of design in a visual and intuitive way suits being mapped onto paper, or onto graphical software which allows for a similarly rapid prototyping.</text:p>
      <text:p text:style-name="Text_20_body">By way of contrast, other pairs take advantage of paper prototyping (see Appendix.prototyping) . Susanna(p)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The use of GDPs to support visual prototyping is also undertaken by Mark and Ed explored in more detail in Appendix.tech.prototyping</text:p>
      <text:p text:style-name="Text_20_body">To end this section, it is of value to link this use of GDPs terminology and visual prototyping techniques, to existing research on the development of shared language to support joint work and guided participation. INSERT RESEARCH on joint attention, and joint problem space and the importance language in this process from a sociocultural perspective.</text:p>
      <text:h text:style-name="Heading_20_3" text:outline-level="3"><text:bookmark-start text:name="gdps-aiding-the-process-of-division-of-labour-1400"/>GDPs aiding the process of division of labour (1400)<text:bookmark-end text:name="gdps-aiding-the-process-of-division-of-labour-1400"/></text:h>
      <text:p text:style-name="First_20_paragraph">Addressing division of labour on an interpersonal plane, participants worked mostly as pairs or individuals, alternating between community playtesting and pair/individual design work. Turning to the use of GDPs specifically in DoL as an organisational strategy, structuring work processes through implementing modular sub-projects in the form of GDPs can aid division of labour. GDPs feature in processes division of labour in a variety of ways: working knowledge of different types of GDPs can help participants to divide work by working on different patterns or taking on project elements within patterns.</text:p>
      <text:p text:style-name="Text_20_body">In Vignette 3 (V3.a), Mark(p) repeatedly steers his son Ed to pick one GDP for them to carefully work through the associated documentation together, a process he later refers to in interview data as <text:span text:style-name="T2">plodding</text:span> . Early in that session Mark takes a significant amount of time puzzling over documentation on how to add animation to a character. This results in Ed being blocked from progressing and to address this tension child proposes dividing their labour and workig on two separate computer (see V3.9 “<text:span text:style-name="T2">Why don’t you go there for a computer and you can do that?</text:span>”). Ed appears to make a tactical decision allowing the father to specialise in GDPs that involve deciphering technical instructions, whilst he engages with a pattern that involves creating audio and graphical assets in a less technical, more exploratory process.</text:p>
      <text:p text:style-name="Text_20_body">While in this case, a decision was made to work side-by-side on the same game using different computers, data uncovered other ways in which the participant divided the process of game making, in ways which uncovered traces of home collaboration practices. For example, In Vignette 2, Susanna(p) and Tehillah(c) relied on the parent to do the majority of code implementation but shared one computer. The parent took a lead on many activities but took care that they alternated between use of keyboard and mouse to give the child hands on experience when possible, particularly in level design activities and playtesting (see V2.7). In interview data (see V2.b), the parent notes “<text:span text:style-name="T2">I resist the urge to fix things immediately when she struggles.</text:span>” In another exchange (see), Tehillah (c) uses the name of a GDP within a request for her parent to take on a specific task within their making process, “Go on then. Key-Door person.” When the parent expresses confusion Tehillah gestures with her hands to indicate that her mother is the person she is referring to. The child appears to consider the level of complexity needed to add a new pattern into the code to be beyond her ability and thus directly delegate the task to her mother. At times Susanna(p) asked Tehillah(c) to seek help from facilitator (V2.1). On another occasion when the child appeared bored of waiting for parent to solve a code problem, she approached the facilitator to ask for help on behalf of the adult without prompting. At other times Tehillah(c) engages more peripheral activities such as watching older children playtest each others games, or observing community activity from under the table.</text:p>
      <text:p text:style-name="Text_20_body">Madiha’s(p) family Nasrin(c) and Zidane(c) are all working on separate games on different computers. While Madiha sits next to Zidane who needs closer support, Nasrin often sits close by but next to a friend. In Vignette 5, as part of her process of building an emerging identity as a graphical asset designer (see V5.b) Madiha call across the room to draws on Nasrin’s help to correct a design mistake. Nasrin affects reluctance in her support of her mother (see V5.a), but at other times shows that she enjoys her status of technical supporter (see V5.d). Nasrin appears reluctant to explain the technical processes she uses to help her mother: “<text:span text:style-name="T2">Madiha (to Nasrin): What are you doing? You have to tell me what you are doing so I can do it myself.</text:span>” This may be driven by a desire to preserve this specialist status and utility to her mother. (CHECK INTERVIEW DATA)</text:p>
      <text:p text:style-name="Text_20_body">Toby adopts different working arrangements dependent on which family members he attends with. While in P2 when supported by grandparents Toby had worked mostly alone (see V1), in P3, he works as a pair with his father (Dan) in closely guided practice (see V7.b).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 Dan’s experience as a software engineer and volunteer at Coder Dojo (see glossary), is relevant as a fund of knowledge he draws on (see V7.a and later section).</text:p>
      <text:h text:style-name="Heading_20_4" text:outline-level="4"><text:bookmark-start text:name="discussion-on-division-of-labour-in-the-video-data"/>Discussion on division of labour in the video data<text:bookmark-end text:name="discussion-on-division-of-labour-in-the-video-data"/></text:h>
      <text:p text:style-name="First_20_paragraph"><text:span text:style-name="T1">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schema&quot;:&quot;https://github.com/citation-style-language/schema/raw/master/csl-citation.json&quot;,&quot;properties&quot;:{&quot;noteIndex&quot;:0,&quot;formattedCitation&quot;:&quot;[@correa_brokering_2015]&quot;},&quot;citationItems&quot;:[{&quot;uri&quot;:[&quot;http://zotero.org/users/1913249/items/QBPJ8TJ7&quot;],&quot;suffix&quot;:&quot;&quot;,&quot;prefix&quot;:&quot;&quot;,&quot;itemData&quot;:{&quot;container-title&quot;:&quot;New Media &amp; Society&quot;,&quot;ISSN&quot;:&quot;1461-4448, 1461-7315&quot;,&quot;type&quot;:&quot;article-journal&quot;,&quot;issued&quot;:{&quot;date-parts&quot;:[[&quot;2015&quot;,4]]},&quot;accessed&quot;:{&quot;date-parts&quot;:[[&quot;2018&quot;,11,20]]},&quot;source&quot;:&quot;Crossref&quot;,&quot;language&quot;:&quot;en&quot;,&quot;URL&quot;:&quot;http://journals.sagepub.com/doi/10.1177/1461444813506975&quot;,&quot;issue&quot;:&quot;4&quot;,&quot;author&quot;:[{&quot;given&quot;:&quot;Teresa&quot;,&quot;family&quot;:&quot;Correa&quot;},{&quot;given&quot;:&quot;Joseph D&quot;,&quot;family&quot;:&quot;Straubhaar&quot;},{&quot;given&quot;:&quot;Wenhong&quot;,&quot;family&quot;:&quot;Chen&quot;},{&quot;given&quot;:&quot;Jeremiah&quot;,&quot;family&quot;:&quot;Spence&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volume&quot;:&quot;17&quot;,&quot;DOI&quot;:&quot;10.1177/1461444813506975&quot;,&quot;title&quot;:&quot;Brokering new technologies: The role of children in their parents’ usage of the internet&quot;,&quot;page&quot;:&quot;483-500&quot;,&quot;id&quot;:&quot;correa_brokering_2015&quot;,&quot;title-short&quot;:&quot;Brokering new technologies&quot;,&quot;citation-key&quot;:&quot;correa_brokering_2015&quot;},&quot;uris&quot;:[&quot;http://zotero.org/users/1913249/items/QBPJ8TJ7&quot;],&quot;id&quot;:2774}],&quot;citationID&quot;:&quot;jtjhgpgd&quot;} RNDtduetbybne"/>&lt;Do Zotero Refresh: [@correa_brokering_2015]&gt;<text:reference-mark-end text:name="ZOTERO_ITEM CSL_CITATION {&quot;schema&quot;:&quot;https://github.com/citation-style-language/schema/raw/master/csl-citation.json&quot;,&quot;properties&quot;:{&quot;noteIndex&quot;:0,&quot;formattedCitation&quot;:&quot;[@correa_brokering_2015]&quot;},&quot;citationItems&quot;:[{&quot;uri&quot;:[&quot;http://zotero.org/users/1913249/items/QBPJ8TJ7&quot;],&quot;suffix&quot;:&quot;&quot;,&quot;prefix&quot;:&quot;&quot;,&quot;itemData&quot;:{&quot;container-title&quot;:&quot;New Media &amp; Society&quot;,&quot;ISSN&quot;:&quot;1461-4448, 1461-7315&quot;,&quot;type&quot;:&quot;article-journal&quot;,&quot;issued&quot;:{&quot;date-parts&quot;:[[&quot;2015&quot;,4]]},&quot;accessed&quot;:{&quot;date-parts&quot;:[[&quot;2018&quot;,11,20]]},&quot;source&quot;:&quot;Crossref&quot;,&quot;language&quot;:&quot;en&quot;,&quot;URL&quot;:&quot;http://journals.sagepub.com/doi/10.1177/1461444813506975&quot;,&quot;issue&quot;:&quot;4&quot;,&quot;author&quot;:[{&quot;given&quot;:&quot;Teresa&quot;,&quot;family&quot;:&quot;Correa&quot;},{&quot;given&quot;:&quot;Joseph D&quot;,&quot;family&quot;:&quot;Straubhaar&quot;},{&quot;given&quot;:&quot;Wenhong&quot;,&quot;family&quot;:&quot;Chen&quot;},{&quot;given&quot;:&quot;Jeremiah&quot;,&quot;family&quot;:&quot;Spence&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volume&quot;:&quot;17&quot;,&quot;DOI&quot;:&quot;10.1177/1461444813506975&quot;,&quot;title&quot;:&quot;Brokering new technologies: The role of children in their parents’ usage of the internet&quot;,&quot;page&quot;:&quot;483-500&quot;,&quot;id&quot;:&quot;correa_brokering_2015&quot;,&quot;title-short&quot;:&quot;Brokering new technologies&quot;,&quot;citation-key&quot;:&quot;correa_brokering_2015&quot;},&quot;uris&quot;:[&quot;http://zotero.org/users/1913249/items/QBPJ8TJ7&quot;],&quot;id&quot;:2774}],&quot;citationID&quot;:&quot;jtjhgpgd&quot;} RNDtduetbybne"/>. In joint technology work parents can fulfil several,reciprocal roles including, collaborator, resource provider, learner, non-technical consultant and emotional support <text:reference-mark-start text:name="ZOTERO_ITEM CSL_CITATION {&quot;schema&quot;:&quot;https://github.com/citation-style-language/schema/raw/master/csl-citation.json&quot;,&quot;properties&quot;:{&quot;noteIndex&quot;:0,&quot;formattedCitation&quot;:&quot;[@barron_parents_2009]&quot;},&quot;citationItems&quot;:[{&quot;uri&quot;:[&quot;http://zotero.org/users/1913249/items/7GMWQYV6&quot;],&quot;suffix&quot;:&quot;&quot;,&quot;prefix&quot;:&quot;&quot;,&quot;itemData&quot;:{&quot;container-title&quot;:&quot;International Journal of Learning and Media&quot;,&quot;ISSN&quot;:&quot;19436068&quot;,&quot;type&quot;:&quot;article-journal&quot;,&quot;issued&quot;:{&quot;date-parts&quot;:[[&quot;2009&quot;,5]]},&quot;accessed&quot;:{&quot;date-parts&quot;:[[&quot;2018&quot;,10,30]]},&quot;source&quot;:&quot;Crossref&quot;,&quot;language&quot;:&quot;en&quot;,&quot;URL&quot;:&quot;http://www.portico.org/Portico/article?article=phx73mtv74z&quot;,&quot;issue&quot;:&quot;2&quot;,&quot;author&quot;:[{&quot;given&quot;:&quot;Brigid&quot;,&quot;family&quot;:&quot;Barron&quot;},{&quot;given&quot;:&quot;Caitlin Kennedy&quot;,&quot;family&quot;:&quot;Martin&quot;},{&quot;given&quot;:&quot;Lori&quot;,&quot;family&quot;:&quot;Takeuchi&quot;},{&quot;given&quot;:&quot;Rachel&quot;,&quot;family&quot;:&quot;Fithian&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itation-key&quot;:&quot;barron_parents_2009&quot;,&quot;title&quot;:&quot;Parents as Learning Partners in the Development of Technological Fluency&quot;,&quot;page&quot;:&quot;55-77&quot;,&quot;DOI&quot;:&quot;10.1162/ijlm.2009.0021&quot;,&quot;volume&quot;:&quot;1&quot;,&quot;id&quot;:&quot;barron_parents_2009&quot;},&quot;uris&quot;:[&quot;http://zotero.org/users/1913249/items/7GMWQYV6&quot;],&quot;id&quot;:2830}],&quot;citationID&quot;:&quot;gutrzqtc&quot;} RNDdncbflvotb"/>&lt;Do Zotero Refresh: [@barron_parents_2009]&gt;<text:reference-mark-end text:name="ZOTERO_ITEM CSL_CITATION {&quot;schema&quot;:&quot;https://github.com/citation-style-language/schema/raw/master/csl-citation.json&quot;,&quot;properties&quot;:{&quot;noteIndex&quot;:0,&quot;formattedCitation&quot;:&quot;[@barron_parents_2009]&quot;},&quot;citationItems&quot;:[{&quot;uri&quot;:[&quot;http://zotero.org/users/1913249/items/7GMWQYV6&quot;],&quot;suffix&quot;:&quot;&quot;,&quot;prefix&quot;:&quot;&quot;,&quot;itemData&quot;:{&quot;container-title&quot;:&quot;International Journal of Learning and Media&quot;,&quot;ISSN&quot;:&quot;19436068&quot;,&quot;type&quot;:&quot;article-journal&quot;,&quot;issued&quot;:{&quot;date-parts&quot;:[[&quot;2009&quot;,5]]},&quot;accessed&quot;:{&quot;date-parts&quot;:[[&quot;2018&quot;,10,30]]},&quot;source&quot;:&quot;Crossref&quot;,&quot;language&quot;:&quot;en&quot;,&quot;URL&quot;:&quot;http://www.portico.org/Portico/article?article=phx73mtv74z&quot;,&quot;issue&quot;:&quot;2&quot;,&quot;author&quot;:[{&quot;given&quot;:&quot;Brigid&quot;,&quot;family&quot;:&quot;Barron&quot;},{&quot;given&quot;:&quot;Caitlin Kennedy&quot;,&quot;family&quot;:&quot;Martin&quot;},{&quot;given&quot;:&quot;Lori&quot;,&quot;family&quot;:&quot;Takeuchi&quot;},{&quot;given&quot;:&quot;Rachel&quot;,&quot;family&quot;:&quot;Fithian&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itation-key&quot;:&quot;barron_parents_2009&quot;,&quot;title&quot;:&quot;Parents as Learning Partners in the Development of Technological Fluency&quot;,&quot;page&quot;:&quot;55-77&quot;,&quot;DOI&quot;:&quot;10.1162/ijlm.2009.0021&quot;,&quot;volume&quot;:&quot;1&quot;,&quot;id&quot;:&quot;barron_parents_2009&quot;},&quot;uris&quot;:[&quot;http://zotero.org/users/1913249/items/7GMWQYV6&quot;],&quot;id&quot;:2830}],&quot;citationID&quot;:&quot;gutrzqtc&quot;} RNDdncbflvotb"/>.</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schema&quot;:&quot;https://github.com/citation-style-language/schema/raw/master/csl-citation.json&quot;,&quot;properties&quot;:{&quot;noteIndex&quot;:0,&quot;formattedCitation&quot;:&quot;[@roque_im_2016]&quot;},&quot;citationItems&quot;:[{&quot;uri&quot;:[&quot;http://zotero.org/users/1913249/items/FURUF33F&quot;],&quot;suffix&quot;:&quot;&quot;,&quot;prefix&quot;:&quot;&quot;,&quot;itemData&quot;:{&quot;container-title&quot;:&quot;Conference: International Conference of the Learning Sciences&quot;,&quot;URL&quot;:&quot;https://repository.isls.org//handle/1/177&quot;,&quot;type&quot;:&quot;paper-conference&quot;,&quot;issued&quot;:{&quot;date-parts&quot;:[[&quot;2016&quot;,7]]},&quot;author&quot;:[{&quot;given&quot;:&quot;Ricarose&quot;,&quot;family&quot;:&quot;Roque&quot;},{&quot;given&quot;:&quot;Karina&quot;,&quot;family&quot;:&quot;Lin&quot;},{&quot;given&quot;:&quot;Richard&quot;,&quot;family&quot;:&quot;Liuzzi&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title&quot;:&quot;“I’m Not Just a Mom”: Parents Developing Multiple Roles in Creative Computing&quot;,&quot;citation-key&quot;:&quot;roque_im_2016&quot;,&quot;accessed&quot;:{&quot;date-parts&quot;:[[&quot;2018&quot;,10,30]]},&quot;source&quot;:&quot;repository.isls.org&quot;,&quot;id&quot;:&quot;roque_im_2016&quot;,&quot;title-short&quot;:&quot;“I’m Not Just a Mom”&quot;,&quot;language&quot;:&quot;en&quot;},&quot;uris&quot;:[&quot;http://zotero.org/users/1913249/items/FURUF33F&quot;],&quot;id&quot;:2835}],&quot;citationID&quot;:&quot;ezfxdzbw&quot;} RNDbaxpeekxvj"/>&lt;Do Zotero Refresh: [@roque_im_2016]&gt;<text:reference-mark-end text:name="ZOTERO_ITEM CSL_CITATION {&quot;schema&quot;:&quot;https://github.com/citation-style-language/schema/raw/master/csl-citation.json&quot;,&quot;properties&quot;:{&quot;noteIndex&quot;:0,&quot;formattedCitation&quot;:&quot;[@roque_im_2016]&quot;},&quot;citationItems&quot;:[{&quot;uri&quot;:[&quot;http://zotero.org/users/1913249/items/FURUF33F&quot;],&quot;suffix&quot;:&quot;&quot;,&quot;prefix&quot;:&quot;&quot;,&quot;itemData&quot;:{&quot;container-title&quot;:&quot;Conference: International Conference of the Learning Sciences&quot;,&quot;URL&quot;:&quot;https://repository.isls.org//handle/1/177&quot;,&quot;type&quot;:&quot;paper-conference&quot;,&quot;issued&quot;:{&quot;date-parts&quot;:[[&quot;2016&quot;,7]]},&quot;author&quot;:[{&quot;given&quot;:&quot;Ricarose&quot;,&quot;family&quot;:&quot;Roque&quot;},{&quot;given&quot;:&quot;Karina&quot;,&quot;family&quot;:&quot;Lin&quot;},{&quot;given&quot;:&quot;Richard&quot;,&quot;family&quot;:&quot;Liuzzi&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title&quot;:&quot;“I’m Not Just a Mom”: Parents Developing Multiple Roles in Creative Computing&quot;,&quot;citation-key&quot;:&quot;roque_im_2016&quot;,&quot;accessed&quot;:{&quot;date-parts&quot;:[[&quot;2018&quot;,10,30]]},&quot;source&quot;:&quot;repository.isls.org&quot;,&quot;id&quot;:&quot;roque_im_2016&quot;,&quot;title-short&quot;:&quot;“I’m Not Just a Mom”&quot;,&quot;language&quot;:&quot;en&quot;},&quot;uris&quot;:[&quot;http://zotero.org/users/1913249/items/FURUF33F&quot;],&quot;id&quot;:2835}],&quot;citationID&quot;:&quot;ezfxdzbw&quot;} RNDbaxpeekxvj"/> in a way which mirrors the use of helpers this phase of my study.</text:p>
      <text:p text:style-name="Text_20_body">While these examples involve GDPs others are explore in relation to development of agency in the following chapter. The examples above illustrate, part some of the varied strategies to divisions of labour adopted by participants at times involving complex tensions in activity. For example Madiha and Nasrin reversed traditional helping relationship, and the child would reluctantly implement the parent’s requested technical elements of GDPS but would pointedly not explain the changes made, seemingly taking pride in knowing something that her mother didn’t.</text:p>
      <text:p text:style-name="Text_20_body">Similarly, while Tehillah’s activity away from the screen while non-productive within the scope of technical progress, can be characterised as legitimate peripheral activity of observation of community activity <text:reference-mark-start text:name="ZOTERO_ITEM CSL_CITATION {&quot;schema&quot;:&quot;https://github.com/citation-style-language/schema/raw/master/csl-citation.json&quot;,&quot;properties&quot;:{&quot;noteIndex&quot;:0,&quot;formattedCitation&quot;:&quot;[@lave_situating_1991 ; @rogoff_learning_2014]&quot;},&quot;citationItems&quot;:[{&quot;uri&quot;:[&quot;http://zotero.org/users/1913249/items/CT2UFZ8Y&quot;],&quot;suffix&quot;:&quot; &quot;,&quot;prefix&quot;:&quot;&quot;,&quot;itemData&quot;:{&quot;container-title&quot;:&quot;Perspectives on socially shared cognition&quot;,&quot;type&quot;:&quot;article-journal&quot;,&quot;author&quot;:[{&quot;given&quot;:&quot;Jean&quot;,&quot;family&quot;:&quot;Lave&quot;}],&quot;page&quot;:&quot;63–82&quot;,&quot;title&quot;:&quot;Situating learning in communities of practice&quot;,&quot;issued&quot;:{&quot;date-parts&quot;:[[&quot;1991&quot;]]},&quot;source&quot;:&quot;Google Scholar&quot;,&quot;id&quot;:&quot;lave_situating_1991&quot;,&quot;volume&quot;:&quot;2&quot;,&quot;citation-key&quot;:&quot;lave_situating_1991&quot;},&quot;uris&quot;:[&quot;http://zotero.org/users/1913249/items/CT2UFZ8Y&quot;],&quot;id&quot;:2424},{&quot;uri&quot;:[&quot;http://zotero.org/users/1913249/items/8AB5U8TV&quot;],&quot;suffix&quot;:&quot;&quot;,&quot;prefix&quot;:&quot;&quot;,&quot;itemData&quot;:{&quot;container-title&quot;:&quot;Human Development&quot;,&quot;ISSN&quot;:&quot;0018-716X, 1423-0054&quot;,&quot;type&quot;:&quot;article-journal&quot;,&quot;issued&quot;:{&quot;date-parts&quot;:[[&quot;2014&quot;]]},&quot;accessed&quot;:{&quot;date-parts&quot;:[[&quot;2019&quot;,4,6]]},&quot;source&quot;:&quot;Crossref&quot;,&quot;language&quot;:&quot;en&quot;,&quot;URL&quot;:&quot;https://www.karger.com/Article/FullText/356757&quot;,&quot;issue&quot;:&quot;2-3&quot;,&quot;author&quot;:[{&quot;given&quot;:&quot;Barbara&quot;,&quot;family&quot;:&quot;Rogoff&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volume&quot;:&quot;57&quot;,&quot;DOI&quot;:&quot;10.1159/000356757&quot;,&quot;title&quot;:&quot;Learning by Observing and Pitching In to Family and Community Endeavors: An Orientation&quot;,&quot;page&quot;:&quot;69-81&quot;,&quot;id&quot;:&quot;rogoff_learning_2014&quot;,&quot;title-short&quot;:&quot;Learning by Observing and Pitching In to Family and Community Endeavors&quot;,&quot;citation-key&quot;:&quot;rogoff_learning_2014&quot;},&quot;uris&quot;:[&quot;http://zotero.org/users/1913249/items/8AB5U8TV&quot;],&quot;id&quot;:3366}],&quot;citationID&quot;:&quot;oplrcnth&quot;} RNDzpwtqatvyw"/>&lt;Do Zotero Refresh: [@lave_situating_1991 ; @rogoff_learning_2014]&gt;<text:reference-mark-end text:name="ZOTERO_ITEM CSL_CITATION {&quot;schema&quot;:&quot;https://github.com/citation-style-language/schema/raw/master/csl-citation.json&quot;,&quot;properties&quot;:{&quot;noteIndex&quot;:0,&quot;formattedCitation&quot;:&quot;[@lave_situating_1991 ; @rogoff_learning_2014]&quot;},&quot;citationItems&quot;:[{&quot;uri&quot;:[&quot;http://zotero.org/users/1913249/items/CT2UFZ8Y&quot;],&quot;suffix&quot;:&quot; &quot;,&quot;prefix&quot;:&quot;&quot;,&quot;itemData&quot;:{&quot;container-title&quot;:&quot;Perspectives on socially shared cognition&quot;,&quot;type&quot;:&quot;article-journal&quot;,&quot;author&quot;:[{&quot;given&quot;:&quot;Jean&quot;,&quot;family&quot;:&quot;Lave&quot;}],&quot;page&quot;:&quot;63–82&quot;,&quot;title&quot;:&quot;Situating learning in communities of practice&quot;,&quot;issued&quot;:{&quot;date-parts&quot;:[[&quot;1991&quot;]]},&quot;source&quot;:&quot;Google Scholar&quot;,&quot;id&quot;:&quot;lave_situating_1991&quot;,&quot;volume&quot;:&quot;2&quot;,&quot;citation-key&quot;:&quot;lave_situating_1991&quot;},&quot;uris&quot;:[&quot;http://zotero.org/users/1913249/items/CT2UFZ8Y&quot;],&quot;id&quot;:2424},{&quot;uri&quot;:[&quot;http://zotero.org/users/1913249/items/8AB5U8TV&quot;],&quot;suffix&quot;:&quot;&quot;,&quot;prefix&quot;:&quot;&quot;,&quot;itemData&quot;:{&quot;container-title&quot;:&quot;Human Development&quot;,&quot;ISSN&quot;:&quot;0018-716X, 1423-0054&quot;,&quot;type&quot;:&quot;article-journal&quot;,&quot;issued&quot;:{&quot;date-parts&quot;:[[&quot;2014&quot;]]},&quot;accessed&quot;:{&quot;date-parts&quot;:[[&quot;2019&quot;,4,6]]},&quot;source&quot;:&quot;Crossref&quot;,&quot;language&quot;:&quot;en&quot;,&quot;URL&quot;:&quot;https://www.karger.com/Article/FullText/356757&quot;,&quot;issue&quot;:&quot;2-3&quot;,&quot;author&quot;:[{&quot;given&quot;:&quot;Barbara&quot;,&quot;family&quot;:&quot;Rogoff&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volume&quot;:&quot;57&quot;,&quot;DOI&quot;:&quot;10.1159/000356757&quot;,&quot;title&quot;:&quot;Learning by Observing and Pitching In to Family and Community Endeavors: An Orientation&quot;,&quot;page&quot;:&quot;69-81&quot;,&quot;id&quot;:&quot;rogoff_learning_2014&quot;,&quot;title-short&quot;:&quot;Learning by Observing and Pitching In to Family and Community Endeavors&quot;,&quot;citation-key&quot;:&quot;rogoff_learning_2014&quot;},&quot;uris&quot;:[&quot;http://zotero.org/users/1913249/items/8AB5U8TV&quot;],&quot;id&quot;:3366}],&quot;citationID&quot;:&quot;oplrcnth&quot;} RNDzpwtqatvyw"/>. Indeed the possibility for children to <text:span text:style-name="T2">not</text:span> engage in community activities is seen by Rogoff <text:reference-mark-start text:name="ZOTERO_ITEM CSL_CITATION {&quot;schema&quot;:&quot;https://github.com/citation-style-language/schema/raw/master/csl-citation.json&quot;,&quot;properties&quot;:{&quot;noteIndex&quot;:0,&quot;formattedCitation&quot;:&quot;[-@rogoff_cultural_2003; -@rogoff_organization_2016]&quot;},&quot;citationItems&quot;:[{&quot;prefix&quot;:&quot;&quot;,&quot;suffix&quot;:&quot;&quot;,&quot;uri&quot;:[&quot;http://zotero.org/users/1913249/items/MPJ5DJQJ&quot;],&quot;suppress-author&quot;:true,&quot;id&quot;:3023,&quot;uris&quot;:[&quot;http://zotero.org/users/1913249/items/MPJ5DJQJ&quot;],&quot;itemData&quot;:{&quot;issued&quot;:{&quot;date-parts&quot;:[[&quot;2003&quot;]]},&quot;event-place&quot;:&quot;Oxford [UK] ;a New York&quot;,&quot;title&quot;:&quot;The cultural nature of human development&quot;,&quot;type&quot;:&quot;book&quot;,&quot;publisher&quot;:&quot;Oxford University Press&quot;,&quot;author&quot;:[{&quot;given&quot;:&quot;Barbara&quot;,&quot;family&quot;:&quot;Rogoff&quot;}],&quot;publisher-place&quot;:&quot;Oxford [UK] ;a New York&quot;,&quot;id&quot;:&quot;rogoff_cultural_2003&quot;,&quot;number-of-pages&quot;:&quot;434&quot;,&quot;call-number&quot;:&quot;HM686 .R64 2003&quot;,&quot;source&quot;:&quot;Library of Congress ISBN&quot;,&quot;citation-key&quot;:&quot;rogoff_cultural_2003&quot;,&quot;ISBN&quot;:&quot;978-0-19-513133-8&quot;,&quot;language&quot;:&quot;en&quot;}},{&quot;prefix&quot;:&quot;&quot;,&quot;suffix&quot;:&quot;&quot;,&quot;uri&quot;:[&quot;http://zotero.org/users/1913249/items/Q2M28PQC&quot;],&quot;suppress-author&quot;:true,&quot;id&quot;:3723,&quot;uris&quot;:[&quot;http://zotero.org/users/1913249/items/Q2M28PQC&quot;],&quot;itemData&quot;:{&quot;container-title&quot;:&quot;Review of Research in Education&quot;,&quot;ISSN&quot;:&quot;0091-732X, 1935-1038&quot;,&quot;type&quot;:&quot;article-journal&quot;,&quot;container-title-short&quot;:&quot;Review of Research in Education&quot;,&quot;issued&quot;:{&quot;date-parts&quot;:[[&quot;2016&quot;,3]]},&quot;accessed&quot;:{&quot;date-parts&quot;:[[&quot;2023&quot;,2,16]]},&quot;source&quot;:&quot;DOI.org (Crossref)&quot;,&quot;language&quot;:&quot;en&quot;,&quot;URL&quot;:&quot;http://journals.sagepub.com/doi/10.3102/0091732X16680994&quot;,&quot;issue&quot;:&quot;1&quot;,&quot;author&quot;:[{&quot;given&quot;:&quot;Barbara&quot;,&quot;family&quot;:&quot;Rogoff&quot;},{&quot;given&quot;:&quot;Maureen&quot;,&quot;family&quot;:&quot;Callanan&quot;},{&quot;given&quot;:&quot;Kris D.&quot;,&quot;family&quot;:&quot;Gutiérrez&quot;},{&quot;given&quot;:&quot;Frederick&quot;,&quot;family&quot;:&quot;Erickson&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itation-key&quot;:&quot;rogoff_organization_2016&quot;,&quot;page&quot;:&quot;356-401&quot;,&quot;title&quot;:&quot;The Organization of Informal Learning&quot;,&quot;DOI&quot;:&quot;10.3102/0091732X16680994&quot;,&quot;volume&quot;:&quot;40&quot;,&quot;id&quot;:&quot;rogoff_organization_2016&quot;}}],&quot;citationID&quot;:&quot;vztxzrme&quot;} RNDvxcqgqfsii"/>&lt;Do Zotero Refresh: [-@rogoff_cultural_2003; -@rogoff_organization_2016]&gt;<text:reference-mark-end text:name="ZOTERO_ITEM CSL_CITATION {&quot;schema&quot;:&quot;https://github.com/citation-style-language/schema/raw/master/csl-citation.json&quot;,&quot;properties&quot;:{&quot;noteIndex&quot;:0,&quot;formattedCitation&quot;:&quot;[-@rogoff_cultural_2003; -@rogoff_organization_2016]&quot;},&quot;citationItems&quot;:[{&quot;prefix&quot;:&quot;&quot;,&quot;suffix&quot;:&quot;&quot;,&quot;uri&quot;:[&quot;http://zotero.org/users/1913249/items/MPJ5DJQJ&quot;],&quot;suppress-author&quot;:true,&quot;id&quot;:3023,&quot;uris&quot;:[&quot;http://zotero.org/users/1913249/items/MPJ5DJQJ&quot;],&quot;itemData&quot;:{&quot;issued&quot;:{&quot;date-parts&quot;:[[&quot;2003&quot;]]},&quot;event-place&quot;:&quot;Oxford [UK] ;a New York&quot;,&quot;title&quot;:&quot;The cultural nature of human development&quot;,&quot;type&quot;:&quot;book&quot;,&quot;publisher&quot;:&quot;Oxford University Press&quot;,&quot;author&quot;:[{&quot;given&quot;:&quot;Barbara&quot;,&quot;family&quot;:&quot;Rogoff&quot;}],&quot;publisher-place&quot;:&quot;Oxford [UK] ;a New York&quot;,&quot;id&quot;:&quot;rogoff_cultural_2003&quot;,&quot;number-of-pages&quot;:&quot;434&quot;,&quot;call-number&quot;:&quot;HM686 .R64 2003&quot;,&quot;source&quot;:&quot;Library of Congress ISBN&quot;,&quot;citation-key&quot;:&quot;rogoff_cultural_2003&quot;,&quot;ISBN&quot;:&quot;978-0-19-513133-8&quot;,&quot;language&quot;:&quot;en&quot;}},{&quot;prefix&quot;:&quot;&quot;,&quot;suffix&quot;:&quot;&quot;,&quot;uri&quot;:[&quot;http://zotero.org/users/1913249/items/Q2M28PQC&quot;],&quot;suppress-author&quot;:true,&quot;id&quot;:3723,&quot;uris&quot;:[&quot;http://zotero.org/users/1913249/items/Q2M28PQC&quot;],&quot;itemData&quot;:{&quot;container-title&quot;:&quot;Review of Research in Education&quot;,&quot;ISSN&quot;:&quot;0091-732X, 1935-1038&quot;,&quot;type&quot;:&quot;article-journal&quot;,&quot;container-title-short&quot;:&quot;Review of Research in Education&quot;,&quot;issued&quot;:{&quot;date-parts&quot;:[[&quot;2016&quot;,3]]},&quot;accessed&quot;:{&quot;date-parts&quot;:[[&quot;2023&quot;,2,16]]},&quot;source&quot;:&quot;DOI.org (Crossref)&quot;,&quot;language&quot;:&quot;en&quot;,&quot;URL&quot;:&quot;http://journals.sagepub.com/doi/10.3102/0091732X16680994&quot;,&quot;issue&quot;:&quot;1&quot;,&quot;author&quot;:[{&quot;given&quot;:&quot;Barbara&quot;,&quot;family&quot;:&quot;Rogoff&quot;},{&quot;given&quot;:&quot;Maureen&quot;,&quot;family&quot;:&quot;Callanan&quot;},{&quot;given&quot;:&quot;Kris D.&quot;,&quot;family&quot;:&quot;Gutiérrez&quot;},{&quot;given&quot;:&quot;Frederick&quot;,&quot;family&quot;:&quot;Erickson&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itation-key&quot;:&quot;rogoff_organization_2016&quot;,&quot;page&quot;:&quot;356-401&quot;,&quot;title&quot;:&quot;The Organization of Informal Learning&quot;,&quot;DOI&quot;:&quot;10.3102/0091732X16680994&quot;,&quot;volume&quot;:&quot;40&quot;,&quot;id&quot;:&quot;rogoff_organization_2016&quot;}}],&quot;citationID&quot;:&quot;vztxzrme&quot;} RNDvxcqgqfsii"/> as an important characteristics in participation based models of learning.</text:p>
      <text:p text:style-name="Text_20_body">The variety of repertoires of helping practice depends in part on the different funds of knowledge the parent has access to. Toby and Dan’s pair process is more guided and focused than many other participants and includes accessing professional documentation and exploration of computational thinking concepts.</text:p>
      <text:p text:style-name="Text_20_body">While the helping pattern of accessing the repetoire of researching and accessing technical documentation is available to all pairs, due to the level of skill and experience involved, other technical processes are developed by most participants and are explored in the next section.</text:p>
      <text:p text:style-name="Text_20_body"/>
      <text:p text:style-name="Text_20_body"/>
      <text:p text:style-name="Text_20_body"/>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First_20_paragraph">Following Rogoff’s <text:reference-mark-start text:name="ZOTERO_ITEM CSL_CITATION {&quot;schema&quot;:&quot;https://github.com/citation-style-language/schema/raw/master/csl-citation.json&quot;,&quot;properties&quot;:{&quot;noteIndex&quot;:0,&quot;formattedCitation&quot;:&quot;[@rogoff_observing_1995]&quot;},&quot;citationItems&quot;:[{&quot;uri&quot;:[&quot;http://zotero.org/users/1913249/items/ZMN79J65&quot;],&quot;suffix&quot;:&quot;&quot;,&quot;prefix&quot;:&quot;&quot;,&quot;itemData&quot;:{&quot;container-title&quot;:&quot;Sociocultural studies of mind&quot;,&quot;event-place&quot;:&quot;New York, NY, US&quot;,&quot;citation-key&quot;:&quot;rogoff_observing_1995&quot;,&quot;type&quot;:&quot;chapter&quot;,&quot;publisher&quot;:&quot;Cambridge University Press&quot;,&quot;author&quot;:[{&quot;given&quot;:&quot;Barbara&quot;,&quot;family&quot;:&quot;Rogoff&quot;}],&quot;title&quot;:&quot;Observing sociocultural activity on three planes: Participatory appropriation, guided participation, and apprenticeship&quot;,&quot;issued&quot;:{&quot;date-parts&quot;:[[&quot;1995&quot;]]},&quot;publisher-place&quot;:&quot;New York, NY, US&quot;,&quot;page&quot;:&quot;139-164&quot;,&quot;source&quot;:&quot;APA PsycNet&quot;,&quot;id&quot;:&quot;rogoff_observing_1995&quot;,&quot;title-short&quot;:&quot;Observing sociocultural activity on three planes&quot;,&quot;collection-title&quot;:&quot;Learning in doing: Social, cognitive, and computational aspects&quot;},&quot;uris&quot;:[&quot;http://zotero.org/users/1913249/items/ZMN79J65&quot;],&quot;id&quot;:3879}],&quot;citationID&quot;:&quot;gbqfqnzh&quot;} RNDoscmpyliwl"/>&lt;Do Zotero Refresh: [@rogoff_observing_1995]&gt;<text:reference-mark-end text:name="ZOTERO_ITEM CSL_CITATION {&quot;schema&quot;:&quot;https://github.com/citation-style-language/schema/raw/master/csl-citation.json&quot;,&quot;properties&quot;:{&quot;noteIndex&quot;:0,&quot;formattedCitation&quot;:&quot;[@rogoff_observing_1995]&quot;},&quot;citationItems&quot;:[{&quot;uri&quot;:[&quot;http://zotero.org/users/1913249/items/ZMN79J65&quot;],&quot;suffix&quot;:&quot;&quot;,&quot;prefix&quot;:&quot;&quot;,&quot;itemData&quot;:{&quot;container-title&quot;:&quot;Sociocultural studies of mind&quot;,&quot;event-place&quot;:&quot;New York, NY, US&quot;,&quot;citation-key&quot;:&quot;rogoff_observing_1995&quot;,&quot;type&quot;:&quot;chapter&quot;,&quot;publisher&quot;:&quot;Cambridge University Press&quot;,&quot;author&quot;:[{&quot;given&quot;:&quot;Barbara&quot;,&quot;family&quot;:&quot;Rogoff&quot;}],&quot;title&quot;:&quot;Observing sociocultural activity on three planes: Participatory appropriation, guided participation, and apprenticeship&quot;,&quot;issued&quot;:{&quot;date-parts&quot;:[[&quot;1995&quot;]]},&quot;publisher-place&quot;:&quot;New York, NY, US&quot;,&quot;page&quot;:&quot;139-164&quot;,&quot;source&quot;:&quot;APA PsycNet&quot;,&quot;id&quot;:&quot;rogoff_observing_1995&quot;,&quot;title-short&quot;:&quot;Observing sociocultural activity on three planes&quot;,&quot;collection-title&quot;:&quot;Learning in doing: Social, cognitive, and computational aspects&quot;},&quot;uris&quot;:[&quot;http://zotero.org/users/1913249/items/ZMN79J65&quot;],&quot;id&quot;:3879}],&quot;citationID&quot;:&quot;gbqfqnzh&quot;} RNDoscmpyliwl"/> three planes approach to analysis, the following section explores the use of GDPs at the community plane of activity. While Rogoff’s earlier analysis of activity on a cultural plane emphasised the metaphor of apprenticeship, focusing on an already existing community, her later work with Gutiérrez <text:reference-mark-start text:name="ZOTERO_ITEM CSL_CITATION {&quot;schema&quot;:&quot;https://github.com/citation-style-language/schema/raw/master/csl-citation.json&quot;,&quot;properties&quot;:{&quot;noteIndex&quot;:0,&quot;formattedCitation&quot;:&quot;[@gutierrez_cultural_2003]&quot;},&quot;citationItems&quot;:[{&quot;uri&quot;:[&quot;http://zotero.org/users/1913249/items/BW6F6HY6&quot;],&quot;suffix&quot;:&quot;&quot;,&quot;prefix&quot;:&quot;&quot;,&quot;itemData&quot;:{&quot;container-title&quot;:&quot;Educational Researcher&quot;,&quot;ISSN&quot;:&quot;0013-189X, 1935-102X&quot;,&quot;type&quot;:&quot;article-journal&quot;,&quot;container-title-short&quot;:&quot;Educational Researcher&quot;,&quot;issued&quot;:{&quot;date-parts&quot;:[[&quot;2003&quot;,6]]},&quot;accessed&quot;:{&quot;date-parts&quot;:[[&quot;2024&quot;,9,8]]},&quot;source&quot;:&quot;DOI.org (Crossref)&quot;,&quot;license&quot;:&quot;http://journals.sagepub.com/page/policies/text-and-data-mining-license&quot;,&quot;language&quot;:&quot;en&quot;,&quot;URL&quot;:&quot;http://journals.sagepub.com/doi/10.3102/0013189X032005019&quot;,&quot;issue&quot;:&quot;5&quot;,&quot;author&quot;:[{&quot;given&quot;:&quot;Kris D.&quot;,&quot;family&quot;:&quot;Gutiérrez&quot;},{&quot;given&quot;:&quot;Barbara&quot;,&quot;family&quot;:&quot;Rogoff&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volume&quot;:&quot;32&quot;,&quot;DOI&quot;:&quot;10.3102/0013189X032005019&quot;,&quot;title&quot;:&quot;Cultural Ways of Learning: Individual Traits or Repertoires of Practice&quot;,&quot;page&quot;:&quot;19-25&quot;,&quot;id&quot;:&quot;gutierrez_cultural_2003&quot;,&quot;title-short&quot;:&quot;Cultural Ways of Learning&quot;,&quot;citation-key&quot;:&quot;gutierrez_cultural_2003&quot;},&quot;uris&quot;:[&quot;http://zotero.org/users/1913249/items/BW6F6HY6&quot;],&quot;id&quot;:9830}],&quot;citationID&quot;:&quot;aipvgrmm&quot;} RNDhseqbksrqj"/>&lt;Do Zotero Refresh: [@gutierrez_cultural_2003]&gt;<text:reference-mark-end text:name="ZOTERO_ITEM CSL_CITATION {&quot;schema&quot;:&quot;https://github.com/citation-style-language/schema/raw/master/csl-citation.json&quot;,&quot;properties&quot;:{&quot;noteIndex&quot;:0,&quot;formattedCitation&quot;:&quot;[@gutierrez_cultural_2003]&quot;},&quot;citationItems&quot;:[{&quot;uri&quot;:[&quot;http://zotero.org/users/1913249/items/BW6F6HY6&quot;],&quot;suffix&quot;:&quot;&quot;,&quot;prefix&quot;:&quot;&quot;,&quot;itemData&quot;:{&quot;container-title&quot;:&quot;Educational Researcher&quot;,&quot;ISSN&quot;:&quot;0013-189X, 1935-102X&quot;,&quot;type&quot;:&quot;article-journal&quot;,&quot;container-title-short&quot;:&quot;Educational Researcher&quot;,&quot;issued&quot;:{&quot;date-parts&quot;:[[&quot;2003&quot;,6]]},&quot;accessed&quot;:{&quot;date-parts&quot;:[[&quot;2024&quot;,9,8]]},&quot;source&quot;:&quot;DOI.org (Crossref)&quot;,&quot;license&quot;:&quot;http://journals.sagepub.com/page/policies/text-and-data-mining-license&quot;,&quot;language&quot;:&quot;en&quot;,&quot;URL&quot;:&quot;http://journals.sagepub.com/doi/10.3102/0013189X032005019&quot;,&quot;issue&quot;:&quot;5&quot;,&quot;author&quot;:[{&quot;given&quot;:&quot;Kris D.&quot;,&quot;family&quot;:&quot;Gutiérrez&quot;},{&quot;given&quot;:&quot;Barbara&quot;,&quot;family&quot;:&quot;Rogoff&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volume&quot;:&quot;32&quot;,&quot;DOI&quot;:&quot;10.3102/0013189X032005019&quot;,&quot;title&quot;:&quot;Cultural Ways of Learning: Individual Traits or Repertoires of Practice&quot;,&quot;page&quot;:&quot;19-25&quot;,&quot;id&quot;:&quot;gutierrez_cultural_2003&quot;,&quot;title-short&quot;:&quot;Cultural Ways of Learning&quot;,&quot;citation-key&quot;:&quot;gutierrez_cultural_2003&quot;},&quot;uris&quot;:[&quot;http://zotero.org/users/1913249/items/BW6F6HY6&quot;],&quot;id&quot;:9830}],&quot;citationID&quot;:&quot;aipvgrmm&quot;} RNDhseqbksrqj"/> places greater emphasis on cultural activity as dynamic. This perspective examines existing and emerging norms and repertoires, adapted from participants’ engagement in other communities and contexts.</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First_20_paragraph">The use of GDPs, particularly during playtesting, can support the process of imagining end-user experiences. This section examines how the concept of, and experience with, implementing GDPs encouraged participants to envision the experience of end users of their games. Chapter two explored the proposition from professional and participatory design processes that design should be informed by end-user experience <text:reference-mark-start text:name="ZOTERO_ITEM CSL_CITATION {&quot;schema&quot;:&quot;https://github.com/citation-style-language/schema/raw/master/csl-citation.json&quot;,&quot;properties&quot;:{&quot;noteIndex&quot;:0,&quot;formattedCitation&quot;:&quot;[@redstrom_towards_2006]&quot;},&quot;citationItems&quot;:[{&quot;uri&quot;:[&quot;http://zotero.org/users/1913249/items/H9QB65U9&quot;],&quot;suffix&quot;:&quot;&quot;,&quot;prefix&quot;:&quot;&quot;,&quot;itemData&quot;:{&quot;container-title&quot;:&quot;Design Studies&quot;,&quot;ISSN&quot;:&quot;0142694X&quot;,&quot;type&quot;:&quot;article-journal&quot;,&quot;container-title-short&quot;:&quot;Design Studies&quot;,&quot;issued&quot;:{&quot;date-parts&quot;:[[&quot;2006&quot;,3]]},&quot;accessed&quot;:{&quot;date-parts&quot;:[[&quot;2025&quot;,1,6]]},&quot;source&quot;:&quot;DOI.org (Crossref)&quot;,&quot;license&quot;:&quot;https://www.elsevier.com/tdm/userlicense/1.0/&quot;,&quot;language&quot;:&quot;en&quot;,&quot;URL&quot;:&quot;https://linkinghub.elsevier.com/retrieve/pii/S0142694X05000359&quot;,&quot;issue&quot;:&quot;2&quot;,&quot;author&quot;:[{&quot;given&quot;:&quot;Johan&quot;,&quot;family&quot;:&quot;Redström&quot;}],&quot;volume&quot;:&quot;27&quot;,&quot;DOI&quot;:&quot;10.1016/j.destud.2005.06.001&quot;,&quot;title&quot;:&quot;Towards user design? On the shift from object to user as the subject of design&quot;,&quot;page&quot;:&quot;123-139&quot;,&quot;citation-key&quot;:&quot;redstrom_towards_2006&quot;,&quot;title-short&quot;:&quot;Towards user design?&quot;,&quot;id&quot;:&quot;redstrom_towards_2006&quot;},&quot;uris&quot;:[&quot;http://zotero.org/users/1913249/items/H9QB65U9&quot;],&quot;id&quot;:9977}],&quot;citationID&quot;:&quot;epqsitfx&quot;} RNDrqgncgwrcc"/>&lt;Do Zotero Refresh: [@redstrom_towards_2006]&gt;<text:reference-mark-end text:name="ZOTERO_ITEM CSL_CITATION {&quot;schema&quot;:&quot;https://github.com/citation-style-language/schema/raw/master/csl-citation.json&quot;,&quot;properties&quot;:{&quot;noteIndex&quot;:0,&quot;formattedCitation&quot;:&quot;[@redstrom_towards_2006]&quot;},&quot;citationItems&quot;:[{&quot;uri&quot;:[&quot;http://zotero.org/users/1913249/items/H9QB65U9&quot;],&quot;suffix&quot;:&quot;&quot;,&quot;prefix&quot;:&quot;&quot;,&quot;itemData&quot;:{&quot;container-title&quot;:&quot;Design Studies&quot;,&quot;ISSN&quot;:&quot;0142694X&quot;,&quot;type&quot;:&quot;article-journal&quot;,&quot;container-title-short&quot;:&quot;Design Studies&quot;,&quot;issued&quot;:{&quot;date-parts&quot;:[[&quot;2006&quot;,3]]},&quot;accessed&quot;:{&quot;date-parts&quot;:[[&quot;2025&quot;,1,6]]},&quot;source&quot;:&quot;DOI.org (Crossref)&quot;,&quot;license&quot;:&quot;https://www.elsevier.com/tdm/userlicense/1.0/&quot;,&quot;language&quot;:&quot;en&quot;,&quot;URL&quot;:&quot;https://linkinghub.elsevier.com/retrieve/pii/S0142694X05000359&quot;,&quot;issue&quot;:&quot;2&quot;,&quot;author&quot;:[{&quot;given&quot;:&quot;Johan&quot;,&quot;family&quot;:&quot;Redström&quot;}],&quot;volume&quot;:&quot;27&quot;,&quot;DOI&quot;:&quot;10.1016/j.destud.2005.06.001&quot;,&quot;title&quot;:&quot;Towards user design? On the shift from object to user as the subject of design&quot;,&quot;page&quot;:&quot;123-139&quot;,&quot;citation-key&quot;:&quot;redstrom_towards_2006&quot;,&quot;title-short&quot;:&quot;Towards user design?&quot;,&quot;id&quot;:&quot;redstrom_towards_2006&quot;},&quot;uris&quot;:[&quot;http://zotero.org/users/1913249/items/H9QB65U9&quot;],&quot;id&quot;:9977}],&quot;citationID&quot;:&quot;epqsitfx&quot;} RNDrqgncgwrcc"/>, as well as the challenges involved in undertaking such an “<text:span text:style-name="T2">operationalization of empathy</text:span>” <text:reference-mark-start text:name="ZOTERO_ITEM CSL_CITATION {&quot;schema&quot;:&quot;https://github.com/citation-style-language/schema/raw/master/csl-citation.json&quot;,&quot;properties&quot;:{&quot;noteIndex&quot;:0,&quot;formattedCitation&quot;:&quot;[@surma-aho_conceptualization_2022, p.1]&quot;},&quot;citationItems&quot;:[{&quot;uri&quot;:[&quot;http://zotero.org/users/1913249/items/L7ATGKR9&quot;],&quot;locator&quot;:&quot;1&quot;,&quot;prefix&quot;:&quot;&quot;,&quot;itemData&quot;:{&quot;DOI&quot;:&quot;10.1016/j.destud.2021.101075&quot;,&quot;container-title&quot;:&quot;Design Studies&quot;,&quot;title&quot;:&quot;Conceptualization and operationalization of empathy in design research&quot;,&quot;ISSN&quot;:&quot;0142694X&quot;,&quot;URL&quot;:&quot;https://linkinghub.elsevier.com/retrieve/pii/S0142694X21000867&quot;,&quot;type&quot;:&quot;article-journal&quot;,&quot;container-title-short&quot;:&quot;Design Studies&quot;,&quot;author&quot;:[{&quot;given&quot;:&quot;Antti&quot;,&quot;family&quot;:&quot;Surma-aho&quot;},{&quot;given&quot;:&quot;Katja&quot;,&quot;family&quot;:&quot;Hölttä-Otto&quot;}],&quot;accessed&quot;:{&quot;date-parts&quot;:[[&quot;2025&quot;,1,6]]},&quot;issued&quot;:{&quot;date-parts&quot;:[[&quot;2022&quot;,1]]},&quot;page&quot;:&quot;101075&quot;,&quot;id&quot;:&quot;surma-aho_conceptualization_2022&quot;,&quot;source&quot;:&quot;DOI.org (Crossref)&quot;,&quot;citation-key&quot;:&quot;surma-aho_conceptualization_2022&quot;,&quot;volume&quot;:&quot;78&quot;,&quot;language&quot;:&quot;en&quot;},&quot;uris&quot;:[&quot;http://zotero.org/users/1913249/items/L7ATGKR9&quot;],&quot;id&quot;:9978}],&quot;citationID&quot;:&quot;joprhuhi&quot;} RNDezavielyxt"/>&lt;Do Zotero Refresh: [@surma-aho_conceptualization_2022, p.1]&gt;<text:reference-mark-end text:name="ZOTERO_ITEM CSL_CITATION {&quot;schema&quot;:&quot;https://github.com/citation-style-language/schema/raw/master/csl-citation.json&quot;,&quot;properties&quot;:{&quot;noteIndex&quot;:0,&quot;formattedCitation&quot;:&quot;[@surma-aho_conceptualization_2022, p.1]&quot;},&quot;citationItems&quot;:[{&quot;uri&quot;:[&quot;http://zotero.org/users/1913249/items/L7ATGKR9&quot;],&quot;locator&quot;:&quot;1&quot;,&quot;prefix&quot;:&quot;&quot;,&quot;itemData&quot;:{&quot;DOI&quot;:&quot;10.1016/j.destud.2021.101075&quot;,&quot;container-title&quot;:&quot;Design Studies&quot;,&quot;title&quot;:&quot;Conceptualization and operationalization of empathy in design research&quot;,&quot;ISSN&quot;:&quot;0142694X&quot;,&quot;URL&quot;:&quot;https://linkinghub.elsevier.com/retrieve/pii/S0142694X21000867&quot;,&quot;type&quot;:&quot;article-journal&quot;,&quot;container-title-short&quot;:&quot;Design Studies&quot;,&quot;author&quot;:[{&quot;given&quot;:&quot;Antti&quot;,&quot;family&quot;:&quot;Surma-aho&quot;},{&quot;given&quot;:&quot;Katja&quot;,&quot;family&quot;:&quot;Hölttä-Otto&quot;}],&quot;accessed&quot;:{&quot;date-parts&quot;:[[&quot;2025&quot;,1,6]]},&quot;issued&quot;:{&quot;date-parts&quot;:[[&quot;2022&quot;,1]]},&quot;page&quot;:&quot;101075&quot;,&quot;id&quot;:&quot;surma-aho_conceptualization_2022&quot;,&quot;source&quot;:&quot;DOI.org (Crossref)&quot;,&quot;citation-key&quot;:&quot;surma-aho_conceptualization_2022&quot;,&quot;volume&quot;:&quot;78&quot;,&quot;language&quot;:&quot;en&quot;},&quot;uris&quot;:[&quot;http://zotero.org/users/1913249/items/L7ATGKR9&quot;],&quot;id&quot;:9978}],&quot;citationID&quot;:&quot;joprhuhi&quot;} RNDezavielyxt"/>. From a CHAT interpretation, this process involves shifts in perspective by participants as they engage with objectives across different scopes of activity. For instance, in the vignette above, Tehillah (child) pursues a quirky design goal during her paired design work, which Susanna (parent) resists. Imagining a shift in perspective to the intended audience at a community level of interaction, the parent aims to ensure a sense of challenge for the imagined player.</text:p>
      <text:p text:style-name="Text_20_body">Susanna shares “<text:span text:style-name="T2">Must be quite hard to get through that door.</text:span>” when Tehillah places the exit door high above a platform. She then continues, “<text:span text:style-name="T2">It’s no fun having a game without any hazards to avoid.</text:span>” Tehillah (child) seems determined to remove all hazards. “<text:span text:style-name="T2">It is for me!</text:span>” she counters. She may be aware of the implications for game balance but takes pleasure in this destruction of the key challenge of the game as an act of disruptive play. However, a later interaction with a peer shows that Tehillah (child) is indeed imagining the experience of the immediate audience of fellow game makers and supporting students. “<text:span text:style-name="T2">I like making it frustrating. That other people find it frustrating!</text:span>” Tehillah (child) notes the persistence of a student helper who pushes past her frustration to complete the game. Her remark, “<text:span text:style-name="T2">If people tried hard they would get to my level,</text:span>” shows her awareness that not all players will persist in the same way to reach her final level, which has only rewards and no hazards. This being a “<text:span text:style-name="T2">secret, special</text:span>” experience, which plays against the norms of platform game design, is thus intended to provoke player surprise.</text:p>
      <text:p text:style-name="Text_20_body">There are other examples of how concepts of game challenge and other aspects of gameplay experience evolved through informal feedback during playtesting and served to influence peers to modify their games to increase the enjoyment of peer players. The discussion of game challenge, specifically comments about how ‘hard’ participant games were, was a particularly common interaction during playtesting. Vignette.challenge outlines a key interaction which demonstrates norming behaviour towards Madiha(p) who has concentrated on the graphics of her game to the detriment of the level of challenges. In particular, the controls of the game are frustrating. The vignette shows varied attempts to influence Madiha to change the game variables to make the gameplay less frustrating. They praise the look of the game but offer feedback on the experience of the game mechanic of jumping. While the players do not tell Madiha directly to change the game, these comments appear to direct the direction of the design to comply with an emerging community norm of how a player jumps should feel, stemming from the participants’ feedback on the feeling of lack of control over the player’s character in the game. These behaviours are some of the informal norming behaviours that are less directive, seen in the work of Rogoff and colleagues, as explored in the literature review <text:reference-mark-start text:name="ZOTERO_ITEM CSL_CITATION {&quot;schema&quot;:&quot;https://github.com/citation-style-language/schema/raw/master/csl-citation.json&quot;,&quot;properties&quot;:{&quot;noteIndex&quot;:0,&quot;formattedCitation&quot;:&quot;[@rogoff_cultural_2003]&quot;},&quot;citationItems&quot;:[{&quot;uri&quot;:[&quot;http://zotero.org/users/1913249/items/MPJ5DJQJ&quot;],&quot;suffix&quot;:&quot;&quot;,&quot;prefix&quot;:&quot;&quot;,&quot;itemData&quot;:{&quot;issued&quot;:{&quot;date-parts&quot;:[[&quot;2003&quot;]]},&quot;event-place&quot;:&quot;Oxford [UK] ;a New York&quot;,&quot;title&quot;:&quot;The cultural nature of human development&quot;,&quot;type&quot;:&quot;book&quot;,&quot;publisher&quot;:&quot;Oxford University Press&quot;,&quot;author&quot;:[{&quot;given&quot;:&quot;Barbara&quot;,&quot;family&quot;:&quot;Rogoff&quot;}],&quot;publisher-place&quot;:&quot;Oxford [UK] ;a New York&quot;,&quot;id&quot;:&quot;rogoff_cultural_2003&quot;,&quot;number-of-pages&quot;:&quot;434&quot;,&quot;call-number&quot;:&quot;HM686 .R64 2003&quot;,&quot;source&quot;:&quot;Library of Congress ISBN&quot;,&quot;citation-key&quot;:&quot;rogoff_cultural_2003&quot;,&quot;ISBN&quot;:&quot;978-0-19-513133-8&quot;,&quot;language&quot;:&quot;en&quot;},&quot;uris&quot;:[&quot;http://zotero.org/users/1913249/items/MPJ5DJQJ&quot;],&quot;id&quot;:3023}],&quot;citationID&quot;:&quot;sdrjuyxw&quot;} RNDfuohxxwmoe"/>&lt;Do Zotero Refresh: [@rogoff_cultural_2003]&gt;<text:reference-mark-end text:name="ZOTERO_ITEM CSL_CITATION {&quot;schema&quot;:&quot;https://github.com/citation-style-language/schema/raw/master/csl-citation.json&quot;,&quot;properties&quot;:{&quot;noteIndex&quot;:0,&quot;formattedCitation&quot;:&quot;[@rogoff_cultural_2003]&quot;},&quot;citationItems&quot;:[{&quot;uri&quot;:[&quot;http://zotero.org/users/1913249/items/MPJ5DJQJ&quot;],&quot;suffix&quot;:&quot;&quot;,&quot;prefix&quot;:&quot;&quot;,&quot;itemData&quot;:{&quot;issued&quot;:{&quot;date-parts&quot;:[[&quot;2003&quot;]]},&quot;event-place&quot;:&quot;Oxford [UK] ;a New York&quot;,&quot;title&quot;:&quot;The cultural nature of human development&quot;,&quot;type&quot;:&quot;book&quot;,&quot;publisher&quot;:&quot;Oxford University Press&quot;,&quot;author&quot;:[{&quot;given&quot;:&quot;Barbara&quot;,&quot;family&quot;:&quot;Rogoff&quot;}],&quot;publisher-place&quot;:&quot;Oxford [UK] ;a New York&quot;,&quot;id&quot;:&quot;rogoff_cultural_2003&quot;,&quot;number-of-pages&quot;:&quot;434&quot;,&quot;call-number&quot;:&quot;HM686 .R64 2003&quot;,&quot;source&quot;:&quot;Library of Congress ISBN&quot;,&quot;citation-key&quot;:&quot;rogoff_cultural_2003&quot;,&quot;ISBN&quot;:&quot;978-0-19-513133-8&quot;,&quot;language&quot;:&quot;en&quot;},&quot;uris&quot;:[&quot;http://zotero.org/users/1913249/items/MPJ5DJQJ&quot;],&quot;id&quot;:3023}],&quot;citationID&quot;:&quot;sdrjuyxw&quot;} RNDfuohxxwmoe"/>. DEVELOP THIS POINT.</text:p>
      <text:p text:style-name="Text_20_body">In interpreting data there were other examples of pair partners and peers either commenting on or suggesting to others that they should imagining others user experience to suggest game design alterations. BRIEFLY LIST HERE</text:p>
      <text:p text:style-name="Text_20_body">INSERT VIDEO DATA SUPPORT E.g. The use of GDPs to facilitate learners to design for others was present in 6 of the 12 video capture sessions analysed.</text:p>
      <text:h text:style-name="Heading_20_3" text:outline-level="3"><text:bookmark-start text:name="gdps-facilitate-the-use-of-wider-funds-of-knowledge-and-interest"/>GDPs facilitate the use of wider funds of knowledge and interest<text:bookmark-end text:name="gdps-facilitate-the-use-of-wider-funds-of-knowledge-and-interest"/></text:h>
      <text:p text:style-name="First_20_paragraph">GDPs can allow participants to share and explore funds of knowledge and interest in the emerging learning community. One premise driving my exploration of the use of gameplay features in pedagogy is that the tacit knowledge of gaming conventions among most family members is extensive, even if they are not avid gamers, due to the extensive influence of video game culture in mainstream culture, including contexts of family life <text:reference-mark-start text:name="ZOTERO_ITEM CSL_CITATION {&quot;schema&quot;:&quot;https://github.com/citation-style-language/schema/raw/master/csl-citation.json&quot;,&quot;properties&quot;:{&quot;noteIndex&quot;:0,&quot;formattedCitation&quot;:&quot;[@ito_hanging_2010; @livingstone_digital_2018]&quot;},&quot;citationItems&quot;:[{&quot;uri&quot;:[&quot;http://zotero.org/users/1913249/items/URKI7FTD&quot;],&quot;suffix&quot;:&quot;&quot;,&quot;prefix&quot;:&quot;&quot;,&quot;itemData&quot;:{&quot;publisher-place&quot;:&quot;Cambridge, Mass.&quot;,&quot;citation-key&quot;:&quot;ito_hanging_2010&quot;,&quot;title&quot;:&quot;Hanging out, messing around, and geeking out: kids living and learning with new media&quot;,&quot;event-place&quot;:&quot;Cambridge, Mass.&quot;,&quot;source&quot;:&quot;Gemeinsamer Bibliotheksverbund ISBN&quot;,&quot;type&quot;:&quot;book&quot;,&quot;publisher&quot;:&quot;MIT Press&quot;,&quot;ISBN&quot;:&quot;978-0-262-01336-9 978-0-262-51854-3&quot;,&quot;language&quot;:&quot;eng&quot;,&quot;note&quot;:&quot;OCLC: 699713878&quot;,&quot;number-of-pages&quot;:&quot;419&quot;,&quot;issued&quot;:{&quot;date-parts&quot;:[[&quot;2010&quot;]]},&quot;editor&quot;:[{&quot;given&quot;:&quot;Mizuko&quot;,&quot;family&quot;:&quot;Itō&quot;},{&quot;given&quot;:&quot;Sonja&quot;,&quot;family&quot;:&quot;Baumer&quot;},{&quot;given&quot;:&quot;Matteo&quot;,&quot;family&quot;:&quot;Bittanti&quot;},{&quot;given&quot;:&quot;Judd&quot;,&quot;family&quot;:&quot;Antin&quot;}],&quot;id&quot;:&quot;ito_hanging_2010&quot;,&quot;title-short&quot;:&quot;Hanging out, messing around, and geeking out&quot;,&quot;collection-title&quot;:&quot;The John D. and Catherine T. MacArthur Foundation series on digital media and learning&quot;},&quot;uris&quot;:[&quot;http://zotero.org/users/1913249/items/URKI7FTD&quot;],&quot;id&quot;:1939},{&quot;uri&quot;:[&quot;http://zotero.org/users/1913249/items/TGJKKB2I&quot;],&quot;suffix&quot;:&quot;&quot;,&quot;prefix&quot;:&quot;&quot;,&quot;itemData&quot;:{&quot;type&quot;:&quot;article-journal&quot;,&quot;issued&quot;:{&quot;date-parts&quot;:[[&quot;2018&quot;]]},&quot;title&quot;:&quot;In the digital home, how do parents support their children and who supports them?&quot;,&quot;citation-key&quot;:&quot;livingstone_digital_2018&quot;,&quot;id&quot;:&quot;livingstone_digital_2018&quot;,&quot;author&quot;:[{&quot;given&quot;:&quot;Sonia&quot;,&quot;family&quot;:&quot;Livingstone&quot;},{&quot;given&quot;:&quot;Alicia&quot;,&quot;family&quot;:&quot;Blum-Ross&quot;},{&quot;given&quot;:&quot;Jennifer&quot;,&quot;family&quot;:&quot;Pavlick&quot;},{&quot;given&quot;:&quot;Kjartan&quot;,&quot;family&quot;:&quot;Ólafsson&quot;}]},&quot;uris&quot;:[&quot;http://zotero.org/users/1913249/items/TGJKKB2I&quot;],&quot;id&quot;:3031}],&quot;citationID&quot;:&quot;hwmmwmhe&quot;} RNDrsdpmvsefm"/>&lt;Do Zotero Refresh: [@ito_hanging_2010; @livingstone_digital_2018]&gt;<text:reference-mark-end text:name="ZOTERO_ITEM CSL_CITATION {&quot;schema&quot;:&quot;https://github.com/citation-style-language/schema/raw/master/csl-citation.json&quot;,&quot;properties&quot;:{&quot;noteIndex&quot;:0,&quot;formattedCitation&quot;:&quot;[@ito_hanging_2010; @livingstone_digital_2018]&quot;},&quot;citationItems&quot;:[{&quot;uri&quot;:[&quot;http://zotero.org/users/1913249/items/URKI7FTD&quot;],&quot;suffix&quot;:&quot;&quot;,&quot;prefix&quot;:&quot;&quot;,&quot;itemData&quot;:{&quot;publisher-place&quot;:&quot;Cambridge, Mass.&quot;,&quot;citation-key&quot;:&quot;ito_hanging_2010&quot;,&quot;title&quot;:&quot;Hanging out, messing around, and geeking out: kids living and learning with new media&quot;,&quot;event-place&quot;:&quot;Cambridge, Mass.&quot;,&quot;source&quot;:&quot;Gemeinsamer Bibliotheksverbund ISBN&quot;,&quot;type&quot;:&quot;book&quot;,&quot;publisher&quot;:&quot;MIT Press&quot;,&quot;ISBN&quot;:&quot;978-0-262-01336-9 978-0-262-51854-3&quot;,&quot;language&quot;:&quot;eng&quot;,&quot;note&quot;:&quot;OCLC: 699713878&quot;,&quot;number-of-pages&quot;:&quot;419&quot;,&quot;issued&quot;:{&quot;date-parts&quot;:[[&quot;2010&quot;]]},&quot;editor&quot;:[{&quot;given&quot;:&quot;Mizuko&quot;,&quot;family&quot;:&quot;Itō&quot;},{&quot;given&quot;:&quot;Sonja&quot;,&quot;family&quot;:&quot;Baumer&quot;},{&quot;given&quot;:&quot;Matteo&quot;,&quot;family&quot;:&quot;Bittanti&quot;},{&quot;given&quot;:&quot;Judd&quot;,&quot;family&quot;:&quot;Antin&quot;}],&quot;id&quot;:&quot;ito_hanging_2010&quot;,&quot;title-short&quot;:&quot;Hanging out, messing around, and geeking out&quot;,&quot;collection-title&quot;:&quot;The John D. and Catherine T. MacArthur Foundation series on digital media and learning&quot;},&quot;uris&quot;:[&quot;http://zotero.org/users/1913249/items/URKI7FTD&quot;],&quot;id&quot;:1939},{&quot;uri&quot;:[&quot;http://zotero.org/users/1913249/items/TGJKKB2I&quot;],&quot;suffix&quot;:&quot;&quot;,&quot;prefix&quot;:&quot;&quot;,&quot;itemData&quot;:{&quot;type&quot;:&quot;article-journal&quot;,&quot;issued&quot;:{&quot;date-parts&quot;:[[&quot;2018&quot;]]},&quot;title&quot;:&quot;In the digital home, how do parents support their children and who supports them?&quot;,&quot;citation-key&quot;:&quot;livingstone_digital_2018&quot;,&quot;id&quot;:&quot;livingstone_digital_2018&quot;,&quot;author&quot;:[{&quot;given&quot;:&quot;Sonia&quot;,&quot;family&quot;:&quot;Livingstone&quot;},{&quot;given&quot;:&quot;Alicia&quot;,&quot;family&quot;:&quot;Blum-Ross&quot;},{&quot;given&quot;:&quot;Jennifer&quot;,&quot;family&quot;:&quot;Pavlick&quot;},{&quot;given&quot;:&quot;Kjartan&quot;,&quot;family&quot;:&quot;Ólafsson&quot;}]},&quot;uris&quot;:[&quot;http://zotero.org/users/1913249/items/TGJKKB2I&quot;],&quot;id&quot;:3031}],&quot;citationID&quot;:&quot;hwmmwmhe&quot;} RNDrsdpmvsefm"/>, particularly retro gaming <text:reference-mark-start text:name="ZOTERO_ITEM CSL_CITATION {&quot;schema&quot;:&quot;https://github.com/citation-style-language/schema/raw/master/csl-citation.json&quot;,&quot;properties&quot;:{&quot;noteIndex&quot;:0,&quot;formattedCitation&quot;:&quot;[@heineman2014public]&quot;},&quot;citationItems&quot;:[{&quot;uri&quot;:[&quot;http://zotero.org/users/1913249/items/XEE4UU7T&quot;],&quot;suffix&quot;:&quot;&quot;,&quot;prefix&quot;:&quot;&quot;,&quot;itemData&quot;:{&quot;container-title&quot;:&quot;Journal of Games Criticism&quot;,&quot;type&quot;:&quot;article-journal&quot;,&quot;issue&quot;:&quot;1&quot;,&quot;author&quot;:[{&quot;given&quot;:&quot;David S&quot;,&quot;family&quot;:&quot;Heineman&quot;}],&quot;page&quot;:&quot;1–24&quot;,&quot;id&quot;:&quot;heineman2014public&quot;,&quot;title&quot;:&quot;Public memory and gamer identity: Retrogaming as nostalgia&quot;,&quot;citation-key&quot;:&quot;heineman2014public&quot;,&quot;volume&quot;:&quot;1&quot;,&quot;issued&quot;:{&quot;date-parts&quot;:[[&quot;2014&quot;]]}},&quot;uris&quot;:[&quot;http://zotero.org/users/1913249/items/XEE4UU7T&quot;],&quot;id&quot;:9601}],&quot;citationID&quot;:&quot;ddjiyxqv&quot;} RNDvmikrpgdbc"/>&lt;Do Zotero Refresh: [@heineman2014public]&gt;<text:reference-mark-end text:name="ZOTERO_ITEM CSL_CITATION {&quot;schema&quot;:&quot;https://github.com/citation-style-language/schema/raw/master/csl-citation.json&quot;,&quot;properties&quot;:{&quot;noteIndex&quot;:0,&quot;formattedCitation&quot;:&quot;[@heineman2014public]&quot;},&quot;citationItems&quot;:[{&quot;uri&quot;:[&quot;http://zotero.org/users/1913249/items/XEE4UU7T&quot;],&quot;suffix&quot;:&quot;&quot;,&quot;prefix&quot;:&quot;&quot;,&quot;itemData&quot;:{&quot;container-title&quot;:&quot;Journal of Games Criticism&quot;,&quot;type&quot;:&quot;article-journal&quot;,&quot;issue&quot;:&quot;1&quot;,&quot;author&quot;:[{&quot;given&quot;:&quot;David S&quot;,&quot;family&quot;:&quot;Heineman&quot;}],&quot;page&quot;:&quot;1–24&quot;,&quot;id&quot;:&quot;heineman2014public&quot;,&quot;title&quot;:&quot;Public memory and gamer identity: Retrogaming as nostalgia&quot;,&quot;citation-key&quot;:&quot;heineman2014public&quot;,&quot;volume&quot;:&quot;1&quot;,&quot;issued&quot;:{&quot;date-parts&quot;:[[&quot;2014&quot;]]}},&quot;uris&quot;:[&quot;http://zotero.org/users/1913249/items/XEE4UU7T&quot;],&quot;id&quot;:9601}],&quot;citationID&quot;:&quot;ddjiyxqv&quot;} RNDvmikrpgdbc"/>. As such, the process of facilitating ways to surface and work with such tacit knowledge aligns with Moll’s concept of funds of knowledge, and, potentially, funds of identity <text:reference-mark-start text:name="ZOTERO_ITEM CSL_CITATION {&quot;schema&quot;:&quot;https://github.com/citation-style-language/schema/raw/master/csl-citation.json&quot;,&quot;properties&quot;:{&quot;noteIndex&quot;:0,&quot;formattedCitation&quot;:&quot;[@fasso_identity_2020; @esteban-guitart_funds_2014]&quot;},&quot;citationItems&quot;:[{&quot;uri&quot;:[&quot;http://zotero.org/users/1913249/items/TE355DNG&quot;],&quot;suffix&quot;:&quot;&quot;,&quot;prefix&quot;:&quot;&quot;,&quot;itemData&quot;:{&quot;container-title&quot;:&quot;International Journal of Technology and Design Education&quot;,&quot;ISSN&quot;:&quot;0957-7572, 1573-1804&quot;,&quot;type&quot;:&quot;article-journal&quot;,&quot;container-title-short&quot;:&quot;Int J Technol Des Educ&quot;,&quot;issued&quot;:{&quot;date-parts&quot;:[[&quot;2020&quot;,4]]},&quot;accessed&quot;:{&quot;date-parts&quot;:[[&quot;2025&quot;,1,6]]},&quot;source&quot;:&quot;DOI.org (Crossref)&quot;,&quot;language&quot;:&quot;en&quot;,&quot;URL&quot;:&quot;http://link.springer.com/10.1007/s10798-019-09501-z&quot;,&quot;issue&quot;:&quot;2&quot;,&quot;author&quot;:[{&quot;given&quot;:&quot;Wendy&quot;,&quot;family&quot;:&quot;Fasso&quot;},{&quot;given&quot;:&quot;Bruce Allen&quot;,&quot;family&quot;:&quot;Knight&quot;}],&quot;volume&quot;:&quot;30&quot;,&quot;DOI&quot;:&quot;10.1007/s10798-019-09501-z&quot;,&quot;title&quot;:&quot;Identity development in school makerspaces: intentional design&quot;,&quot;page&quot;:&quot;275-294&quot;,&quot;citation-key&quot;:&quot;fasso_identity_2020&quot;,&quot;title-short&quot;:&quot;Identity development in school makerspaces&quot;,&quot;id&quot;:&quot;fasso_identity_2020&quot;},&quot;uris&quot;:[&quot;http://zotero.org/users/1913249/items/TE355DNG&quot;],&quot;id&quot;:9989},{&quot;uri&quot;:[&quot;http://zotero.org/users/1913249/items/CQ99KQEY&quot;],&quot;suffix&quot;:&quot;&quot;,&quot;prefix&quot;:&quot;&quot;,&quot;itemData&quot;:{&quot;container-title&quot;:&quot;Culture &amp; Psychology&quot;,&quot;ISSN&quot;:&quot;1354-067X&quot;,&quot;type&quot;:&quot;article-journal&quot;,&quot;issued&quot;:{&quot;date-parts&quot;:[[&quot;2014&quot;,3,1]]},&quot;accessed&quot;:{&quot;date-parts&quot;:[[&quot;2024&quot;,6,5]]},&quot;source&quot;:&quot;SAGE Journals&quot;,&quot;language&quot;:&quot;en&quot;,&quot;URL&quot;:&quot;https://doi.org/10.1177/1354067X13515934&quot;,&quot;volume&quot;:&quot;20&quot;,&quot;issue&quot;:&quot;1&quot;,&quot;author&quot;:[{&quot;given&quot;:&quot;Moisès&quot;,&quot;family&quot;:&quot;Esteban-Guitart&quot;},{&quot;given&quot;:&quot;Luis C&quot;,&quot;family&quot;:&quot;Mol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DOI&quot;:&quot;10.1177/1354067X13515934&quot;,&quot;title&quot;:&quot;Funds of Identity: A new concept based on the Funds of Knowledge approach&quot;,&quot;publisher&quot;:&quot;SAGE Publications Ltd&quot;,&quot;page&quot;:&quot;31-48&quot;,&quot;id&quot;:&quot;esteban-guitart_funds_2014&quot;,&quot;title-short&quot;:&quot;Funds of Identity&quot;,&quot;citation-key&quot;:&quot;esteban-guitart_funds_2014&quot;},&quot;uris&quot;:[&quot;http://zotero.org/users/1913249/items/CQ99KQEY&quot;],&quot;id&quot;:9493}],&quot;citationID&quot;:&quot;qjhiclyp&quot;} RNDgrtmewqnfo"/>&lt;Do Zotero Refresh: [@fasso_identity_2020; @esteban-guitart_funds_2014]&gt;<text:reference-mark-end text:name="ZOTERO_ITEM CSL_CITATION {&quot;schema&quot;:&quot;https://github.com/citation-style-language/schema/raw/master/csl-citation.json&quot;,&quot;properties&quot;:{&quot;noteIndex&quot;:0,&quot;formattedCitation&quot;:&quot;[@fasso_identity_2020; @esteban-guitart_funds_2014]&quot;},&quot;citationItems&quot;:[{&quot;uri&quot;:[&quot;http://zotero.org/users/1913249/items/TE355DNG&quot;],&quot;suffix&quot;:&quot;&quot;,&quot;prefix&quot;:&quot;&quot;,&quot;itemData&quot;:{&quot;container-title&quot;:&quot;International Journal of Technology and Design Education&quot;,&quot;ISSN&quot;:&quot;0957-7572, 1573-1804&quot;,&quot;type&quot;:&quot;article-journal&quot;,&quot;container-title-short&quot;:&quot;Int J Technol Des Educ&quot;,&quot;issued&quot;:{&quot;date-parts&quot;:[[&quot;2020&quot;,4]]},&quot;accessed&quot;:{&quot;date-parts&quot;:[[&quot;2025&quot;,1,6]]},&quot;source&quot;:&quot;DOI.org (Crossref)&quot;,&quot;language&quot;:&quot;en&quot;,&quot;URL&quot;:&quot;http://link.springer.com/10.1007/s10798-019-09501-z&quot;,&quot;issue&quot;:&quot;2&quot;,&quot;author&quot;:[{&quot;given&quot;:&quot;Wendy&quot;,&quot;family&quot;:&quot;Fasso&quot;},{&quot;given&quot;:&quot;Bruce Allen&quot;,&quot;family&quot;:&quot;Knight&quot;}],&quot;volume&quot;:&quot;30&quot;,&quot;DOI&quot;:&quot;10.1007/s10798-019-09501-z&quot;,&quot;title&quot;:&quot;Identity development in school makerspaces: intentional design&quot;,&quot;page&quot;:&quot;275-294&quot;,&quot;citation-key&quot;:&quot;fasso_identity_2020&quot;,&quot;title-short&quot;:&quot;Identity development in school makerspaces&quot;,&quot;id&quot;:&quot;fasso_identity_2020&quot;},&quot;uris&quot;:[&quot;http://zotero.org/users/1913249/items/TE355DNG&quot;],&quot;id&quot;:9989},{&quot;uri&quot;:[&quot;http://zotero.org/users/1913249/items/CQ99KQEY&quot;],&quot;suffix&quot;:&quot;&quot;,&quot;prefix&quot;:&quot;&quot;,&quot;itemData&quot;:{&quot;container-title&quot;:&quot;Culture &amp; Psychology&quot;,&quot;ISSN&quot;:&quot;1354-067X&quot;,&quot;type&quot;:&quot;article-journal&quot;,&quot;issued&quot;:{&quot;date-parts&quot;:[[&quot;2014&quot;,3,1]]},&quot;accessed&quot;:{&quot;date-parts&quot;:[[&quot;2024&quot;,6,5]]},&quot;source&quot;:&quot;SAGE Journals&quot;,&quot;language&quot;:&quot;en&quot;,&quot;URL&quot;:&quot;https://doi.org/10.1177/1354067X13515934&quot;,&quot;volume&quot;:&quot;20&quot;,&quot;issue&quot;:&quot;1&quot;,&quot;author&quot;:[{&quot;given&quot;:&quot;Moisès&quot;,&quot;family&quot;:&quot;Esteban-Guitart&quot;},{&quot;given&quot;:&quot;Luis C&quot;,&quot;family&quot;:&quot;Mol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DOI&quot;:&quot;10.1177/1354067X13515934&quot;,&quot;title&quot;:&quot;Funds of Identity: A new concept based on the Funds of Knowledge approach&quot;,&quot;publisher&quot;:&quot;SAGE Publications Ltd&quot;,&quot;page&quot;:&quot;31-48&quot;,&quot;id&quot;:&quot;esteban-guitart_funds_2014&quot;,&quot;title-short&quot;:&quot;Funds of Identity&quot;,&quot;citation-key&quot;:&quot;esteban-guitart_funds_2014&quot;},&quot;uris&quot;:[&quot;http://zotero.org/users/1913249/items/CQ99KQEY&quot;],&quot;id&quot;:9493}],&quot;citationID&quot;:&quot;qjhiclyp&quot;} RNDgrtmewqnfo"/>.</text:p>
      <text:p text:style-name="Text_20_body">Within a CHAT framework, these funds of identity and knowledge can be seen as tools that facilitate the transfer of potentially useful concepts and practices across the boundaries between activity systems, in this case, between home activity and that happening in this game-making community. The associated inclusive benefits of working with participants’ home interests are explored by Barron <text:reference-mark-start text:name="ZOTERO_ITEM CSL_CITATION {&quot;schema&quot;:&quot;https://github.com/citation-style-language/schema/raw/master/csl-citation.json&quot;,&quot;properties&quot;:{&quot;noteIndex&quot;:0,&quot;formattedCitation&quot;:&quot;[@barron_conceptualizing_2010; @barron_interest_2006-1]&quot;},&quot;citationItems&quot;:[{&quot;uri&quot;:[&quot;http://zotero.org/users/1913249/items/U9C3NVKC&quot;],&quot;suffix&quot;:&quot;&quot;,&quot;prefix&quot;:&quot;&quot;,&quot;itemData&quot;:{&quot;container-title&quot;:&quot;Teachers College Record: The Voice of Scholarship in Education&quot;,&quot;ISSN&quot;:&quot;0161-4681, 1467-9620&quot;,&quot;type&quot;:&quot;article-journal&quot;,&quot;container-title-short&quot;:&quot;Teachers College Record: The Voice of Scholarship in Education&quot;,&quot;issued&quot;:{&quot;date-parts&quot;:[[&quot;2010&quot;,12]]},&quot;accessed&quot;:{&quot;date-parts&quot;:[[&quot;2025&quot;,1,6]]},&quot;source&quot;:&quot;DOI.org (Crossref)&quot;,&quot;license&quot;:&quot;https://journals.sagepub.com/page/policies/text-and-data-mining-license&quot;,&quot;language&quot;:&quot;en&quot;,&quot;URL&quot;:&quot;https://journals.sagepub.com/doi/10.1177/016146811011201308&quot;,&quot;issue&quot;:&quot;13&quot;,&quot;author&quot;:[{&quot;given&quot;:&quot;Brigid&quot;,&quot;family&quot;:&quot;Barron&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DOI&quot;:&quot;10.1177/016146811011201308&quot;,&quot;title&quot;:&quot;Conceptualizing and Tracing Learning Pathways over Time and Setting&quot;,&quot;page&quot;:&quot;113-127&quot;,&quot;id&quot;:&quot;barron_conceptualizing_2010&quot;,&quot;volume&quot;:&quot;112&quot;,&quot;citation-key&quot;:&quot;barron_conceptualizing_2010&quot;},&quot;uris&quot;:[&quot;http://zotero.org/users/1913249/items/U9C3NVKC&quot;],&quot;id&quot;:9991},{&quot;uri&quot;:[&quot;http://zotero.org/users/1913249/items/S35EACT5&quot;],&quot;suffix&quot;:&quot;&quot;,&quot;prefix&quot;:&quot;&quot;,&quot;itemData&quot;:{&quot;container-title&quot;:&quot;Human Development&quot;,&quot;ISSN&quot;:&quot;0018-716X, 1423-0054&quot;,&quot;type&quot;:&quot;article-journal&quot;,&quot;container-title-short&quot;:&quot;Human Development&quot;,&quot;issued&quot;:{&quot;date-parts&quot;:[[&quot;2006&quot;]]},&quot;accessed&quot;:{&quot;date-parts&quot;:[[&quot;2025&quot;,1,6]]},&quot;source&quot;:&quot;DOI.org (Crossref)&quot;,&quot;license&quot;:&quot;https://www.karger.com/Services/SiteLicenses&quot;,&quot;language&quot;:&quot;en&quot;,&quot;URL&quot;:&quot;https://karger.com/HDE/article/doi/10.1159/000094368&quot;,&quot;issue&quot;:&quot;4&quot;,&quot;author&quot;:[{&quot;given&quot;:&quot;Brigid&quot;,&quot;family&quot;:&quot;Barron&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volume&quot;:&quot;49&quot;,&quot;DOI&quot;:&quot;10.1159/000094368&quot;,&quot;title&quot;:&quot;Interest and Self-Sustained Learning as Catalysts of Development: A Learning Ecology Perspective&quot;,&quot;page&quot;:&quot;193-224&quot;,&quot;id&quot;:&quot;barron_interest_2006-1&quot;,&quot;title-short&quot;:&quot;Interest and Self-Sustained Learning as Catalysts of Development&quot;,&quot;citation-key&quot;:&quot;barron_interest_2006-1&quot;},&quot;uris&quot;:[&quot;http://zotero.org/users/1913249/items/S35EACT5&quot;],&quot;id&quot;:9993}],&quot;citationID&quot;:&quot;lvkgisqz&quot;} RNDixdkauuhcw"/>&lt;Do Zotero Refresh: [@barron_conceptualizing_2010; @barron_interest_2006-1]&gt;<text:reference-mark-end text:name="ZOTERO_ITEM CSL_CITATION {&quot;schema&quot;:&quot;https://github.com/citation-style-language/schema/raw/master/csl-citation.json&quot;,&quot;properties&quot;:{&quot;noteIndex&quot;:0,&quot;formattedCitation&quot;:&quot;[@barron_conceptualizing_2010; @barron_interest_2006-1]&quot;},&quot;citationItems&quot;:[{&quot;uri&quot;:[&quot;http://zotero.org/users/1913249/items/U9C3NVKC&quot;],&quot;suffix&quot;:&quot;&quot;,&quot;prefix&quot;:&quot;&quot;,&quot;itemData&quot;:{&quot;container-title&quot;:&quot;Teachers College Record: The Voice of Scholarship in Education&quot;,&quot;ISSN&quot;:&quot;0161-4681, 1467-9620&quot;,&quot;type&quot;:&quot;article-journal&quot;,&quot;container-title-short&quot;:&quot;Teachers College Record: The Voice of Scholarship in Education&quot;,&quot;issued&quot;:{&quot;date-parts&quot;:[[&quot;2010&quot;,12]]},&quot;accessed&quot;:{&quot;date-parts&quot;:[[&quot;2025&quot;,1,6]]},&quot;source&quot;:&quot;DOI.org (Crossref)&quot;,&quot;license&quot;:&quot;https://journals.sagepub.com/page/policies/text-and-data-mining-license&quot;,&quot;language&quot;:&quot;en&quot;,&quot;URL&quot;:&quot;https://journals.sagepub.com/doi/10.1177/016146811011201308&quot;,&quot;issue&quot;:&quot;13&quot;,&quot;author&quot;:[{&quot;given&quot;:&quot;Brigid&quot;,&quot;family&quot;:&quot;Barron&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DOI&quot;:&quot;10.1177/016146811011201308&quot;,&quot;title&quot;:&quot;Conceptualizing and Tracing Learning Pathways over Time and Setting&quot;,&quot;page&quot;:&quot;113-127&quot;,&quot;id&quot;:&quot;barron_conceptualizing_2010&quot;,&quot;volume&quot;:&quot;112&quot;,&quot;citation-key&quot;:&quot;barron_conceptualizing_2010&quot;},&quot;uris&quot;:[&quot;http://zotero.org/users/1913249/items/U9C3NVKC&quot;],&quot;id&quot;:9991},{&quot;uri&quot;:[&quot;http://zotero.org/users/1913249/items/S35EACT5&quot;],&quot;suffix&quot;:&quot;&quot;,&quot;prefix&quot;:&quot;&quot;,&quot;itemData&quot;:{&quot;container-title&quot;:&quot;Human Development&quot;,&quot;ISSN&quot;:&quot;0018-716X, 1423-0054&quot;,&quot;type&quot;:&quot;article-journal&quot;,&quot;container-title-short&quot;:&quot;Human Development&quot;,&quot;issued&quot;:{&quot;date-parts&quot;:[[&quot;2006&quot;]]},&quot;accessed&quot;:{&quot;date-parts&quot;:[[&quot;2025&quot;,1,6]]},&quot;source&quot;:&quot;DOI.org (Crossref)&quot;,&quot;license&quot;:&quot;https://www.karger.com/Services/SiteLicenses&quot;,&quot;language&quot;:&quot;en&quot;,&quot;URL&quot;:&quot;https://karger.com/HDE/article/doi/10.1159/000094368&quot;,&quot;issue&quot;:&quot;4&quot;,&quot;author&quot;:[{&quot;given&quot;:&quot;Brigid&quot;,&quot;family&quot;:&quot;Barron&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volume&quot;:&quot;49&quot;,&quot;DOI&quot;:&quot;10.1159/000094368&quot;,&quot;title&quot;:&quot;Interest and Self-Sustained Learning as Catalysts of Development: A Learning Ecology Perspective&quot;,&quot;page&quot;:&quot;193-224&quot;,&quot;id&quot;:&quot;barron_interest_2006-1&quot;,&quot;title-short&quot;:&quot;Interest and Self-Sustained Learning as Catalysts of Development&quot;,&quot;citation-key&quot;:&quot;barron_interest_2006-1&quot;},&quot;uris&quot;:[&quot;http://zotero.org/users/1913249/items/S35EACT5&quot;],&quot;id&quot;:9993}],&quot;citationID&quot;:&quot;lvkgisqz&quot;} RNDixdkauuhcw"/> and similar work by Gutiérrez on third spaces <text:reference-mark-start text:name="ZOTERO_ITEM CSL_CITATION {&quot;schema&quot;:&quot;https://github.com/citation-style-language/schema/raw/master/csl-citation.json&quot;,&quot;properties&quot;:{&quot;noteIndex&quot;:0,&quot;formattedCitation&quot;:&quot;[@gutierrez_developing_2008]&quot;},&quot;citationItems&quot;:[{&quot;uri&quot;:[&quot;http://zotero.org/users/1913249/items/DAPR6ZQ4&quot;],&quot;suffix&quot;:&quot;&quot;,&quot;prefix&quot;:&quot;&quot;,&quot;itemData&quot;:{&quot;container-title&quot;:&quot;Reading Research Quarterly&quot;,&quot;ISSN&quot;:&quot;1936-2722&quot;,&quot;type&quot;:&quot;article-journal&quot;,&quot;issued&quot;:{&quot;date-parts&quot;:[[&quot;2008&quot;]]},&quot;accessed&quot;:{&quot;date-parts&quot;:[[&quot;2021&quot;,3,18]]},&quot;source&quot;:&quot;Wiley Online Library&quot;,&quot;language&quot;:&quot;en&quot;,&quot;URL&quot;:&quot;https://ila.onlinelibrary.wiley.com/doi/abs/10.1598/RRQ.43.2.3&quot;,&quot;issue&quot;:&quot;2&quot;,&quot;author&quot;:[{&quot;given&quot;:&quot;Kris D.&quot;,&quot;family&quot;:&quot;Gutiérrez&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itation-key&quot;:&quot;gutierrez_developing_2008&quot;,&quot;title&quot;:&quot;Developing a Sociocritical Literacy in the Third Space&quot;,&quot;page&quot;:&quot;148-164&quot;,&quot;DOI&quot;:&quot;https://doi.org/10.1598/RRQ.43.2.3&quot;,&quot;volume&quot;:&quot;43&quot;,&quot;id&quot;:&quot;gutierrez_developing_2008&quot;},&quot;uris&quot;:[&quot;http://zotero.org/users/1913249/items/DAPR6ZQ4&quot;],&quot;id&quot;:79}],&quot;citationID&quot;:&quot;sblzsfmw&quot;} RNDccjhrvdbbl"/>&lt;Do Zotero Refresh: [@gutierrez_developing_2008]&gt;<text:reference-mark-end text:name="ZOTERO_ITEM CSL_CITATION {&quot;schema&quot;:&quot;https://github.com/citation-style-language/schema/raw/master/csl-citation.json&quot;,&quot;properties&quot;:{&quot;noteIndex&quot;:0,&quot;formattedCitation&quot;:&quot;[@gutierrez_developing_2008]&quot;},&quot;citationItems&quot;:[{&quot;uri&quot;:[&quot;http://zotero.org/users/1913249/items/DAPR6ZQ4&quot;],&quot;suffix&quot;:&quot;&quot;,&quot;prefix&quot;:&quot;&quot;,&quot;itemData&quot;:{&quot;container-title&quot;:&quot;Reading Research Quarterly&quot;,&quot;ISSN&quot;:&quot;1936-2722&quot;,&quot;type&quot;:&quot;article-journal&quot;,&quot;issued&quot;:{&quot;date-parts&quot;:[[&quot;2008&quot;]]},&quot;accessed&quot;:{&quot;date-parts&quot;:[[&quot;2021&quot;,3,18]]},&quot;source&quot;:&quot;Wiley Online Library&quot;,&quot;language&quot;:&quot;en&quot;,&quot;URL&quot;:&quot;https://ila.onlinelibrary.wiley.com/doi/abs/10.1598/RRQ.43.2.3&quot;,&quot;issue&quot;:&quot;2&quot;,&quot;author&quot;:[{&quot;given&quot;:&quot;Kris D.&quot;,&quot;family&quot;:&quot;Gutiérrez&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itation-key&quot;:&quot;gutierrez_developing_2008&quot;,&quot;title&quot;:&quot;Developing a Sociocritical Literacy in the Third Space&quot;,&quot;page&quot;:&quot;148-164&quot;,&quot;DOI&quot;:&quot;https://doi.org/10.1598/RRQ.43.2.3&quot;,&quot;volume&quot;:&quot;43&quot;,&quot;id&quot;:&quot;gutierrez_developing_2008&quot;},&quot;uris&quot;:[&quot;http://zotero.org/users/1913249/items/DAPR6ZQ4&quot;],&quot;id&quot;:79}],&quot;citationID&quot;:&quot;sblzsfmw&quot;} RNDccjhrvdbbl"/>. Existing research outlines the motivations for social making incorporating gaming cultural elements <text:reference-mark-start text:name="ZOTERO_ITEM CSL_CITATION {&quot;schema&quot;:&quot;https://github.com/citation-style-language/schema/raw/master/csl-citation.json&quot;,&quot;properties&quot;:{&quot;noteIndex&quot;:0,&quot;formattedCitation&quot;:&quot;[@ito_hanging_2010; @gee_what_2003]&quot;},&quot;citationItems&quot;:[{&quot;uri&quot;:[&quot;http://zotero.org/users/1913249/items/URKI7FTD&quot;],&quot;suffix&quot;:&quot;&quot;,&quot;prefix&quot;:&quot;&quot;,&quot;itemData&quot;:{&quot;publisher-place&quot;:&quot;Cambridge, Mass.&quot;,&quot;citation-key&quot;:&quot;ito_hanging_2010&quot;,&quot;title&quot;:&quot;Hanging out, messing around, and geeking out: kids living and learning with new media&quot;,&quot;event-place&quot;:&quot;Cambridge, Mass.&quot;,&quot;source&quot;:&quot;Gemeinsamer Bibliotheksverbund ISBN&quot;,&quot;type&quot;:&quot;book&quot;,&quot;publisher&quot;:&quot;MIT Press&quot;,&quot;ISBN&quot;:&quot;978-0-262-01336-9 978-0-262-51854-3&quot;,&quot;language&quot;:&quot;eng&quot;,&quot;note&quot;:&quot;OCLC: 699713878&quot;,&quot;number-of-pages&quot;:&quot;419&quot;,&quot;issued&quot;:{&quot;date-parts&quot;:[[&quot;2010&quot;]]},&quot;editor&quot;:[{&quot;given&quot;:&quot;Mizuko&quot;,&quot;family&quot;:&quot;Itō&quot;},{&quot;given&quot;:&quot;Sonja&quot;,&quot;family&quot;:&quot;Baumer&quot;},{&quot;given&quot;:&quot;Matteo&quot;,&quot;family&quot;:&quot;Bittanti&quot;},{&quot;given&quot;:&quot;Judd&quot;,&quot;family&quot;:&quot;Antin&quot;}],&quot;id&quot;:&quot;ito_hanging_2010&quot;,&quot;title-short&quot;:&quot;Hanging out, messing around, and geeking out&quot;,&quot;collection-title&quot;:&quot;The John D. and Catherine T. MacArthur Foundation series on digital media and learning&quot;},&quot;uris&quot;:[&quot;http://zotero.org/users/1913249/items/URKI7FTD&quot;],&quot;id&quot;:1939},{&quot;uri&quot;:[&quot;http://zotero.org/users/1913249/items/95XDU3KM&quot;],&quot;suffix&quot;:&quot;&quot;,&quot;prefix&quot;:&quot;&quot;,&quot;itemData&quot;:{&quot;id&quot;:&quot;gee_what_2003&quot;,&quot;container-title&quot;:&quot;Computers in Entertainment&quot;,&quot;title&quot;:&quot;What video games have to teach us about learning and literacy&quot;,&quot;ISSN&quot;:&quot;15443574&quot;,&quot;URL&quot;:&quot;http://portal.acm.org/citation.cfm?doid=950566.950595&quot;,&quot;type&quot;:&quot;article-journal&quot;,&quot;issue&quot;:&quot;1&quot;,&quot;author&quot;:[{&quot;given&quot;:&quot;James Paul&quot;,&quot;family&quot;:&quot;Gee&quot;}],&quot;accessed&quot;:{&quot;date-parts&quot;:[[&quot;2016&quot;,4,2]]},&quot;issued&quot;:{&quot;date-parts&quot;:[[&quot;2003&quot;,10,1]]},&quot;page&quot;:&quot;20&quot;,&quot;DOI&quot;:&quot;10.1145/950566.950595&quot;,&quot;source&quot;:&quot;CrossRef&quot;,&quot;citation-key&quot;:&quot;gee_what_2003&quot;,&quot;volume&quot;:&quot;1&quot;,&quot;language&quot;:&quot;en&quot;},&quot;uris&quot;:[&quot;http://zotero.org/users/1913249/items/95XDU3KM&quot;],&quot;id&quot;:983}],&quot;citationID&quot;:&quot;urldppnp&quot;} RNDjhxmepnqpg"/>&lt;Do Zotero Refresh: [@ito_hanging_2010; @gee_what_2003]&gt;<text:reference-mark-end text:name="ZOTERO_ITEM CSL_CITATION {&quot;schema&quot;:&quot;https://github.com/citation-style-language/schema/raw/master/csl-citation.json&quot;,&quot;properties&quot;:{&quot;noteIndex&quot;:0,&quot;formattedCitation&quot;:&quot;[@ito_hanging_2010; @gee_what_2003]&quot;},&quot;citationItems&quot;:[{&quot;uri&quot;:[&quot;http://zotero.org/users/1913249/items/URKI7FTD&quot;],&quot;suffix&quot;:&quot;&quot;,&quot;prefix&quot;:&quot;&quot;,&quot;itemData&quot;:{&quot;publisher-place&quot;:&quot;Cambridge, Mass.&quot;,&quot;citation-key&quot;:&quot;ito_hanging_2010&quot;,&quot;title&quot;:&quot;Hanging out, messing around, and geeking out: kids living and learning with new media&quot;,&quot;event-place&quot;:&quot;Cambridge, Mass.&quot;,&quot;source&quot;:&quot;Gemeinsamer Bibliotheksverbund ISBN&quot;,&quot;type&quot;:&quot;book&quot;,&quot;publisher&quot;:&quot;MIT Press&quot;,&quot;ISBN&quot;:&quot;978-0-262-01336-9 978-0-262-51854-3&quot;,&quot;language&quot;:&quot;eng&quot;,&quot;note&quot;:&quot;OCLC: 699713878&quot;,&quot;number-of-pages&quot;:&quot;419&quot;,&quot;issued&quot;:{&quot;date-parts&quot;:[[&quot;2010&quot;]]},&quot;editor&quot;:[{&quot;given&quot;:&quot;Mizuko&quot;,&quot;family&quot;:&quot;Itō&quot;},{&quot;given&quot;:&quot;Sonja&quot;,&quot;family&quot;:&quot;Baumer&quot;},{&quot;given&quot;:&quot;Matteo&quot;,&quot;family&quot;:&quot;Bittanti&quot;},{&quot;given&quot;:&quot;Judd&quot;,&quot;family&quot;:&quot;Antin&quot;}],&quot;id&quot;:&quot;ito_hanging_2010&quot;,&quot;title-short&quot;:&quot;Hanging out, messing around, and geeking out&quot;,&quot;collection-title&quot;:&quot;The John D. and Catherine T. MacArthur Foundation series on digital media and learning&quot;},&quot;uris&quot;:[&quot;http://zotero.org/users/1913249/items/URKI7FTD&quot;],&quot;id&quot;:1939},{&quot;uri&quot;:[&quot;http://zotero.org/users/1913249/items/95XDU3KM&quot;],&quot;suffix&quot;:&quot;&quot;,&quot;prefix&quot;:&quot;&quot;,&quot;itemData&quot;:{&quot;id&quot;:&quot;gee_what_2003&quot;,&quot;container-title&quot;:&quot;Computers in Entertainment&quot;,&quot;title&quot;:&quot;What video games have to teach us about learning and literacy&quot;,&quot;ISSN&quot;:&quot;15443574&quot;,&quot;URL&quot;:&quot;http://portal.acm.org/citation.cfm?doid=950566.950595&quot;,&quot;type&quot;:&quot;article-journal&quot;,&quot;issue&quot;:&quot;1&quot;,&quot;author&quot;:[{&quot;given&quot;:&quot;James Paul&quot;,&quot;family&quot;:&quot;Gee&quot;}],&quot;accessed&quot;:{&quot;date-parts&quot;:[[&quot;2016&quot;,4,2]]},&quot;issued&quot;:{&quot;date-parts&quot;:[[&quot;2003&quot;,10,1]]},&quot;page&quot;:&quot;20&quot;,&quot;DOI&quot;:&quot;10.1145/950566.950595&quot;,&quot;source&quot;:&quot;CrossRef&quot;,&quot;citation-key&quot;:&quot;gee_what_2003&quot;,&quot;volume&quot;:&quot;1&quot;,&quot;language&quot;:&quot;en&quot;},&quot;uris&quot;:[&quot;http://zotero.org/users/1913249/items/95XDU3KM&quot;],&quot;id&quot;:983}],&quot;citationID&quot;:&quot;urldppnp&quot;} RNDjhxmepnqpg"/> and the ability to make personalised game assets and narratives, which sustain engagement in digital making projects <text:reference-mark-start text:name="ZOTERO_ITEM CSL_CITATION {&quot;schema&quot;:&quot;https://github.com/citation-style-language/schema/raw/master/csl-citation.json&quot;,&quot;properties&quot;:{&quot;noteIndex&quot;:0,&quot;formattedCitation&quot;:&quot;[@sefton-green_mapping_2013]&quot;},&quot;citationItems&quot;:[{&quot;uri&quot;:[&quot;http://zotero.org/users/1913249/items/9LI3EL4F&quot;],&quot;suffix&quot;:&quot;&quot;,&quot;prefix&quot;:&quot;&quot;,&quot;itemData&quot;:{&quot;URL&quot;:&quot;http://www.nominettrust.org.uk/&quot;,&quot;type&quot;:&quot;webpage&quot;,&quot;author&quot;:[{&quot;given&quot;:&quot;Julian&quot;,&quot;family&quot;:&quot;Sefton-Green&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ssued&quot;:{&quot;date-parts&quot;:[[&quot;2013&quot;,3]]},&quot;accessed&quot;:{&quot;date-parts&quot;:[[&quot;2018&quot;,12,18]]},&quot;citation-key&quot;:&quot;sefton-green_mapping_2013&quot;,&quot;title&quot;:&quot;Mapping digital makers: a review exploring everyday creativity, learning lives and the digital&quot;,&quot;id&quot;:&quot;sefton-green_mapping_2013&quot;,&quot;title-short&quot;:&quot;Mapping digital makers&quot;,&quot;genre&quot;:&quot;Monograph&quot;},&quot;uris&quot;:[&quot;http://zotero.org/users/1913249/items/9LI3EL4F&quot;],&quot;id&quot;:195}],&quot;citationID&quot;:&quot;vbcyemfv&quot;} RNDhjwivraguq"/>&lt;Do Zotero Refresh: [@sefton-green_mapping_2013]&gt;<text:reference-mark-end text:name="ZOTERO_ITEM CSL_CITATION {&quot;schema&quot;:&quot;https://github.com/citation-style-language/schema/raw/master/csl-citation.json&quot;,&quot;properties&quot;:{&quot;noteIndex&quot;:0,&quot;formattedCitation&quot;:&quot;[@sefton-green_mapping_2013]&quot;},&quot;citationItems&quot;:[{&quot;uri&quot;:[&quot;http://zotero.org/users/1913249/items/9LI3EL4F&quot;],&quot;suffix&quot;:&quot;&quot;,&quot;prefix&quot;:&quot;&quot;,&quot;itemData&quot;:{&quot;URL&quot;:&quot;http://www.nominettrust.org.uk/&quot;,&quot;type&quot;:&quot;webpage&quot;,&quot;author&quot;:[{&quot;given&quot;:&quot;Julian&quot;,&quot;family&quot;:&quot;Sefton-Green&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ssued&quot;:{&quot;date-parts&quot;:[[&quot;2013&quot;,3]]},&quot;accessed&quot;:{&quot;date-parts&quot;:[[&quot;2018&quot;,12,18]]},&quot;citation-key&quot;:&quot;sefton-green_mapping_2013&quot;,&quot;title&quot;:&quot;Mapping digital makers: a review exploring everyday creativity, learning lives and the digital&quot;,&quot;id&quot;:&quot;sefton-green_mapping_2013&quot;,&quot;title-short&quot;:&quot;Mapping digital makers&quot;,&quot;genre&quot;:&quot;Monograph&quot;},&quot;uris&quot;:[&quot;http://zotero.org/users/1913249/items/9LI3EL4F&quot;],&quot;id&quot;:195}],&quot;citationID&quot;:&quot;vbcyemfv&quot;} RNDhjwivraguq"/>.</text:p>
      <text:p text:style-name="Text_20_body">In the last chapter, I outlined processes facilitating participants in creating and incorporating graphical, audio assets, and narrative elements into their games, and, referencing Appendix.tech.gameframework, briefly outlined how these elements were themed as <text:span text:style-name="T2">Game Polish</text:span> items within a typology of GDPs, which aligned with the MDA (mechanics, dynamics, and aesthetics) game element framework explored in Chapter 2. Addressing the aspect of pattern polish/aesthetics, in Vignette 5, Madiha and Nasrin show identification with the graphical-making process and the process of bringing it into the game. Beyond their internal family interaction, they share this artistic flair and attention to detail with the emerging learning community. Another pair Clive and Pearl, the grandparents of Toby, included a narrative message at the start of their game surfacing the interest and expertise of the family as beekeepers (see V6). This sparked interesting conversations with other participants.</text:p>
      <text:p text:style-name="Text_20_body">In addition to issues of aesthetics explored in the section above, home knowledge of game mechanics and dynamics, the M and D of the MDA framework also contributed to emerging cultural repertoires. Addressing experiences of game dynamics, as explored in the previous section, Vignette 4 gives several examples of participant feedback on the dynamics of Madiha’s game during playtesting. EXPLORE A BIT MORE</text:p>
      <text:p text:style-name="Text_20_body">Turning to game mechanics, Bertie comments on Toby’s game, which has a dominant game experience of timed jumping: “<text:span text:style-name="T2">It’s like parkour in Minecraft but timed. It’s like playing the game Wipeout. Have you ever played Wipeout?</text:span>” (see V1.b) Parkour in Minecraft and Wipeout are both game experiences whose main gameplay mechanic is about judging jumps and landing accurately. Bertie makes links to his existing experience of games, making comparisons between Toby’s game, commercial games, and his own. In doing so, Bertie is able to show his knowledge and analysis of gameplay patterns.</text:p>
      <text:p text:style-name="Text_20_body">While this study is exploratory and not designed to be representational, observations from video data in this study support existing research on the use of funds of knowledge and interest in digital projects as motivating factors and as a way to overcome barriers to alien cultures <text:reference-mark-start text:name="ZOTERO_ITEM CSL_CITATION {&quot;schema&quot;:&quot;https://github.com/citation-style-language/schema/raw/master/csl-citation.json&quot;,&quot;properties&quot;:{&quot;noteIndex&quot;:0,&quot;formattedCitation&quot;:&quot;[@gutierrez_learning_2019-1]&quot;},&quot;citationItems&quot;:[{&quot;uri&quot;:[&quot;http://zotero.org/users/1913249/items/G3R9PEWW&quot;],&quot;suffix&quot;:&quot;&quot;,&quot;prefix&quot;:&quot;&quot;,&quot;itemData&quot;:{&quot;container-title&quot;:&quot;Human Development&quot;,&quot;ISSN&quot;:&quot;0018-716X, 1423-0054&quot;,&quot;type&quot;:&quot;article-journal&quot;,&quot;container-title-short&quot;:&quot;Human Development&quot;,&quot;issued&quot;:{&quot;date-parts&quot;:[[&quot;2019&quot;]]},&quot;accessed&quot;:{&quot;date-parts&quot;:[[&quot;2025&quot;,1,10]]},&quot;source&quot;:&quot;DOI.org (Crossref)&quot;,&quot;license&quot;:&quot;https://www.karger.com/Services/SiteLicenses&quot;,&quot;language&quot;:&quot;en&quot;,&quot;URL&quot;:&quot;https://karger.com/HDE/article/doi/10.1159/000496239&quot;,&quot;issue&quot;:&quot;1-2&quot;,&quot;author&quot;:[{&quot;given&quot;:&quot;Kris D.&quot;,&quot;family&quot;:&quot;Gutiérrez&quot;},{&quot;given&quot;:&quot;Jennifer&quot;,&quot;family&quot;:&quot;Higgs&quot;},{&quot;given&quot;:&quot;José Ramón&quot;,&quot;family&quot;:&quot;Lizárraga&quot;},{&quot;given&quot;:&quot;Edward&quot;,&quot;family&quot;:&quot;Rivero&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volume&quot;:&quot;62&quot;,&quot;DOI&quot;:&quot;10.1159/000496239&quot;,&quot;title&quot;:&quot;Learning as Movement in Social Design-Based Experiments: Play as a Leading Activity&quot;,&quot;page&quot;:&quot;66-82&quot;,&quot;id&quot;:&quot;gutierrez_learning_2019-1&quot;,&quot;title-short&quot;:&quot;Learning as Movement in Social Design-Based Experiments&quot;,&quot;citation-key&quot;:&quot;gutierrez_learning_2019-1&quot;},&quot;uris&quot;:[&quot;http://zotero.org/users/1913249/items/G3R9PEWW&quot;],&quot;id&quot;:10007}],&quot;citationID&quot;:&quot;viffpcru&quot;} RNDsfkilgkneo"/>&lt;Do Zotero Refresh: [@gutierrez_learning_2019-1]&gt;<text:reference-mark-end text:name="ZOTERO_ITEM CSL_CITATION {&quot;schema&quot;:&quot;https://github.com/citation-style-language/schema/raw/master/csl-citation.json&quot;,&quot;properties&quot;:{&quot;noteIndex&quot;:0,&quot;formattedCitation&quot;:&quot;[@gutierrez_learning_2019-1]&quot;},&quot;citationItems&quot;:[{&quot;uri&quot;:[&quot;http://zotero.org/users/1913249/items/G3R9PEWW&quot;],&quot;suffix&quot;:&quot;&quot;,&quot;prefix&quot;:&quot;&quot;,&quot;itemData&quot;:{&quot;container-title&quot;:&quot;Human Development&quot;,&quot;ISSN&quot;:&quot;0018-716X, 1423-0054&quot;,&quot;type&quot;:&quot;article-journal&quot;,&quot;container-title-short&quot;:&quot;Human Development&quot;,&quot;issued&quot;:{&quot;date-parts&quot;:[[&quot;2019&quot;]]},&quot;accessed&quot;:{&quot;date-parts&quot;:[[&quot;2025&quot;,1,10]]},&quot;source&quot;:&quot;DOI.org (Crossref)&quot;,&quot;license&quot;:&quot;https://www.karger.com/Services/SiteLicenses&quot;,&quot;language&quot;:&quot;en&quot;,&quot;URL&quot;:&quot;https://karger.com/HDE/article/doi/10.1159/000496239&quot;,&quot;issue&quot;:&quot;1-2&quot;,&quot;author&quot;:[{&quot;given&quot;:&quot;Kris D.&quot;,&quot;family&quot;:&quot;Gutiérrez&quot;},{&quot;given&quot;:&quot;Jennifer&quot;,&quot;family&quot;:&quot;Higgs&quot;},{&quot;given&quot;:&quot;José Ramón&quot;,&quot;family&quot;:&quot;Lizárraga&quot;},{&quot;given&quot;:&quot;Edward&quot;,&quot;family&quot;:&quot;Rivero&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volume&quot;:&quot;62&quot;,&quot;DOI&quot;:&quot;10.1159/000496239&quot;,&quot;title&quot;:&quot;Learning as Movement in Social Design-Based Experiments: Play as a Leading Activity&quot;,&quot;page&quot;:&quot;66-82&quot;,&quot;id&quot;:&quot;gutierrez_learning_2019-1&quot;,&quot;title-short&quot;:&quot;Learning as Movement in Social Design-Based Experiments&quot;,&quot;citation-key&quot;:&quot;gutierrez_learning_2019-1&quot;},&quot;uris&quot;:[&quot;http://zotero.org/users/1913249/items/G3R9PEWW&quot;],&quot;id&quot;:10007}],&quot;citationID&quot;:&quot;viffpcru&quot;} RNDsfkilgkneo"/>.</text:p>
      <text:p text:style-name="Text_20_body">THIS IS VERY GENERAL ABOUT CHOICE NOT INTERESTS The different types of GDPs available to participants to choose from in the menu of GDP documentation and code snippets allowed for a choice in participant making paths, enabling alignment with home interests.</text:p>
      <text:h text:style-name="Heading_20_4" text:outline-level="4"><text:bookmark-start text:name="summary-home-funds-and-rqs---moved-from-ch.-7-to-6"/>Summary: Home Funds and RQs - MOVED FROM CH. 7 TO 6<text:bookmark-end text:name="summary-home-funds-and-rqs---moved-from-ch.-7-to-6"/></text:h>
      <text:p text:style-name="First_20_paragraph">This research supports findings of other research which highlight value of incorporating home interests in games, coding and media projects <text:reference-mark-start text:name="ZOTERO_ITEM CSL_CITATION {&quot;schema&quot;:&quot;https://github.com/citation-style-language/schema/raw/master/csl-citation.json&quot;,&quot;properties&quot;:{&quot;noteIndex&quot;:0,&quot;formattedCitation&quot;:&quot;[@resnick_mothers_2012; @papert_mindstorms:_1980]&quot;},&quot;citationItems&quot;:[{&quot;uri&quot;:[&quot;http://zotero.org/users/1913249/items/IJJERKGX&quot;],&quot;suffix&quot;:&quot;&quot;,&quot;prefix&quot;:&quot;&quot;,&quot;itemData&quot;:{&quot;container-title&quot;:&quot;Proceedings of the Constructionism 2012 conference. Athens, Greece&quot;,&quot;URL&quot;:&quot;http://web.media.mit.edu/~mres/papers/mothers-day-warrior-cats.pdf&quot;,&quot;type&quot;:&quot;paper-conference&quot;,&quot;author&quot;:[{&quot;given&quot;:&quot;Mitchel&quot;,&quot;family&quot;:&quot;Resnick&quot;}],&quot;accessed&quot;:{&quot;date-parts&quot;:[[&quot;2015&quot;,5,9]]},&quot;issued&quot;:{&quot;date-parts&quot;:[[&quot;2012&quot;]]},&quot;title&quot;:&quot;Mother’s Day, Warrior Cats, and Digital Fluency: Stories from the Scratch Online Community&quot;,&quot;source&quot;:&quot;Google Scholar&quot;,&quot;id&quot;:&quot;resnick_mothers_2012&quot;,&quot;title-short&quot;:&quot;Mother’s Day, Warrior Cats, and Digital Fluency&quot;,&quot;citation-key&quot;:&quot;resnick_mothers_2012&quot;},&quot;uris&quot;:[&quot;http://zotero.org/users/1913249/items/IJJERKGX&quot;],&quot;id&quot;:1097},{&quot;uri&quot;:[&quot;http://zotero.org/users/1913249/items/FAVPGKNU&quot;],&quot;suffix&quot;:&quot;&quot;,&quot;prefix&quot;:&quot;&quot;,&quot;itemData&quot;:{&quot;title&quot;:&quot;Mindstorms: children, computers, and powerful ideas&quot;,&quot;event-place&quot;:&quot;New York&quot;,&quot;issued&quot;:{&quot;date-parts&quot;:[[&quot;1980&quot;]]},&quot;type&quot;:&quot;book&quot;,&quot;publisher&quot;:&quot;Basic Books&quot;,&quot;author&quot;:[{&quot;given&quot;:&quot;Seymour&quot;,&quot;family&quot;:&quot;Papert&quot;}],&quot;ISBN&quot;:&quot;978-0-465-04627-0&quot;,&quot;publisher-place&quot;:&quot;New York&quot;,&quot;number-of-pages&quot;:&quot;230&quot;,&quot;call-number&quot;:&quot;QA20.C65 P36 1980&quot;,&quot;source&quot;:&quot;Library of Congress ISBN&quot;,&quot;citation-key&quot;:&quot;papert_mindstorms:_1980&quot;,&quot;title-short&quot;:&quot;Mindstorms&quot;,&quot;id&quot;:&quot;papert_mindstorms:_1980&quot;},&quot;uris&quot;:[&quot;http://zotero.org/users/1913249/items/FAVPGKNU&quot;],&quot;id&quot;:1691}],&quot;citationID&quot;:&quot;ajjhtgqo&quot;} RNDxrvsiqanvq"/>&lt;Do Zotero Refresh: [@resnick_mothers_2012; @papert_mindstorms:_1980]&gt;<text:reference-mark-end text:name="ZOTERO_ITEM CSL_CITATION {&quot;schema&quot;:&quot;https://github.com/citation-style-language/schema/raw/master/csl-citation.json&quot;,&quot;properties&quot;:{&quot;noteIndex&quot;:0,&quot;formattedCitation&quot;:&quot;[@resnick_mothers_2012; @papert_mindstorms:_1980]&quot;},&quot;citationItems&quot;:[{&quot;uri&quot;:[&quot;http://zotero.org/users/1913249/items/IJJERKGX&quot;],&quot;suffix&quot;:&quot;&quot;,&quot;prefix&quot;:&quot;&quot;,&quot;itemData&quot;:{&quot;container-title&quot;:&quot;Proceedings of the Constructionism 2012 conference. Athens, Greece&quot;,&quot;URL&quot;:&quot;http://web.media.mit.edu/~mres/papers/mothers-day-warrior-cats.pdf&quot;,&quot;type&quot;:&quot;paper-conference&quot;,&quot;author&quot;:[{&quot;given&quot;:&quot;Mitchel&quot;,&quot;family&quot;:&quot;Resnick&quot;}],&quot;accessed&quot;:{&quot;date-parts&quot;:[[&quot;2015&quot;,5,9]]},&quot;issued&quot;:{&quot;date-parts&quot;:[[&quot;2012&quot;]]},&quot;title&quot;:&quot;Mother’s Day, Warrior Cats, and Digital Fluency: Stories from the Scratch Online Community&quot;,&quot;source&quot;:&quot;Google Scholar&quot;,&quot;id&quot;:&quot;resnick_mothers_2012&quot;,&quot;title-short&quot;:&quot;Mother’s Day, Warrior Cats, and Digital Fluency&quot;,&quot;citation-key&quot;:&quot;resnick_mothers_2012&quot;},&quot;uris&quot;:[&quot;http://zotero.org/users/1913249/items/IJJERKGX&quot;],&quot;id&quot;:1097},{&quot;uri&quot;:[&quot;http://zotero.org/users/1913249/items/FAVPGKNU&quot;],&quot;suffix&quot;:&quot;&quot;,&quot;prefix&quot;:&quot;&quot;,&quot;itemData&quot;:{&quot;title&quot;:&quot;Mindstorms: children, computers, and powerful ideas&quot;,&quot;event-place&quot;:&quot;New York&quot;,&quot;issued&quot;:{&quot;date-parts&quot;:[[&quot;1980&quot;]]},&quot;type&quot;:&quot;book&quot;,&quot;publisher&quot;:&quot;Basic Books&quot;,&quot;author&quot;:[{&quot;given&quot;:&quot;Seymour&quot;,&quot;family&quot;:&quot;Papert&quot;}],&quot;ISBN&quot;:&quot;978-0-465-04627-0&quot;,&quot;publisher-place&quot;:&quot;New York&quot;,&quot;number-of-pages&quot;:&quot;230&quot;,&quot;call-number&quot;:&quot;QA20.C65 P36 1980&quot;,&quot;source&quot;:&quot;Library of Congress ISBN&quot;,&quot;citation-key&quot;:&quot;papert_mindstorms:_1980&quot;,&quot;title-short&quot;:&quot;Mindstorms&quot;,&quot;id&quot;:&quot;papert_mindstorms:_1980&quot;},&quot;uris&quot;:[&quot;http://zotero.org/users/1913249/items/FAVPGKNU&quot;],&quot;id&quot;:1691}],&quot;citationID&quot;:&quot;ajjhtgqo&quot;} RNDxrvsiqanvq"/>. It also aligns with PBL literature which advocates the personalisation of projects and the value of exploring concepts using home funds of knowledge [ moje2001maestro].</text:p>
      <text:p text:style-name="Text_20_body">This research indicates that in particular, allowing participants to incorporate home interests can be highly motivating in early stages of the design process. It can also sustain the coding activity later in the process encouraging participants to overcome problems in order to share the personalised object created.</text:p>
      <text:p text:style-name="Text_20_body">In addition, the tacit knowledge of children as game players gives them access to varied affordances in the process of feeding back.</text:p>
      <text:p text:style-name="Text_20_body">There is also evidence here that frictions involved in dealing with participant expectations of the genre and professionalism of the game they will create, are helped by the use of a templated game. Both in terms of the technical platform and the implied narrative and creative frame which scaffolds the initial creative process. This supports existing research on the value of constraints in facilitating rapid creative improvisation in the areas of music and drama. The domains of programming, game jams and hackathons also use constraints in a similar way <text:reference-mark-start text:name="ZOTERO_ITEM CSL_CITATION {&quot;schema&quot;:&quot;https://github.com/citation-style-language/schema/raw/master/csl-citation.json&quot;,&quot;properties&quot;:{&quot;noteIndex&quot;:0,&quot;formattedCitation&quot;:&quot;[@gabler2005prototype]&quot;},&quot;citationItems&quot;:[{&quot;uri&quot;:[&quot;http://zotero.org/users/1913249/items/S9CUYZL4&quot;],&quot;suffix&quot;:&quot;&quot;,&quot;prefix&quot;:&quot;&quot;,&quot;itemData&quot;:{&quot;id&quot;:&quot;gabler2005prototype&quot;,&quot;container-title&quot;:&quot;Gamasutra, October&quot;,&quot;type&quot;:&quot;article-journal&quot;,&quot;issued&quot;:{&quot;date-parts&quot;:[[&quot;2005&quot;]]},&quot;title&quot;:&quot;How to prototype a game in under 7 days&quot;,&quot;citation-key&quot;:&quot;gabler2005prototype&quot;,&quot;volume&quot;:&quot;26&quot;,&quot;author&quot;:[{&quot;given&quot;:&quot;Kyle&quot;,&quot;family&quot;:&quot;Gabler&quot;},{&quot;given&quot;:&quot;Kyle&quot;,&quot;family&quot;:&quot;Gray&quot;},{&quot;given&quot;:&quot;S&quot;,&quot;family&quot;:&quot;Shodhan&quot;},{&quot;given&quot;:&quot;Matt&quot;,&quot;family&quot;:&quot;Kucic&quot;}]},&quot;uris&quot;:[&quot;http://zotero.org/users/1913249/items/S9CUYZL4&quot;],&quot;id&quot;:8847}],&quot;citationID&quot;:&quot;qnkjsurd&quot;} RNDabreqsoaah"/>&lt;Do Zotero Refresh: [@gabler2005prototype]&gt;<text:reference-mark-end text:name="ZOTERO_ITEM CSL_CITATION {&quot;schema&quot;:&quot;https://github.com/citation-style-language/schema/raw/master/csl-citation.json&quot;,&quot;properties&quot;:{&quot;noteIndex&quot;:0,&quot;formattedCitation&quot;:&quot;[@gabler2005prototype]&quot;},&quot;citationItems&quot;:[{&quot;uri&quot;:[&quot;http://zotero.org/users/1913249/items/S9CUYZL4&quot;],&quot;suffix&quot;:&quot;&quot;,&quot;prefix&quot;:&quot;&quot;,&quot;itemData&quot;:{&quot;id&quot;:&quot;gabler2005prototype&quot;,&quot;container-title&quot;:&quot;Gamasutra, October&quot;,&quot;type&quot;:&quot;article-journal&quot;,&quot;issued&quot;:{&quot;date-parts&quot;:[[&quot;2005&quot;]]},&quot;title&quot;:&quot;How to prototype a game in under 7 days&quot;,&quot;citation-key&quot;:&quot;gabler2005prototype&quot;,&quot;volume&quot;:&quot;26&quot;,&quot;author&quot;:[{&quot;given&quot;:&quot;Kyle&quot;,&quot;family&quot;:&quot;Gabler&quot;},{&quot;given&quot;:&quot;Kyle&quot;,&quot;family&quot;:&quot;Gray&quot;},{&quot;given&quot;:&quot;S&quot;,&quot;family&quot;:&quot;Shodhan&quot;},{&quot;given&quot;:&quot;Matt&quot;,&quot;family&quot;:&quot;Kucic&quot;}]},&quot;uris&quot;:[&quot;http://zotero.org/users/1913249/items/S9CUYZL4&quot;],&quot;id&quot;:8847}],&quot;citationID&quot;:&quot;qnkjsurd&quot;} RNDabreqsoaah"/>. HOW TO EXTEND?</text:p>
      <text:h text:style-name="Heading_20_3" text:outline-level="3"><text:bookmark-start text:name="evolution-and-propagation-of-gdps-concepts-during-playtesting"/>Evolution and propagation of GDPs concepts during playtesting<text:bookmark-end text:name="evolution-and-propagation-of-gdps-concepts-during-playtesting"/></text:h>
      <text:p text:style-name="First_20_paragraph">Within the emerging idioculture of the game-making sessions, and during playtesting in particular, the implementation of popular or novel GDPs by participant pairs or individuals is often spread through peer activity. Both documented (those part of provided resources) and novel GDPs (those introduced by participants) were transmitted between participants, enriching the games of participants. At times, participants were influenced by playing the games of others, and at times, they would request the direct help of peers to implement GDPs in their own games.</text:p>
      <text:p text:style-name="Text_20_body">As the process of playtesting emerged, community norms began to develop, some of which where influenced by home experience of game playing. Vignette 4 (V4.a) outlines the community norming of Madiha(p)’s game to conform to expected standards of a platform game.</text:p>
      <text:p text:style-name="Text_20_body">In part two of Vignette 1, Toby’s work adding 21 levels to his game is noticed by Bertie.</text:p>
      <text:p text:style-name="P19"><text:s text:c="1"/>Bertie: Why’s that enemy in every level</text:p>
      <text:p text:style-name="P20"><text:s text:c="1"/>Toby: He’s not.</text:p>
      <text:p text:style-name="P21"><text:s text:c="1"/>Bertie: Can you show me how you add more levels on to yours?</text:p>
      <text:p text:style-name="P22"><text:s text:c="1"/>Toby: Yeah sure.</text:p>
      <text:p text:style-name="P23"><text:s text:c="1"/>Pause</text:p>
      <text:p text:style-name="P24"><text:s text:c="1"/>Toby: I’m just going to have one go of beating this (refering to his own game which he is playtesing). It’s 21 levels in it. So .. Yeeeeah.</text:p>
      <text:p text:style-name="P25"><text:s text:c="1"/>Pause</text:p>
      <text:p text:style-name="P26"><text:s text:c="1"/>Bertie: It’s like parkours in Minecraft but timed. It’s like playing the game Wipeout. Have you ever played Wipeout?</text:p>
      <text:p text:style-name="P27"><text:s text:c="1"/>Toby: Er not really.</text:p>
      <text:p text:style-name="P28"><text:s text:c="1"/>Bertie: Or seen it?</text:p>
      <text:p text:style-name="P29"><text:s text:c="1"/>Bertie: That’s like my second level.</text:p>
      <text:p text:style-name="P30"><text:s text:c="1"/>Toby: Ah so hard (Toby fails at a high level on his game and starts to move off)</text:p>
      <text:p text:style-name="P31"><text:s text:c="1"/>Toby: (To someone else <text:s text:c="1"/>calling for attention) <text:s text:c="1"/>No I’m helping Bertie.</text:p>
      <text:p text:style-name="P32"><text:s text:c="1"/>_(Toby then follows Bertie to his workstation to help him implement more levels.)_</text:p>
      <text:p text:style-name="First_20_paragraph">This exchange shows the propagation of GDPs emerging from the process of community playtesting through a direct request. It is possible that Bertie’s request to Toby is prompted by Bertie noticing Toby helping Nasrin and Harper add levels to their games. Toby’s emerging role as a specialist that the community can draw on for practical help, and similar examples (see also that of Nasrin in Vignette 5), were welcomed by me as a way to reduce dependence on myself as a facilitator, or to provide an alternative to the instruction-based support documents. Other examples of propagating patterns include placing hazards in tricky places like a lava pit, the use of moving enemies and changes to jump dynamics.</text:p>
      <text:p text:style-name="Text_20_body">In addition to the propagation of GDPs offered in the menu of supporting documentation, other gameplay patterns and related design concepts emerged organically from the community. For example, Olive’s concept of a level that eschews challenge and offers only rewards, a type of bonus stage pattern, emerged through playful experimentation (see Vignette 2). Similarly, the concept of a safe zone in the game of Pearl and Clive arrived as a direct result of adding a moving enemies GDP. The extensive use of that pattern dominated the game challenge to such an extent that it became essential for players to quickly identify and use ‘safe zones’. These novel concepts may have emerged spontaneously or have a source in part from participants’ funds of gaming knowledge. In either case, once the concept of safe zone or bonus level enters the linguistic and coding repertoire of this community of game makers, they may spread if other participants pick up on them. Even if other participants only noticed the use of GDPs and used approximate terminology to comment on them during playtesting, this form of activity can be seen as legitimate peripheral participation <text:reference-mark-start text:name="ZOTERO_ITEM CSL_CITATION {&quot;schema&quot;:&quot;https://github.com/citation-style-language/schema/raw/master/csl-citation.json&quot;,&quot;properties&quot;:{&quot;noteIndex&quot;:0,&quot;formattedCitation&quot;:&quot;[@lave_situated_1991; @guzdial_imagineering_2006]&quot;},&quot;citationItems&quot;:[{&quot;uri&quot;:[&quot;http://zotero.org/users/1913249/items/RTN9BLRE&quot;],&quot;suffix&quot;:&quot;&quot;,&quot;prefix&quot;:&quot;&quot;,&quot;itemData&quot;:{&quot;ISBN&quot;:&quot;978-0-521-41308-4 978-0-521-42374-8&quot;,&quot;id&quot;:&quot;lave_situated_1991&quot;,&quot;event-place&quot;:&quot;Cambridge [England] ; New York&quot;,&quot;title&quot;:&quot;Situated learning: legitimate peripheral participation&quot;,&quot;type&quot;:&quot;book&quot;,&quot;publisher&quot;:&quot;Cambridge University Press&quot;,&quot;author&quot;:[{&quot;given&quot;:&quot;Jean&quot;,&quot;family&quot;:&quot;Lave&quot;},{&quot;given&quot;:&quot;Etienne&quot;,&quot;family&quot;:&quot;Wenger&quot;}],&quot;publisher-place&quot;:&quot;Cambridge [England] ; New York&quot;,&quot;issued&quot;:{&quot;date-parts&quot;:[[&quot;1991&quot;]]},&quot;number-of-pages&quot;:&quot;138&quot;,&quot;call-number&quot;:&quot;BF318 .L36 1991&quot;,&quot;source&quot;:&quot;Library of Congress ISBN&quot;,&quot;citation-key&quot;:&quot;lave_situated_1991&quot;,&quot;title-short&quot;:&quot;Situated learning&quot;,&quot;collection-title&quot;:&quot;Learning in doing&quot;},&quot;uris&quot;:[&quot;http://zotero.org/users/1913249/items/RTN9BLRE&quot;],&quot;id&quot;:2423},{&quot;uri&quot;:[&quot;http://zotero.org/users/1913249/items/PPXMDW3Z&quot;],&quot;suffix&quot;:&quot;&quot;,&quot;prefix&quot;:&quot;&quot;,&quot;itemData&quot;:{&quot;container-title&quot;:&quot;Proceedings of the second international workshop on Computing education research&quot;,&quot;type&quot;:&quot;paper-conference&quot;,&quot;issued&quot;:{&quot;date-parts&quot;:[[&quot;2006&quot;,9,9]]},&quot;accessed&quot;:{&quot;date-parts&quot;:[[&quot;2023&quot;,10,3]]},&quot;publisher-place&quot;:&quot;New York, NY, USA&quot;,&quot;source&quot;:&quot;ACM Digital Library&quot;,&quot;collection-title&quot;:&quot;ICER '06&quot;,&quot;event-place&quot;:&quot;New York, NY, USA&quot;,&quot;URL&quot;:&quot;https://dl.acm.org/doi/10.1145/1151588.1151597&quot;,&quot;publisher&quot;:&quot;Association for Computing Machinery&quot;,&quot;author&quot;:[{&quot;given&quot;:&quot;Mark&quot;,&quot;family&quot;:&quot;Guzdial&quot;},{&quot;given&quot;:&quot;Allison Elliott&quot;,&quot;family&quot;:&quot;Tew&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page&quot;:&quot;51–58&quot;,&quot;title&quot;:&quot;Imagineering inauthentic legitimate peripheral participation: an instructional design approach for motivating computing education&quot;,&quot;DOI&quot;:&quot;10.1145/1151588.1151597&quot;,&quot;ISBN&quot;:&quot;978-1-59593-494-9&quot;,&quot;citation-key&quot;:&quot;guzdial_imagineering_2006&quot;,&quot;title-short&quot;:&quot;Imagineering inauthentic legitimate peripheral participation&quot;,&quot;id&quot;:&quot;guzdial_imagineering_2006&quot;},&quot;uris&quot;:[&quot;http://zotero.org/users/1913249/items/PPXMDW3Z&quot;],&quot;id&quot;:9010}],&quot;citationID&quot;:&quot;grweirwq&quot;} RNDixeenvrxek"/>&lt;Do Zotero Refresh: [@lave_situated_1991; @guzdial_imagineering_2006]&gt;<text:reference-mark-end text:name="ZOTERO_ITEM CSL_CITATION {&quot;schema&quot;:&quot;https://github.com/citation-style-language/schema/raw/master/csl-citation.json&quot;,&quot;properties&quot;:{&quot;noteIndex&quot;:0,&quot;formattedCitation&quot;:&quot;[@lave_situated_1991; @guzdial_imagineering_2006]&quot;},&quot;citationItems&quot;:[{&quot;uri&quot;:[&quot;http://zotero.org/users/1913249/items/RTN9BLRE&quot;],&quot;suffix&quot;:&quot;&quot;,&quot;prefix&quot;:&quot;&quot;,&quot;itemData&quot;:{&quot;ISBN&quot;:&quot;978-0-521-41308-4 978-0-521-42374-8&quot;,&quot;id&quot;:&quot;lave_situated_1991&quot;,&quot;event-place&quot;:&quot;Cambridge [England] ; New York&quot;,&quot;title&quot;:&quot;Situated learning: legitimate peripheral participation&quot;,&quot;type&quot;:&quot;book&quot;,&quot;publisher&quot;:&quot;Cambridge University Press&quot;,&quot;author&quot;:[{&quot;given&quot;:&quot;Jean&quot;,&quot;family&quot;:&quot;Lave&quot;},{&quot;given&quot;:&quot;Etienne&quot;,&quot;family&quot;:&quot;Wenger&quot;}],&quot;publisher-place&quot;:&quot;Cambridge [England] ; New York&quot;,&quot;issued&quot;:{&quot;date-parts&quot;:[[&quot;1991&quot;]]},&quot;number-of-pages&quot;:&quot;138&quot;,&quot;call-number&quot;:&quot;BF318 .L36 1991&quot;,&quot;source&quot;:&quot;Library of Congress ISBN&quot;,&quot;citation-key&quot;:&quot;lave_situated_1991&quot;,&quot;title-short&quot;:&quot;Situated learning&quot;,&quot;collection-title&quot;:&quot;Learning in doing&quot;},&quot;uris&quot;:[&quot;http://zotero.org/users/1913249/items/RTN9BLRE&quot;],&quot;id&quot;:2423},{&quot;uri&quot;:[&quot;http://zotero.org/users/1913249/items/PPXMDW3Z&quot;],&quot;suffix&quot;:&quot;&quot;,&quot;prefix&quot;:&quot;&quot;,&quot;itemData&quot;:{&quot;container-title&quot;:&quot;Proceedings of the second international workshop on Computing education research&quot;,&quot;type&quot;:&quot;paper-conference&quot;,&quot;issued&quot;:{&quot;date-parts&quot;:[[&quot;2006&quot;,9,9]]},&quot;accessed&quot;:{&quot;date-parts&quot;:[[&quot;2023&quot;,10,3]]},&quot;publisher-place&quot;:&quot;New York, NY, USA&quot;,&quot;source&quot;:&quot;ACM Digital Library&quot;,&quot;collection-title&quot;:&quot;ICER '06&quot;,&quot;event-place&quot;:&quot;New York, NY, USA&quot;,&quot;URL&quot;:&quot;https://dl.acm.org/doi/10.1145/1151588.1151597&quot;,&quot;publisher&quot;:&quot;Association for Computing Machinery&quot;,&quot;author&quot;:[{&quot;given&quot;:&quot;Mark&quot;,&quot;family&quot;:&quot;Guzdial&quot;},{&quot;given&quot;:&quot;Allison Elliott&quot;,&quot;family&quot;:&quot;Tew&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page&quot;:&quot;51–58&quot;,&quot;title&quot;:&quot;Imagineering inauthentic legitimate peripheral participation: an instructional design approach for motivating computing education&quot;,&quot;DOI&quot;:&quot;10.1145/1151588.1151597&quot;,&quot;ISBN&quot;:&quot;978-1-59593-494-9&quot;,&quot;citation-key&quot;:&quot;guzdial_imagineering_2006&quot;,&quot;title-short&quot;:&quot;Imagineering inauthentic legitimate peripheral participation&quot;,&quot;id&quot;:&quot;guzdial_imagineering_2006&quot;},&quot;uris&quot;:[&quot;http://zotero.org/users/1913249/items/PPXMDW3Z&quot;],&quot;id&quot;:9010}],&quot;citationID&quot;:&quot;grweirwq&quot;} RNDixeenvrxek"/>, and thus a helpful practice contributing to the emerging ecosystems of the learning community.</text:p>
      <text:p text:style-name="Text_20_body">This section has explored the use of GDPs within strategies and processes that occur at a community level in a way that demonstrates the transfer between different activity systems, supporting Gutiérrez’s perspective <text:reference-mark-start text:name="ZOTERO_ITEM CSL_CITATION {&quot;schema&quot;:&quot;https://github.com/citation-style-language/schema/raw/master/csl-citation.json&quot;,&quot;properties&quot;:{&quot;noteIndex&quot;:0,&quot;formattedCitation&quot;:&quot;[@gutierrez_developing_2008]&quot;},&quot;citationItems&quot;:[{&quot;uri&quot;:[&quot;http://zotero.org/users/1913249/items/DAPR6ZQ4&quot;],&quot;suffix&quot;:&quot;&quot;,&quot;prefix&quot;:&quot;&quot;,&quot;itemData&quot;:{&quot;container-title&quot;:&quot;Reading Research Quarterly&quot;,&quot;ISSN&quot;:&quot;1936-2722&quot;,&quot;type&quot;:&quot;article-journal&quot;,&quot;issued&quot;:{&quot;date-parts&quot;:[[&quot;2008&quot;]]},&quot;accessed&quot;:{&quot;date-parts&quot;:[[&quot;2021&quot;,3,18]]},&quot;source&quot;:&quot;Wiley Online Library&quot;,&quot;language&quot;:&quot;en&quot;,&quot;URL&quot;:&quot;https://ila.onlinelibrary.wiley.com/doi/abs/10.1598/RRQ.43.2.3&quot;,&quot;issue&quot;:&quot;2&quot;,&quot;author&quot;:[{&quot;given&quot;:&quot;Kris D.&quot;,&quot;family&quot;:&quot;Gutiérrez&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itation-key&quot;:&quot;gutierrez_developing_2008&quot;,&quot;title&quot;:&quot;Developing a Sociocritical Literacy in the Third Space&quot;,&quot;page&quot;:&quot;148-164&quot;,&quot;DOI&quot;:&quot;https://doi.org/10.1598/RRQ.43.2.3&quot;,&quot;volume&quot;:&quot;43&quot;,&quot;id&quot;:&quot;gutierrez_developing_2008&quot;},&quot;uris&quot;:[&quot;http://zotero.org/users/1913249/items/DAPR6ZQ4&quot;],&quot;id&quot;:79}],&quot;citationID&quot;:&quot;swotygyo&quot;} RNDymoyuvprzy"/>&lt;Do Zotero Refresh: [@gutierrez_developing_2008]&gt;<text:reference-mark-end text:name="ZOTERO_ITEM CSL_CITATION {&quot;schema&quot;:&quot;https://github.com/citation-style-language/schema/raw/master/csl-citation.json&quot;,&quot;properties&quot;:{&quot;noteIndex&quot;:0,&quot;formattedCitation&quot;:&quot;[@gutierrez_developing_2008]&quot;},&quot;citationItems&quot;:[{&quot;uri&quot;:[&quot;http://zotero.org/users/1913249/items/DAPR6ZQ4&quot;],&quot;suffix&quot;:&quot;&quot;,&quot;prefix&quot;:&quot;&quot;,&quot;itemData&quot;:{&quot;container-title&quot;:&quot;Reading Research Quarterly&quot;,&quot;ISSN&quot;:&quot;1936-2722&quot;,&quot;type&quot;:&quot;article-journal&quot;,&quot;issued&quot;:{&quot;date-parts&quot;:[[&quot;2008&quot;]]},&quot;accessed&quot;:{&quot;date-parts&quot;:[[&quot;2021&quot;,3,18]]},&quot;source&quot;:&quot;Wiley Online Library&quot;,&quot;language&quot;:&quot;en&quot;,&quot;URL&quot;:&quot;https://ila.onlinelibrary.wiley.com/doi/abs/10.1598/RRQ.43.2.3&quot;,&quot;issue&quot;:&quot;2&quot;,&quot;author&quot;:[{&quot;given&quot;:&quot;Kris D.&quot;,&quot;family&quot;:&quot;Gutiérrez&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itation-key&quot;:&quot;gutierrez_developing_2008&quot;,&quot;title&quot;:&quot;Developing a Sociocritical Literacy in the Third Space&quot;,&quot;page&quot;:&quot;148-164&quot;,&quot;DOI&quot;:&quot;https://doi.org/10.1598/RRQ.43.2.3&quot;,&quot;volume&quot;:&quot;43&quot;,&quot;id&quot;:&quot;gutierrez_developing_2008&quot;},&quot;uris&quot;:[&quot;http://zotero.org/users/1913249/items/DAPR6ZQ4&quot;],&quot;id&quot;:79}],&quot;citationID&quot;:&quot;swotygyo&quot;} RNDymoyuvprzy"/> regarding the importance of transcending borders and linguistic practices between sites of learning. Playtesting served as a medium for a shared idioculture to emerge and, as such, became a significant part of the pedagogy of the learning design. While the design processes directly linked to implementing GDPs were among the most significant in the video data, others were present. The role of playtesting and other community interactions, including warm-up games and session reflections, are explored in relation to the development of agency in the following chapter.</text:p>
      <text:h text:style-name="Heading_20_2" text:outline-level="2"><text:bookmark-start text:name="reduced-discussion-section"/>Reduced discussion section<text:bookmark-end text:name="reduced-discussion-section"/></text:h>
      <text:h text:style-name="Heading_20_3" text:outline-level="3"><text:bookmark-start text:name="intro-in-relation-to-mediation-and-repertoires"/>Intro in relation to mediation and repertoires<text:bookmark-end text:name="intro-in-relation-to-mediation-and-repertoires"/></text:h>
      <text:p text:style-name="First_20_paragraph"><text:span text:style-name="T1">TADS / sannino vs gutierrez - and the purpose of inclusivity / equity</text:span></text:p>
      <text:p text:style-name="Text_20_body">As part of this discussion of the role of GDPs not only as self-contained mediational tools, but as part of wider repertoires of practice is also explored. The reason being, that other non-GDP elements of the learning design are mixed together in these emerging repertoires, and thus to neglect to explore them would give an incomplete picture. However, I attempt to do this briefly to avoid overloading the reader. OR THIS IS ONE IN APPENDIX</text:p>
      <text:p text:style-name="Text_20_body">Some discussion of how these findings on varied GDP use can be interpreted given CHAT concepts of mediation and incorporation in wider repertoires of practice is useful at this point before exploring the concepts in relation to agency and inclusion in the following chapter. THIS SHOULD BE A RECAP GIVEN PREVIOUS USE IN EXAMPLES. USE TERMS IN VIGNETTE EXAMPLES. AND THEREFORE MOVE SOME OF THIS TO THE INTRO?</text:p>
      <text:p text:style-name="Text_20_body">Gutiérrez’s focus on repertoires of practice, can be contrasted to the focus of double stimulation and a form of experimental mediation within TADS [Sannio], to incorporate also a wider cultural focus of the learning process. NEXT CHAPTER?</text:p>
      <text:p text:style-name="P33">Such a perspective on the relationship between culture and learning is also about attention to the “cultural mediation of thinking” (Moll, 1998) cited in [@digiacomo_seven_2017] p.44</text:p>
      <text:p text:style-name="First_20_paragraph">It is of value to explore Gutiérrez’s focus on movement of identity between settings and the role of facilitators to facilitate this via learning design in the context of this design.</text:p>
      <text:p text:style-name="Text_20_body">This justifies a wider focus on cultural elements, and the evolving medium culture via playtesting. And following that the link to inclusive linguistic element of the pedagogy which can be aligned with other inclusive practices of UDL. In this study the focus is less on aspects of ethnical cultural elements and more the those related to neurodiversity. YES - BUT IS THERE SPACE FOR THIS IF SO WHERE?</text:p>
      <text:h text:style-name="Heading_20_3" text:outline-level="3"><text:bookmark-start text:name="observations-on-emerging-flexible-design-practices-more-on-interpersonal-level"/>Observations on emerging flexible design practices (MORE ON INTERPERSONAL LEVEL)<text:bookmark-end text:name="observations-on-emerging-flexible-design-practices-more-on-interpersonal-level"/></text:h>
      <text:p text:style-name="First_20_paragraph">This section discusses findings on community and social activity in a way which aims to extend CHAT theory of Sannino and Gutierrez with specific domain observations / concrete examples.</text:p>
      <text:p text:style-name="Text_20_body">This chapter thus builds on CHAT concept of mediation and building repertoires.</text:p>
      <text:p text:style-name="Text_20_body">In previous writing I have identified what I can as <text:span text:style-name="T2">flexible design practices</text:span> used a counterpoint to a potentially more prescriptive interpretation of design thinking stages.</text:p>
      <text:p text:style-name="Text_20_body">WHAT IS THE LINK BETWEEN STAGED APPROACH AND STEPWISE INSTRUCTION?</text:p>
      <text:p text:style-name="Text_20_body">The use of GDPs here can be seen to be quite flexible as - a mediational STRATEGY - in the way it is included into wider repetoires, merged (assemblages)</text:p>
      <text:p text:style-name="Text_20_body">This includes emerging norms, DoL, and community behaviour.</text:p>
      <text:p text:style-name="Text_20_body">This section discusses some of the outcomes stemming from interventions and emergent participant responses in the area of peer and individual working practices.</text:p>
      <text:p text:style-name="Text_20_body">In Chapter 5, one of area of contractions was the dysfunctional group work which was freed up by allowing greater atomisation and greater scaffolding of tool use.</text:p>
      <text:p text:style-name="Text_20_body">Chapter five outlined examples of GDPS being used as a lingua franca in playtesting sessions for a variety of collaborative work from feedback to direct requests for help from peers.</text:p>
      <text:p text:style-name="Text_20_body">ARE THERE ARE OTHER STUDIES WHICH ENCOURAGE THIS?</text:p>
      <text:h text:style-name="Heading_20_4" text:outline-level="4"><text:bookmark-start text:name="observations-and-evidence-on-flexible-design-practice"/>Observations and evidence on flexible design practice<text:bookmark-end text:name="observations-and-evidence-on-flexible-design-practice"/></text:h>
      <text:p text:style-name="First_20_paragraph">Flexible design practices are often present in recorded data.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Clive quickly incorporated a boost to player health after a level after being given feedback during playtesting. In exploring sound making software Ed and Mark start a process of tinkering and messing about with the capability of the tools which spurs creativity. The joint jamming created two different soundtracks. This sparks a new proposal to incorporate different soundtracks for different levels. Pairs often adopted a similar spirit of improvisaion. For example parent Dan makes a suggestion - “Use paper to design?” - to which Toby replies “I’m just going with it.”</text:p>
      <text:p text:style-name="Text_20_body"><text:span text:style-name="T1">Describing Design Cycles as a design process for novices</text:span></text:p>
      <text:p text:style-name="Text_20_body">As explored in the literature review design stages as a conceptual design tool is common in CS education, e.g. Resnick’s creative learning spiral <text:reference-mark-start text:name="ZOTERO_ITEM CSL_CITATION {&quot;schema&quot;:&quot;https://github.com/citation-style-language/schema/raw/master/csl-citation.json&quot;,&quot;properties&quot;:{&quot;noteIndex&quot;:0,&quot;formattedCitation&quot;:&quot;[@resnick_all_2007, p. 2]&quot;},&quot;citationItems&quot;:[{&quot;uri&quot;:[&quot;http://zotero.org/users/1913249/items/7KQUK5RV&quot;],&quot;locator&quot;:&quot; 2&quot;,&quot;prefix&quot;:&quot;&quot;,&quot;itemData&quot;:{&quot;container-title&quot;:&quot;Proceedings of the 6th ACM SIGCHI conference on Creativity &amp; cognition&quot;,&quot;URL&quot;:&quot;http://dl.acm.org/citation.cfm?id=1254961&quot;,&quot;type&quot;:&quot;paper-conference&quot;,&quot;publisher&quot;:&quot;ACM&quot;,&quot;author&quot;:[{&quot;given&quot;:&quot;Mitchel&quot;,&quot;family&quot;:&quot;Resnick&quot;}],&quot;accessed&quot;:{&quot;date-parts&quot;:[[&quot;2017&quot;,3,14]]},&quot;title&quot;:&quot;All I really need to know (about creative thinking) I learned (by studying how children learn) in kindergarten&quot;,&quot;id&quot;:&quot;resnick_all_2007&quot;,&quot;source&quot;:&quot;Google Scholar&quot;,&quot;citation-key&quot;:&quot;resnick_all_2007&quot;,&quot;page&quot;:&quot;1–6&quot;,&quot;issued&quot;:{&quot;date-parts&quot;:[[&quot;2007&quot;]]}},&quot;uris&quot;:[&quot;http://zotero.org/users/1913249/items/7KQUK5RV&quot;],&quot;id&quot;:1624}],&quot;citationID&quot;:&quot;iwpqtuug&quot;} RNDpmeuwwrkpp"/>&lt;Do Zotero Refresh: [@resnick_all_2007, p. 2]&gt;<text:reference-mark-end text:name="ZOTERO_ITEM CSL_CITATION {&quot;schema&quot;:&quot;https://github.com/citation-style-language/schema/raw/master/csl-citation.json&quot;,&quot;properties&quot;:{&quot;noteIndex&quot;:0,&quot;formattedCitation&quot;:&quot;[@resnick_all_2007, p. 2]&quot;},&quot;citationItems&quot;:[{&quot;uri&quot;:[&quot;http://zotero.org/users/1913249/items/7KQUK5RV&quot;],&quot;locator&quot;:&quot; 2&quot;,&quot;prefix&quot;:&quot;&quot;,&quot;itemData&quot;:{&quot;container-title&quot;:&quot;Proceedings of the 6th ACM SIGCHI conference on Creativity &amp; cognition&quot;,&quot;URL&quot;:&quot;http://dl.acm.org/citation.cfm?id=1254961&quot;,&quot;type&quot;:&quot;paper-conference&quot;,&quot;publisher&quot;:&quot;ACM&quot;,&quot;author&quot;:[{&quot;given&quot;:&quot;Mitchel&quot;,&quot;family&quot;:&quot;Resnick&quot;}],&quot;accessed&quot;:{&quot;date-parts&quot;:[[&quot;2017&quot;,3,14]]},&quot;title&quot;:&quot;All I really need to know (about creative thinking) I learned (by studying how children learn) in kindergarten&quot;,&quot;id&quot;:&quot;resnick_all_2007&quot;,&quot;source&quot;:&quot;Google Scholar&quot;,&quot;citation-key&quot;:&quot;resnick_all_2007&quot;,&quot;page&quot;:&quot;1–6&quot;,&quot;issued&quot;:{&quot;date-parts&quot;:[[&quot;2007&quot;]]}},&quot;uris&quot;:[&quot;http://zotero.org/users/1913249/items/7KQUK5RV&quot;],&quot;id&quot;:1624}],&quot;citationID&quot;:&quot;iwpqtuug&quot;} RNDpmeuwwrkpp"/>. While I did not ask learners to follow prescribed design stages, in data analysis I created a coding theme based on a design cycle framework: Ask / Imagine, Plan, Create, Test, Improve, Share. When coding I observed that naturalistic practice rarely matched the progression of the design cycle. The stages were instead fragmented and sometimes happened in parallel. In many interactions I observed improvisational approaches which incorporated ideation, planning, implementation and testing in space of a minute or so. If I had encouraged participants to follow prescribed design stages this may have restrict this flexibility in practice. This concern is echoed in research which critiques a similar, staged approach to creative writing in primary education using a writing cycle approach. <text:reference-mark-start text:name="ZOTERO_ITEM CSL_CITATION {&quot;schema&quot;:&quot;https://github.com/citation-style-language/schema/raw/master/csl-citation.json&quot;,&quot;properties&quot;:{&quot;noteIndex&quot;:0,&quot;formattedCitation&quot;:&quot;[@kuby_rhizomatic_2016]&quot;},&quot;citationItems&quot;:[{&quot;uri&quot;:[&quot;http://zotero.org/users/1913249/items/68NMW3G2&quot;],&quot;suffix&quot;:&quot;&quot;,&quot;prefix&quot;:&quot;&quot;,&quot;itemData&quot;:{&quot;container-title&quot;:&quot;Reclaiming Early Childhood Literacies&quot;,&quot;type&quot;:&quot;chapter&quot;,&quot;publisher&quot;:&quot;Routledge&quot;,&quot;author&quot;:[{&quot;given&quot;:&quot;Candace R.&quot;,&quot;family&quot;:&quot;Kuby&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ISBN&quot;:&quot;978-1-315-67196-3&quot;,&quot;number-of-pages&quot;:&quot;10&quot;,&quot;issued&quot;:{&quot;date-parts&quot;:[[&quot;2016&quot;]]},&quot;title&quot;:&quot;Rhizomatic Possibilities for Writing Processes: Fluid Structures and Components&quot;,&quot;id&quot;:&quot;kuby_rhizomatic_2016&quot;,&quot;title-short&quot;:&quot;Rhizomatic Possibilities for Writing Processes&quot;,&quot;citation-key&quot;:&quot;kuby_rhizomatic_2016&quot;},&quot;uris&quot;:[&quot;http://zotero.org/users/1913249/items/68NMW3G2&quot;],&quot;id&quot;:8761}],&quot;citationID&quot;:&quot;qodpasnv&quot;} RNDncmnbvkqld"/>&lt;Do Zotero Refresh: [@kuby_rhizomatic_2016]&gt;<text:reference-mark-end text:name="ZOTERO_ITEM CSL_CITATION {&quot;schema&quot;:&quot;https://github.com/citation-style-language/schema/raw/master/csl-citation.json&quot;,&quot;properties&quot;:{&quot;noteIndex&quot;:0,&quot;formattedCitation&quot;:&quot;[@kuby_rhizomatic_2016]&quot;},&quot;citationItems&quot;:[{&quot;uri&quot;:[&quot;http://zotero.org/users/1913249/items/68NMW3G2&quot;],&quot;suffix&quot;:&quot;&quot;,&quot;prefix&quot;:&quot;&quot;,&quot;itemData&quot;:{&quot;container-title&quot;:&quot;Reclaiming Early Childhood Literacies&quot;,&quot;type&quot;:&quot;chapter&quot;,&quot;publisher&quot;:&quot;Routledge&quot;,&quot;author&quot;:[{&quot;given&quot;:&quot;Candace R.&quot;,&quot;family&quot;:&quot;Kuby&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ISBN&quot;:&quot;978-1-315-67196-3&quot;,&quot;number-of-pages&quot;:&quot;10&quot;,&quot;issued&quot;:{&quot;date-parts&quot;:[[&quot;2016&quot;]]},&quot;title&quot;:&quot;Rhizomatic Possibilities for Writing Processes: Fluid Structures and Components&quot;,&quot;id&quot;:&quot;kuby_rhizomatic_2016&quot;,&quot;title-short&quot;:&quot;Rhizomatic Possibilities for Writing Processes&quot;,&quot;citation-key&quot;:&quot;kuby_rhizomatic_2016&quot;},&quot;uris&quot;:[&quot;http://zotero.org/users/1913249/items/68NMW3G2&quot;],&quot;id&quot;:8761}],&quot;citationID&quot;:&quot;qodpasnv&quot;} RNDncmnbvkqld"/></text:p>
      <text:p text:style-name="Text_20_body">DROP THIS - NOT CLEAR IF NOT REALLY PROPOSED AS A NAVIGATIONAL STRATEGY FOR YOUNG PEOPLE. In a closer review of key literature claims of of the value for participants of following design cycles are implied but not supported. Instead stages is are proposed as a tool to “discusses strategies for designing new technologies” <text:reference-mark-start text:name="ZOTERO_ITEM CSL_CITATION {&quot;schema&quot;:&quot;https://github.com/citation-style-language/schema/raw/master/csl-citation.json&quot;,&quot;properties&quot;:{&quot;noteIndex&quot;:0,&quot;formattedCitation&quot;:&quot;[@resnick_all_2007, p. 2]&quot;},&quot;citationItems&quot;:[{&quot;uri&quot;:[&quot;http://zotero.org/users/1913249/items/7KQUK5RV&quot;],&quot;locator&quot;:&quot; 2&quot;,&quot;prefix&quot;:&quot;&quot;,&quot;itemData&quot;:{&quot;container-title&quot;:&quot;Proceedings of the 6th ACM SIGCHI conference on Creativity &amp; cognition&quot;,&quot;URL&quot;:&quot;http://dl.acm.org/citation.cfm?id=1254961&quot;,&quot;type&quot;:&quot;paper-conference&quot;,&quot;publisher&quot;:&quot;ACM&quot;,&quot;author&quot;:[{&quot;given&quot;:&quot;Mitchel&quot;,&quot;family&quot;:&quot;Resnick&quot;}],&quot;accessed&quot;:{&quot;date-parts&quot;:[[&quot;2017&quot;,3,14]]},&quot;title&quot;:&quot;All I really need to know (about creative thinking) I learned (by studying how children learn) in kindergarten&quot;,&quot;id&quot;:&quot;resnick_all_2007&quot;,&quot;source&quot;:&quot;Google Scholar&quot;,&quot;citation-key&quot;:&quot;resnick_all_2007&quot;,&quot;page&quot;:&quot;1–6&quot;,&quot;issued&quot;:{&quot;date-parts&quot;:[[&quot;2007&quot;]]}},&quot;uris&quot;:[&quot;http://zotero.org/users/1913249/items/7KQUK5RV&quot;],&quot;id&quot;:1624}],&quot;citationID&quot;:&quot;kgkasovp&quot;} RNDlmzbbqpffq"/>&lt;Do Zotero Refresh: [@resnick_all_2007, p. 2]&gt;<text:reference-mark-end text:name="ZOTERO_ITEM CSL_CITATION {&quot;schema&quot;:&quot;https://github.com/citation-style-language/schema/raw/master/csl-citation.json&quot;,&quot;properties&quot;:{&quot;noteIndex&quot;:0,&quot;formattedCitation&quot;:&quot;[@resnick_all_2007, p. 2]&quot;},&quot;citationItems&quot;:[{&quot;uri&quot;:[&quot;http://zotero.org/users/1913249/items/7KQUK5RV&quot;],&quot;locator&quot;:&quot; 2&quot;,&quot;prefix&quot;:&quot;&quot;,&quot;itemData&quot;:{&quot;container-title&quot;:&quot;Proceedings of the 6th ACM SIGCHI conference on Creativity &amp; cognition&quot;,&quot;URL&quot;:&quot;http://dl.acm.org/citation.cfm?id=1254961&quot;,&quot;type&quot;:&quot;paper-conference&quot;,&quot;publisher&quot;:&quot;ACM&quot;,&quot;author&quot;:[{&quot;given&quot;:&quot;Mitchel&quot;,&quot;family&quot;:&quot;Resnick&quot;}],&quot;accessed&quot;:{&quot;date-parts&quot;:[[&quot;2017&quot;,3,14]]},&quot;title&quot;:&quot;All I really need to know (about creative thinking) I learned (by studying how children learn) in kindergarten&quot;,&quot;id&quot;:&quot;resnick_all_2007&quot;,&quot;source&quot;:&quot;Google Scholar&quot;,&quot;citation-key&quot;:&quot;resnick_all_2007&quot;,&quot;page&quot;:&quot;1–6&quot;,&quot;issued&quot;:{&quot;date-parts&quot;:[[&quot;2007&quot;]]}},&quot;uris&quot;:[&quot;http://zotero.org/users/1913249/items/7KQUK5RV&quot;],&quot;id&quot;:1624}],&quot;citationID&quot;:&quot;kgkasovp&quot;} RNDlmzbbqpffq"/>. The following writing discusses the value of flexible approach to design processes observated in my research.</text:p>
      <text:h text:style-name="Heading_20_3" text:outline-level="3"><text:bookmark-start text:name="discussion-on-flexible-design-practices"/>Discussion on Flexible Design Practices<text:bookmark-end text:name="discussion-on-flexible-design-practices"/></text:h>
      <text:p text:style-name="First_20_paragraph">While the concept of Game Jams are established, the free form flexibility of the Jam process is often left to the skills and evolving practices of the participants.</text:p>
      <text:p text:style-name="Text_20_body">This section explores the process of jamming in the context of game making. While the processes identified are often improvised, there is a group element of the process where makers pick up techniques from other makers in the group. I propose the value of facilitators noticing and nurturing potentially productive practices.</text:p>
      <text:p text:style-name="Text_20_body">I propose that this process can have value in other areas of digital making.</text:p>
      <text:h text:style-name="Heading_20_4" text:outline-level="4"><text:bookmark-start text:name="the-potential-of-emergent-social-and-cultural-activities"/>The potential of emergent social and cultural activities<text:bookmark-end text:name="the-potential-of-emergent-social-and-cultural-activities"/></text:h>
      <text:p text:style-name="First_20_paragraph"><text:span text:style-name="T1">It is of value to create spaces to leverage the potential of in-between moments for participants - playtesting or non-productive</text:span></text:p>
      <text:p text:style-name="Text_20_body">SO IS THIS IN RELATION TO CHALLENGING DESIGN STAGE PARAGDIM I noted in analysis of data that along with frustration there are also moments of creativity, and there are bonding moments which appear to be helped by this activity which is at times quite unfocused but also shared. In retrospect, many of the social missions explored above encouraged activity outside of established design stages. For example the lively discussion about game playing in response to the mission to <text:span text:style-name="T2">find out the favourite games of 3 other peopl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ext:p text:style-name="Text_20_body">In summary, it is of value to create spaces to leverage the potential of these in-between moments for participants. ALSO TRUE OF PLAYTESTING</text:p>
      <text:p text:style-name="Text_20_body">The potential impact on agency is as follows; If these tasks can be seen as more than mere barriers to production, and therefore to be designed out to increase instrumental agency, then there is potential to increase relational agency through flexible divisions of labour that allow the incorporation of home roles in to this new learning space. Thus a potential affordance to find identify and specialism here.</text:p>
      <text:p text:style-name="Text_20_body">This a concept is developed later in this discussion.</text:p>
      <text:h text:style-name="Heading_20_3" text:outline-level="3"><text:bookmark-start text:name="discussion-in-relation-to-other-research"/>Discussion in relation to other research<text:bookmark-end text:name="discussion-in-relation-to-other-research"/></text:h>
      <text:h text:style-name="Heading_20_4" text:outline-level="4"><text:bookmark-start text:name="beyond-design-cycle-stages"/>- beyond design cycle stages<text:bookmark-end text:name="beyond-design-cycle-stages"/></text:h>
      <text:p text:style-name="First_20_paragraph">These observations of the value of flexible design processes, invite discssion on how best to conceptualise and support these flexible approaches. 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schema&quot;:&quot;https://github.com/citation-style-language/schema/raw/master/csl-citation.json&quot;,&quot;properties&quot;:{&quot;noteIndex&quot;:0,&quot;formattedCitation&quot;:&quot;[@goddard_playful_2014]&quot;},&quot;citationItems&quot;:[{&quot;uri&quot;:[&quot;http://zotero.org/users/1913249/items/K73FBC2G&quot;],&quot;suffix&quot;:&quot;&quot;,&quot;prefix&quot;:&quot;&quot;,&quot;itemData&quot;:{&quot;title&quot;:&quot;Playful Game Jams: Guidelines for Designed Outcomes&quot;,&quot;ISBN&quot;:&quot;978-1-4503-2790-9&quot;,&quot;DOI&quot;:&quot;10.1145/2677758.2677778&quot;,&quot;URL&quot;:&quot;http://dl.acm.org/citation.cfm?doid=2677758.2677778&quot;,&quot;type&quot;:&quot;paper-conference&quot;,&quot;publisher&quot;:&quot;ACM Press&quot;,&quot;author&quot;:[{&quot;given&quot;:&quot;William&quot;,&quot;family&quot;:&quot;Goddard&quot;},{&quot;given&quot;:&quot;Richard&quot;,&quot;family&quot;:&quot;Byrne&quot;},{&quot;given&quot;:&quot;Florian 'Floyd'&quot;,&quot;family&quot;:&quot;Mueller&quot;}],&quot;accessed&quot;:{&quot;date-parts&quot;:[[&quot;2017&quot;,10,30]]},&quot;page&quot;:&quot;1-10&quot;,&quot;citation-key&quot;:&quot;goddard_playful_2014&quot;,&quot;issued&quot;:{&quot;date-parts&quot;:[[&quot;2014&quot;]]},&quot;source&quot;:&quot;CrossRef&quot;,&quot;id&quot;:&quot;goddard_playful_2014&quot;,&quot;title-short&quot;:&quot;Playful Game Jams&quot;,&quot;language&quot;:&quot;en&quot;},&quot;uris&quot;:[&quot;http://zotero.org/users/1913249/items/K73FBC2G&quot;],&quot;id&quot;:1672}],&quot;citationID&quot;:&quot;ytmlwyyx&quot;} RNDtinfmymwze"/>&lt;Do Zotero Refresh: [@goddard_playful_2014]&gt;<text:reference-mark-end text:name="ZOTERO_ITEM CSL_CITATION {&quot;schema&quot;:&quot;https://github.com/citation-style-language/schema/raw/master/csl-citation.json&quot;,&quot;properties&quot;:{&quot;noteIndex&quot;:0,&quot;formattedCitation&quot;:&quot;[@goddard_playful_2014]&quot;},&quot;citationItems&quot;:[{&quot;uri&quot;:[&quot;http://zotero.org/users/1913249/items/K73FBC2G&quot;],&quot;suffix&quot;:&quot;&quot;,&quot;prefix&quot;:&quot;&quot;,&quot;itemData&quot;:{&quot;title&quot;:&quot;Playful Game Jams: Guidelines for Designed Outcomes&quot;,&quot;ISBN&quot;:&quot;978-1-4503-2790-9&quot;,&quot;DOI&quot;:&quot;10.1145/2677758.2677778&quot;,&quot;URL&quot;:&quot;http://dl.acm.org/citation.cfm?doid=2677758.2677778&quot;,&quot;type&quot;:&quot;paper-conference&quot;,&quot;publisher&quot;:&quot;ACM Press&quot;,&quot;author&quot;:[{&quot;given&quot;:&quot;William&quot;,&quot;family&quot;:&quot;Goddard&quot;},{&quot;given&quot;:&quot;Richard&quot;,&quot;family&quot;:&quot;Byrne&quot;},{&quot;given&quot;:&quot;Florian 'Floyd'&quot;,&quot;family&quot;:&quot;Mueller&quot;}],&quot;accessed&quot;:{&quot;date-parts&quot;:[[&quot;2017&quot;,10,30]]},&quot;page&quot;:&quot;1-10&quot;,&quot;citation-key&quot;:&quot;goddard_playful_2014&quot;,&quot;issued&quot;:{&quot;date-parts&quot;:[[&quot;2014&quot;]]},&quot;source&quot;:&quot;CrossRef&quot;,&quot;id&quot;:&quot;goddard_playful_2014&quot;,&quot;title-short&quot;:&quot;Playful Game Jams&quot;,&quot;language&quot;:&quot;en&quot;},&quot;uris&quot;:[&quot;http://zotero.org/users/1913249/items/K73FBC2G&quot;],&quot;id&quot;:1672}],&quot;citationID&quot;:&quot;ytmlwyyx&quot;} RNDtinfmymwze"/>.</text:p>
      <text:p text:style-name="Text_20_body">Other relevant perspectives include rhizomatic design approaches <text:reference-mark-start text:name="ZOTERO_ITEM CSL_CITATION {&quot;schema&quot;:&quot;https://github.com/citation-style-language/schema/raw/master/csl-citation.json&quot;,&quot;properties&quot;:{&quot;noteIndex&quot;:0,&quot;formattedCitation&quot;:&quot;[@de_freitas_classroom_2012]&quot;},&quot;citationItems&quot;:[{&quot;uri&quot;:[&quot;http://zotero.org/users/1913249/items/WA5J48KV&quot;],&quot;suffix&quot;:&quot;&quot;,&quot;prefix&quot;:&quot;&quot;,&quot;itemData&quot;:{&quot;container-title&quot;:&quot;Qualitative Inquiry&quot;,&quot;ISSN&quot;:&quot;1077-8004, 1552-7565&quot;,&quot;type&quot;:&quot;article-journal&quot;,&quot;page&quot;:&quot;557-570&quot;,&quot;accessed&quot;:{&quot;date-parts&quot;:[[&quot;2016&quot;,8,9]]},&quot;source&quot;:&quot;CrossRef&quot;,&quot;language&quot;:&quot;en&quot;,&quot;URL&quot;:&quot;http://qix.sagepub.com/cgi/doi/10.1177/1077800412450155&quot;,&quot;issue&quot;:&quot;7&quot;,&quot;author&quot;:[{&quot;given&quot;:&quot;E.&quot;,&quot;family&quot;:&quot;Freitas&quot;,&quot;non-dropping-particle&quot;:&quot;de&quot;}],&quot;volume&quot;:&quot;18&quot;,&quot;id&quot;:&quot;de_freitas_classroom_2012&quot;,&quot;title&quot;:&quot;The Classroom as Rhizome: New Strategies for Diagramming Knotted Interactions&quot;,&quot;issued&quot;:{&quot;date-parts&quot;:[[&quot;2012&quot;,9,1]]},&quot;citation-key&quot;:&quot;de_freitas_classroom_2012&quot;,&quot;title-short&quot;:&quot;The Classroom as Rhizome&quot;,&quot;DOI&quot;:&quot;10.1177/1077800412450155&quot;},&quot;uris&quot;:[&quot;http://zotero.org/users/1913249/items/WA5J48KV&quot;],&quot;id&quot;:1278}],&quot;citationID&quot;:&quot;lutxgtzi&quot;} RNDkooqemjrxf"/>&lt;Do Zotero Refresh: [@de_freitas_classroom_2012]&gt;<text:reference-mark-end text:name="ZOTERO_ITEM CSL_CITATION {&quot;schema&quot;:&quot;https://github.com/citation-style-language/schema/raw/master/csl-citation.json&quot;,&quot;properties&quot;:{&quot;noteIndex&quot;:0,&quot;formattedCitation&quot;:&quot;[@de_freitas_classroom_2012]&quot;},&quot;citationItems&quot;:[{&quot;uri&quot;:[&quot;http://zotero.org/users/1913249/items/WA5J48KV&quot;],&quot;suffix&quot;:&quot;&quot;,&quot;prefix&quot;:&quot;&quot;,&quot;itemData&quot;:{&quot;container-title&quot;:&quot;Qualitative Inquiry&quot;,&quot;ISSN&quot;:&quot;1077-8004, 1552-7565&quot;,&quot;type&quot;:&quot;article-journal&quot;,&quot;page&quot;:&quot;557-570&quot;,&quot;accessed&quot;:{&quot;date-parts&quot;:[[&quot;2016&quot;,8,9]]},&quot;source&quot;:&quot;CrossRef&quot;,&quot;language&quot;:&quot;en&quot;,&quot;URL&quot;:&quot;http://qix.sagepub.com/cgi/doi/10.1177/1077800412450155&quot;,&quot;issue&quot;:&quot;7&quot;,&quot;author&quot;:[{&quot;given&quot;:&quot;E.&quot;,&quot;family&quot;:&quot;Freitas&quot;,&quot;non-dropping-particle&quot;:&quot;de&quot;}],&quot;volume&quot;:&quot;18&quot;,&quot;id&quot;:&quot;de_freitas_classroom_2012&quot;,&quot;title&quot;:&quot;The Classroom as Rhizome: New Strategies for Diagramming Knotted Interactions&quot;,&quot;issued&quot;:{&quot;date-parts&quot;:[[&quot;2012&quot;,9,1]]},&quot;citation-key&quot;:&quot;de_freitas_classroom_2012&quot;,&quot;title-short&quot;:&quot;The Classroom as Rhizome&quot;,&quot;DOI&quot;:&quot;10.1177/1077800412450155&quot;},&quot;uris&quot;:[&quot;http://zotero.org/users/1913249/items/WA5J48KV&quot;],&quot;id&quot;:1278}],&quot;citationID&quot;:&quot;lutxgtzi&quot;} RNDkooqemjrxf"/>. Research exists on the promise of rhizomatic approaches design thinking in creative educational programmes <text:reference-mark-start text:name="ZOTERO_ITEM CSL_CITATION {&quot;schema&quot;:&quot;https://github.com/citation-style-language/schema/raw/master/csl-citation.json&quot;,&quot;properties&quot;:{&quot;noteIndex&quot;:0,&quot;formattedCitation&quot;:&quot;[@biffi_chasing_2017-1]&quot;},&quot;citationItems&quot;:[{&quot;uri&quot;:[&quot;http://zotero.org/users/1913249/items/922HA3Y2&quot;],&quot;suffix&quot;:&quot;&quot;,&quot;prefix&quot;:&quot;&quot;,&quot;itemData&quot;:{&quot;container-title&quot;:&quot;Education + Training&quot;,&quot;ISSN&quot;:&quot;0040-0912&quot;,&quot;type&quot;:&quot;article-journal&quot;,&quot;container-title-short&quot;:&quot;ET&quot;,&quot;issued&quot;:{&quot;date-parts&quot;:[[&quot;2017&quot;,10,9]]},&quot;accessed&quot;:{&quot;date-parts&quot;:[[&quot;2023&quot;,2,2]]},&quot;source&quot;:&quot;DOI.org (Crossref)&quot;,&quot;language&quot;:&quot;en&quot;,&quot;URL&quot;:&quot;https://www.emerald.com/insight/content/doi/10.1108/ET-01-2016-0007/full/html&quot;,&quot;issue&quot;:&quot;9&quot;,&quot;author&quot;:[{&quot;given&quot;:&quot;Alfredo&quot;,&quot;family&quot;:&quot;Biffi&quot;},{&quot;given&quot;:&quot;Rita&quot;,&quot;family&quot;:&quot;Bissola&quot;},{&quot;given&quot;:&quot;Barbara&quot;,&quot;family&quot;:&quot;Imperatori&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volume&quot;:&quot;59&quot;,&quot;DOI&quot;:&quot;10.1108/ET-01-2016-0007&quot;,&quot;title&quot;:&quot;Chasing innovation: a pilot case study of a rhizomatic design thinking education program&quot;,&quot;page&quot;:&quot;957-977&quot;,&quot;id&quot;:&quot;biffi_chasing_2017-1&quot;,&quot;title-short&quot;:&quot;Chasing innovation&quot;,&quot;citation-key&quot;:&quot;biffi_chasing_2017-1&quot;},&quot;uris&quot;:[&quot;http://zotero.org/users/1913249/items/922HA3Y2&quot;],&quot;id&quot;:3728}],&quot;citationID&quot;:&quot;pwcjfqpr&quot;} RNDpboogaiayp"/>&lt;Do Zotero Refresh: [@biffi_chasing_2017-1]&gt;<text:reference-mark-end text:name="ZOTERO_ITEM CSL_CITATION {&quot;schema&quot;:&quot;https://github.com/citation-style-language/schema/raw/master/csl-citation.json&quot;,&quot;properties&quot;:{&quot;noteIndex&quot;:0,&quot;formattedCitation&quot;:&quot;[@biffi_chasing_2017-1]&quot;},&quot;citationItems&quot;:[{&quot;uri&quot;:[&quot;http://zotero.org/users/1913249/items/922HA3Y2&quot;],&quot;suffix&quot;:&quot;&quot;,&quot;prefix&quot;:&quot;&quot;,&quot;itemData&quot;:{&quot;container-title&quot;:&quot;Education + Training&quot;,&quot;ISSN&quot;:&quot;0040-0912&quot;,&quot;type&quot;:&quot;article-journal&quot;,&quot;container-title-short&quot;:&quot;ET&quot;,&quot;issued&quot;:{&quot;date-parts&quot;:[[&quot;2017&quot;,10,9]]},&quot;accessed&quot;:{&quot;date-parts&quot;:[[&quot;2023&quot;,2,2]]},&quot;source&quot;:&quot;DOI.org (Crossref)&quot;,&quot;language&quot;:&quot;en&quot;,&quot;URL&quot;:&quot;https://www.emerald.com/insight/content/doi/10.1108/ET-01-2016-0007/full/html&quot;,&quot;issue&quot;:&quot;9&quot;,&quot;author&quot;:[{&quot;given&quot;:&quot;Alfredo&quot;,&quot;family&quot;:&quot;Biffi&quot;},{&quot;given&quot;:&quot;Rita&quot;,&quot;family&quot;:&quot;Bissola&quot;},{&quot;given&quot;:&quot;Barbara&quot;,&quot;family&quot;:&quot;Imperatori&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volume&quot;:&quot;59&quot;,&quot;DOI&quot;:&quot;10.1108/ET-01-2016-0007&quot;,&quot;title&quot;:&quot;Chasing innovation: a pilot case study of a rhizomatic design thinking education program&quot;,&quot;page&quot;:&quot;957-977&quot;,&quot;id&quot;:&quot;biffi_chasing_2017-1&quot;,&quot;title-short&quot;:&quot;Chasing innovation&quot;,&quot;citation-key&quot;:&quot;biffi_chasing_2017-1&quot;},&quot;uris&quot;:[&quot;http://zotero.org/users/1913249/items/922HA3Y2&quot;],&quot;id&quot;:3728}],&quot;citationID&quot;:&quot;pwcjfqpr&quot;} RNDpboogaiayp"/>. However researcher identify significant competencies required including to “identify and synthesize the body of technical and even complex knowledge into a feasible structure” <text:reference-mark-start text:name="ZOTERO_ITEM CSL_CITATION {&quot;schema&quot;:&quot;https://github.com/citation-style-language/schema/raw/master/csl-citation.json&quot;,&quot;properties&quot;:{&quot;noteIndex&quot;:0,&quot;formattedCitation&quot;:&quot;[@biffi_chasing_2017-1, p. 972]&quot;},&quot;citationItems&quot;:[{&quot;uri&quot;:[&quot;http://zotero.org/users/1913249/items/922HA3Y2&quot;],&quot;locator&quot;:&quot; 972&quot;,&quot;prefix&quot;:&quot;&quot;,&quot;itemData&quot;:{&quot;container-title&quot;:&quot;Education + Training&quot;,&quot;ISSN&quot;:&quot;0040-0912&quot;,&quot;type&quot;:&quot;article-journal&quot;,&quot;container-title-short&quot;:&quot;ET&quot;,&quot;issued&quot;:{&quot;date-parts&quot;:[[&quot;2017&quot;,10,9]]},&quot;accessed&quot;:{&quot;date-parts&quot;:[[&quot;2023&quot;,2,2]]},&quot;source&quot;:&quot;DOI.org (Crossref)&quot;,&quot;language&quot;:&quot;en&quot;,&quot;URL&quot;:&quot;https://www.emerald.com/insight/content/doi/10.1108/ET-01-2016-0007/full/html&quot;,&quot;issue&quot;:&quot;9&quot;,&quot;author&quot;:[{&quot;given&quot;:&quot;Alfredo&quot;,&quot;family&quot;:&quot;Biffi&quot;},{&quot;given&quot;:&quot;Rita&quot;,&quot;family&quot;:&quot;Bissola&quot;},{&quot;given&quot;:&quot;Barbara&quot;,&quot;family&quot;:&quot;Imperatori&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volume&quot;:&quot;59&quot;,&quot;DOI&quot;:&quot;10.1108/ET-01-2016-0007&quot;,&quot;title&quot;:&quot;Chasing innovation: a pilot case study of a rhizomatic design thinking education program&quot;,&quot;page&quot;:&quot;957-977&quot;,&quot;id&quot;:&quot;biffi_chasing_2017-1&quot;,&quot;title-short&quot;:&quot;Chasing innovation&quot;,&quot;citation-key&quot;:&quot;biffi_chasing_2017-1&quot;},&quot;uris&quot;:[&quot;http://zotero.org/users/1913249/items/922HA3Y2&quot;],&quot;id&quot;:3728}],&quot;citationID&quot;:&quot;uxyelmuq&quot;} RNDzehwjxtmhy"/>&lt;Do Zotero Refresh: [@biffi_chasing_2017-1, p. 972]&gt;<text:reference-mark-end text:name="ZOTERO_ITEM CSL_CITATION {&quot;schema&quot;:&quot;https://github.com/citation-style-language/schema/raw/master/csl-citation.json&quot;,&quot;properties&quot;:{&quot;noteIndex&quot;:0,&quot;formattedCitation&quot;:&quot;[@biffi_chasing_2017-1, p. 972]&quot;},&quot;citationItems&quot;:[{&quot;uri&quot;:[&quot;http://zotero.org/users/1913249/items/922HA3Y2&quot;],&quot;locator&quot;:&quot; 972&quot;,&quot;prefix&quot;:&quot;&quot;,&quot;itemData&quot;:{&quot;container-title&quot;:&quot;Education + Training&quot;,&quot;ISSN&quot;:&quot;0040-0912&quot;,&quot;type&quot;:&quot;article-journal&quot;,&quot;container-title-short&quot;:&quot;ET&quot;,&quot;issued&quot;:{&quot;date-parts&quot;:[[&quot;2017&quot;,10,9]]},&quot;accessed&quot;:{&quot;date-parts&quot;:[[&quot;2023&quot;,2,2]]},&quot;source&quot;:&quot;DOI.org (Crossref)&quot;,&quot;language&quot;:&quot;en&quot;,&quot;URL&quot;:&quot;https://www.emerald.com/insight/content/doi/10.1108/ET-01-2016-0007/full/html&quot;,&quot;issue&quot;:&quot;9&quot;,&quot;author&quot;:[{&quot;given&quot;:&quot;Alfredo&quot;,&quot;family&quot;:&quot;Biffi&quot;},{&quot;given&quot;:&quot;Rita&quot;,&quot;family&quot;:&quot;Bissola&quot;},{&quot;given&quot;:&quot;Barbara&quot;,&quot;family&quot;:&quot;Imperatori&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volume&quot;:&quot;59&quot;,&quot;DOI&quot;:&quot;10.1108/ET-01-2016-0007&quot;,&quot;title&quot;:&quot;Chasing innovation: a pilot case study of a rhizomatic design thinking education program&quot;,&quot;page&quot;:&quot;957-977&quot;,&quot;id&quot;:&quot;biffi_chasing_2017-1&quot;,&quot;title-short&quot;:&quot;Chasing innovation&quot;,&quot;citation-key&quot;:&quot;biffi_chasing_2017-1&quot;},&quot;uris&quot;:[&quot;http://zotero.org/users/1913249/items/922HA3Y2&quot;],&quot;id&quot;:3728}],&quot;citationID&quot;:&quot;uxyelmuq&quot;} RNDzehwjxtmhy"/>, which are not well-aligned with the age group of this context.</text:p>
      <text:p text:style-name="Text_20_body">However, in this context the link is imiled or ther eare otehr problems with framing as rhizomatic metaphor in terms of communicating the essence of the flexible approach beyond academic audience.</text:p>
      <text:h text:style-name="Heading_20_4" text:outline-level="4"><text:bookmark-start text:name="on-game-jamming"/>On Game Jamming<text:bookmark-end text:name="on-game-jamming"/></text:h>
      <text:p text:style-name="First_20_paragraph">So instead of rhizomatic design process, I propose that the tools, process and the community in this study mutually encourage an improvisational approach often referred to as jamming.</text:p>
      <text:p text:style-name="Text_20_body">NOTE - Explore jamming in relation to lit review concepts and data of the chapter.</text:p>
      <text:p text:style-name="Text_20_body">There are disparate resources available for game jams but due to the adult centric audience and mix of abilities they are less guided in nature than many supported design processes aimed at school age audiences.</text:p>
      <text:p text:style-name="Text_20_body">Recent research posits that Game Jams can be profitably used in formal education contexts <text:reference-mark-start text:name="ZOTERO_ITEM CSL_CITATION {&quot;schema&quot;:&quot;https://github.com/citation-style-language/schema/raw/master/csl-citation.json&quot;,&quot;properties&quot;:{&quot;noteIndex&quot;:0,&quot;formattedCitation&quot;:&quot;[@aurava_game_2021]&quot;},&quot;citationItems&quot;:[{&quot;uri&quot;:[&quot;http://zotero.org/users/1913249/items/6BQ7BIPC&quot;],&quot;suffix&quot;:&quot;&quot;,&quot;prefix&quot;:&quot;&quot;,&quot;itemData&quot;:{&quot;DOI&quot;:&quot;10.1016/j.ijcci.2021.100274&quot;,&quot;container-title&quot;:&quot;International Journal of Child-Computer Interaction&quot;,&quot;title&quot;:&quot;Game jams in general formal education&quot;,&quot;ISSN&quot;:&quot;2212-8689&quot;,&quot;URL&quot;:&quot;https://www.sciencedirect.com/science/article/pii/S2212868921000192&quot;,&quot;type&quot;:&quot;article-journal&quot;,&quot;container-title-short&quot;:&quot;International Journal of Child-Computer Interaction&quot;,&quot;author&quot;:[{&quot;given&quot;:&quot;Riikka&quot;,&quot;family&quot;:&quot;Aurava&quot;},{&quot;given&quot;:&quot;Mikko&quot;,&quot;family&quot;:&quot;Meriläinen&quot;},{&quot;given&quot;:&quot;Ville&quot;,&quot;family&quot;:&quot;Kankainen&quot;},{&quot;given&quot;:&quot;Jaakko&quot;,&quot;family&quot;:&quot;Stenros&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accessed&quot;:{&quot;date-parts&quot;:[[&quot;2023&quot;,9,17]]},&quot;page&quot;:&quot;100274&quot;,&quot;issued&quot;:{&quot;date-parts&quot;:[[&quot;2021&quot;,6,1]]},&quot;source&quot;:&quot;ScienceDirect&quot;,&quot;id&quot;:&quot;aurava_game_2021&quot;,&quot;volume&quot;:&quot;28&quot;,&quot;citation-key&quot;:&quot;aurava_game_2021&quot;},&quot;uris&quot;:[&quot;http://zotero.org/users/1913249/items/6BQ7BIPC&quot;],&quot;id&quot;:8920}],&quot;citationID&quot;:&quot;dwqsyehe&quot;} RNDfqedfyaedm"/>&lt;Do Zotero Refresh: [@aurava_game_2021]&gt;<text:reference-mark-end text:name="ZOTERO_ITEM CSL_CITATION {&quot;schema&quot;:&quot;https://github.com/citation-style-language/schema/raw/master/csl-citation.json&quot;,&quot;properties&quot;:{&quot;noteIndex&quot;:0,&quot;formattedCitation&quot;:&quot;[@aurava_game_2021]&quot;},&quot;citationItems&quot;:[{&quot;uri&quot;:[&quot;http://zotero.org/users/1913249/items/6BQ7BIPC&quot;],&quot;suffix&quot;:&quot;&quot;,&quot;prefix&quot;:&quot;&quot;,&quot;itemData&quot;:{&quot;DOI&quot;:&quot;10.1016/j.ijcci.2021.100274&quot;,&quot;container-title&quot;:&quot;International Journal of Child-Computer Interaction&quot;,&quot;title&quot;:&quot;Game jams in general formal education&quot;,&quot;ISSN&quot;:&quot;2212-8689&quot;,&quot;URL&quot;:&quot;https://www.sciencedirect.com/science/article/pii/S2212868921000192&quot;,&quot;type&quot;:&quot;article-journal&quot;,&quot;container-title-short&quot;:&quot;International Journal of Child-Computer Interaction&quot;,&quot;author&quot;:[{&quot;given&quot;:&quot;Riikka&quot;,&quot;family&quot;:&quot;Aurava&quot;},{&quot;given&quot;:&quot;Mikko&quot;,&quot;family&quot;:&quot;Meriläinen&quot;},{&quot;given&quot;:&quot;Ville&quot;,&quot;family&quot;:&quot;Kankainen&quot;},{&quot;given&quot;:&quot;Jaakko&quot;,&quot;family&quot;:&quot;Stenros&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accessed&quot;:{&quot;date-parts&quot;:[[&quot;2023&quot;,9,17]]},&quot;page&quot;:&quot;100274&quot;,&quot;issued&quot;:{&quot;date-parts&quot;:[[&quot;2021&quot;,6,1]]},&quot;source&quot;:&quot;ScienceDirect&quot;,&quot;id&quot;:&quot;aurava_game_2021&quot;,&quot;volume&quot;:&quot;28&quot;,&quot;citation-key&quot;:&quot;aurava_game_2021&quot;},&quot;uris&quot;:[&quot;http://zotero.org/users/1913249/items/6BQ7BIPC&quot;],&quot;id&quot;:8920}],&quot;citationID&quot;:&quot;dwqsyehe&quot;} RNDfqedfyaedm"/>, although there is scant guidance on how to address potentially problematic issues (list these). A complementary approach would be to significantly adapt the overall Game Jam format and to add greater scaffolding to the process as in the learning design of this research.</text:p>
      <text:p text:style-name="Text_20_body">Examples - move examples up?</text:p>
      <text:p text:style-name="Text_20_body">Within the concept of jamming, activity which is casual seemingly non-productive can still transmit useful information to guide collaborative practices. As per above and examples in Appedix ? Find.</text:p>
      <text:p text:style-name="Text_20_body">I propose that the concept of jamming can be introduced and supported as a way of encouraging co-development of practices and making styles as proposed by Gutiérrez and Rogoff <text:reference-mark-start text:name="ZOTERO_ITEM CSL_CITATION {&quot;schema&quot;:&quot;https://github.com/citation-style-language/schema/raw/master/csl-citation.json&quot;,&quot;properties&quot;:{&quot;noteIndex&quot;:0,&quot;formattedCitation&quot;:&quot;[@gutierrez_cultural_2003]&quot;},&quot;citationItems&quot;:[{&quot;uri&quot;:[&quot;http://zotero.org/users/1913249/items/BW6F6HY6&quot;],&quot;suffix&quot;:&quot;&quot;,&quot;prefix&quot;:&quot;&quot;,&quot;itemData&quot;:{&quot;container-title&quot;:&quot;Educational Researcher&quot;,&quot;ISSN&quot;:&quot;0013-189X, 1935-102X&quot;,&quot;type&quot;:&quot;article-journal&quot;,&quot;container-title-short&quot;:&quot;Educational Researcher&quot;,&quot;issued&quot;:{&quot;date-parts&quot;:[[&quot;2003&quot;,6]]},&quot;accessed&quot;:{&quot;date-parts&quot;:[[&quot;2024&quot;,9,8]]},&quot;source&quot;:&quot;DOI.org (Crossref)&quot;,&quot;license&quot;:&quot;http://journals.sagepub.com/page/policies/text-and-data-mining-license&quot;,&quot;language&quot;:&quot;en&quot;,&quot;URL&quot;:&quot;http://journals.sagepub.com/doi/10.3102/0013189X032005019&quot;,&quot;issue&quot;:&quot;5&quot;,&quot;author&quot;:[{&quot;given&quot;:&quot;Kris D.&quot;,&quot;family&quot;:&quot;Gutiérrez&quot;},{&quot;given&quot;:&quot;Barbara&quot;,&quot;family&quot;:&quot;Rogoff&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volume&quot;:&quot;32&quot;,&quot;DOI&quot;:&quot;10.3102/0013189X032005019&quot;,&quot;title&quot;:&quot;Cultural Ways of Learning: Individual Traits or Repertoires of Practice&quot;,&quot;page&quot;:&quot;19-25&quot;,&quot;id&quot;:&quot;gutierrez_cultural_2003&quot;,&quot;title-short&quot;:&quot;Cultural Ways of Learning&quot;,&quot;citation-key&quot;:&quot;gutierrez_cultural_2003&quot;},&quot;uris&quot;:[&quot;http://zotero.org/users/1913249/items/BW6F6HY6&quot;],&quot;id&quot;:9830}],&quot;citationID&quot;:&quot;qxcpbkml&quot;} RNDhgxoealvtj"/>&lt;Do Zotero Refresh: [@gutierrez_cultural_2003]&gt;<text:reference-mark-end text:name="ZOTERO_ITEM CSL_CITATION {&quot;schema&quot;:&quot;https://github.com/citation-style-language/schema/raw/master/csl-citation.json&quot;,&quot;properties&quot;:{&quot;noteIndex&quot;:0,&quot;formattedCitation&quot;:&quot;[@gutierrez_cultural_2003]&quot;},&quot;citationItems&quot;:[{&quot;uri&quot;:[&quot;http://zotero.org/users/1913249/items/BW6F6HY6&quot;],&quot;suffix&quot;:&quot;&quot;,&quot;prefix&quot;:&quot;&quot;,&quot;itemData&quot;:{&quot;container-title&quot;:&quot;Educational Researcher&quot;,&quot;ISSN&quot;:&quot;0013-189X, 1935-102X&quot;,&quot;type&quot;:&quot;article-journal&quot;,&quot;container-title-short&quot;:&quot;Educational Researcher&quot;,&quot;issued&quot;:{&quot;date-parts&quot;:[[&quot;2003&quot;,6]]},&quot;accessed&quot;:{&quot;date-parts&quot;:[[&quot;2024&quot;,9,8]]},&quot;source&quot;:&quot;DOI.org (Crossref)&quot;,&quot;license&quot;:&quot;http://journals.sagepub.com/page/policies/text-and-data-mining-license&quot;,&quot;language&quot;:&quot;en&quot;,&quot;URL&quot;:&quot;http://journals.sagepub.com/doi/10.3102/0013189X032005019&quot;,&quot;issue&quot;:&quot;5&quot;,&quot;author&quot;:[{&quot;given&quot;:&quot;Kris D.&quot;,&quot;family&quot;:&quot;Gutiérrez&quot;},{&quot;given&quot;:&quot;Barbara&quot;,&quot;family&quot;:&quot;Rogoff&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volume&quot;:&quot;32&quot;,&quot;DOI&quot;:&quot;10.3102/0013189X032005019&quot;,&quot;title&quot;:&quot;Cultural Ways of Learning: Individual Traits or Repertoires of Practice&quot;,&quot;page&quot;:&quot;19-25&quot;,&quot;id&quot;:&quot;gutierrez_cultural_2003&quot;,&quot;title-short&quot;:&quot;Cultural Ways of Learning&quot;,&quot;citation-key&quot;:&quot;gutierrez_cultural_2003&quot;},&quot;uris&quot;:[&quot;http://zotero.org/users/1913249/items/BW6F6HY6&quot;],&quot;id&quot;:9830}],&quot;citationID&quot;:&quot;qxcpbkml&quot;} RNDhgxoealvtj"/></text:p>
      <text:h text:style-name="Heading_20_3" text:outline-level="3"><text:bookmark-start text:name="implications-for-practitioners---move-later"/>Implications for practitioners - MOVE LATER?<text:bookmark-end text:name="implications-for-practitioners---move-later"/></text:h>
      <text:p text:style-name="First_20_paragraph">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text:p>
      <text:h text:style-name="Heading_20_3" text:outline-level="3"><text:bookmark-start text:name="returning-to-the-table-of-varied-gdp-use-with-supporting-evidence"/>Returning to the table of varied GDP use with supporting evidence<text:bookmark-end text:name="returning-to-the-table-of-varied-gdp-use-with-supporting-evidence"/></text:h>
      <text:p text:style-name="First_20_paragraph">The introduction introduced the summary table. I now return with a greater focus on the scope of the claims of this research, implications for facilitators and how the findings link to the contents of the following chapter.</text:p>
      <text:p text:style-name="Text_20_body">INSERT SUMMARY TABLE FROM HERE - https://docs.google.com/document/d/1Ce2cYIYnFCd9GM8zRntBd7lrud-dMbbrtgEQMoGNRmE/edit</text:p>
      <text:p text:style-name="Text_20_body"><text:span text:style-name="T1">What are the limits of the claims of this research?</text:span></text:p>
      <text:p text:style-name="Text_20_body">It is important to recall the purpose and limitation of these figures outlined in Chapter 4, that this is not designed to claim efficacy of the learning design or to be representative of an average participant (which would require follow up studies of different design).</text:p>
      <text:h text:style-name="Heading_20_2" text:outline-level="2"><text:bookmark-start text:name="conclusion"/>Conclusion<text:bookmark-end text:name="conclusion"/></text:h>
      <text:p text:style-name="First_20_paragraph">The observations of this chapter show the advantages of GDP as an intermediate, relatable design framework, occupying a the space between too concrete to be repeated and too theoretical to be grasped by novice game makers. The use of GDP concepts can create a tangible link between concrete player experience and the affordances of a guided creative process. Learners use of GDP as relatable and flexible constructs that facilitate communication, sustaining engagement, planning and division of labour. On a cultural plane, using GDPs can aid the propagation of technical and social processes game making practices within an emerging community of learners. GDPs served both researchers and participants by <text:span text:style-name="T2">providing a common language</text:span> to clarify first learner expression and researcher’s analysis of gameplay experience. Gdps functioned as an <text:span text:style-name="T2">inspirational structured design tool</text:span> The utility of a patterns and their collection as a form <text:span text:style-name="T2">intermediate-level knowledge</text:span> by both researchers and participants is shown in part by in a growing sense of mastery towards technical processes becoming second nature and the resulting ability to share them with family and other peer groups.</text:p>
      <text:p text:style-name="Text_20_body">On a theoretical plane, this chapter has outlined the evolving use of GDPs as a meditational strategy to develop coding repertoires that are often shared. CHAT frames diverse use of shared resources and concepts, in this case GDPs, as meditational strategies which can involved into repertoires of practice <text:reference-mark-start text:name="ZOTERO_ITEM CSL_CITATION {&quot;schema&quot;:&quot;https://github.com/citation-style-language/schema/raw/master/csl-citation.json&quot;,&quot;properties&quot;:{&quot;noteIndex&quot;:0,&quot;formattedCitation&quot;:&quot;[@lecusay_telementoring_2015; @gutierrez_learning_2019-1]&quot;},&quot;citationItems&quot;:[{&quot;uri&quot;:[&quot;http://zotero.org/users/1913249/items/LWY6M7R4&quot;],&quot;suffix&quot;:&quot;&quot;,&quot;prefix&quot;:&quot;&quot;,&quot;itemData&quot;:{&quot;type&quot;:&quot;thesis&quot;,&quot;author&quot;:[{&quot;given&quot;:&quot;Robert&quot;,&quot;family&quot;:&quot;Lecusay&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issued&quot;:{&quot;date-parts&quot;:[[&quot;2015&quot;,8,17]]},&quot;title&quot;:&quot;Telementoring Physics: University-Community After-school Collaborations and the Mediation of the Formal/ Informal Divide&quot;,&quot;DOI&quot;:&quot;10.13140/RG.2.1.4131.5049&quot;,&quot;source&quot;:&quot;ResearchGate&quot;,&quot;id&quot;:&quot;lecusay_telementoring_2015&quot;,&quot;title-short&quot;:&quot;Telementoring Physics&quot;,&quot;citation-key&quot;:&quot;lecusay_telementoring_2015&quot;},&quot;uris&quot;:[&quot;http://zotero.org/users/1913249/items/LWY6M7R4&quot;],&quot;id&quot;:9422},{&quot;uri&quot;:[&quot;http://zotero.org/users/1913249/items/G3R9PEWW&quot;],&quot;suffix&quot;:&quot;&quot;,&quot;prefix&quot;:&quot;&quot;,&quot;itemData&quot;:{&quot;container-title&quot;:&quot;Human Development&quot;,&quot;ISSN&quot;:&quot;0018-716X, 1423-0054&quot;,&quot;type&quot;:&quot;article-journal&quot;,&quot;container-title-short&quot;:&quot;Human Development&quot;,&quot;issued&quot;:{&quot;date-parts&quot;:[[&quot;2019&quot;]]},&quot;accessed&quot;:{&quot;date-parts&quot;:[[&quot;2025&quot;,1,10]]},&quot;source&quot;:&quot;DOI.org (Crossref)&quot;,&quot;license&quot;:&quot;https://www.karger.com/Services/SiteLicenses&quot;,&quot;language&quot;:&quot;en&quot;,&quot;URL&quot;:&quot;https://karger.com/HDE/article/doi/10.1159/000496239&quot;,&quot;issue&quot;:&quot;1-2&quot;,&quot;author&quot;:[{&quot;given&quot;:&quot;Kris D.&quot;,&quot;family&quot;:&quot;Gutiérrez&quot;},{&quot;given&quot;:&quot;Jennifer&quot;,&quot;family&quot;:&quot;Higgs&quot;},{&quot;given&quot;:&quot;José Ramón&quot;,&quot;family&quot;:&quot;Lizárraga&quot;},{&quot;given&quot;:&quot;Edward&quot;,&quot;family&quot;:&quot;Rivero&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volume&quot;:&quot;62&quot;,&quot;DOI&quot;:&quot;10.1159/000496239&quot;,&quot;title&quot;:&quot;Learning as Movement in Social Design-Based Experiments: Play as a Leading Activity&quot;,&quot;page&quot;:&quot;66-82&quot;,&quot;id&quot;:&quot;gutierrez_learning_2019-1&quot;,&quot;title-short&quot;:&quot;Learning as Movement in Social Design-Based Experiments&quot;,&quot;citation-key&quot;:&quot;gutierrez_learning_2019-1&quot;},&quot;uris&quot;:[&quot;http://zotero.org/users/1913249/items/G3R9PEWW&quot;],&quot;id&quot;:10007}],&quot;citationID&quot;:&quot;zanfrsix&quot;} RNDqibtusrxit"/>&lt;Do Zotero Refresh: [@lecusay_telementoring_2015; @gutierrez_learning_2019-1]&gt;<text:reference-mark-end text:name="ZOTERO_ITEM CSL_CITATION {&quot;schema&quot;:&quot;https://github.com/citation-style-language/schema/raw/master/csl-citation.json&quot;,&quot;properties&quot;:{&quot;noteIndex&quot;:0,&quot;formattedCitation&quot;:&quot;[@lecusay_telementoring_2015; @gutierrez_learning_2019-1]&quot;},&quot;citationItems&quot;:[{&quot;uri&quot;:[&quot;http://zotero.org/users/1913249/items/LWY6M7R4&quot;],&quot;suffix&quot;:&quot;&quot;,&quot;prefix&quot;:&quot;&quot;,&quot;itemData&quot;:{&quot;type&quot;:&quot;thesis&quot;,&quot;author&quot;:[{&quot;given&quot;:&quot;Robert&quot;,&quot;family&quot;:&quot;Lecusay&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issued&quot;:{&quot;date-parts&quot;:[[&quot;2015&quot;,8,17]]},&quot;title&quot;:&quot;Telementoring Physics: University-Community After-school Collaborations and the Mediation of the Formal/ Informal Divide&quot;,&quot;DOI&quot;:&quot;10.13140/RG.2.1.4131.5049&quot;,&quot;source&quot;:&quot;ResearchGate&quot;,&quot;id&quot;:&quot;lecusay_telementoring_2015&quot;,&quot;title-short&quot;:&quot;Telementoring Physics&quot;,&quot;citation-key&quot;:&quot;lecusay_telementoring_2015&quot;},&quot;uris&quot;:[&quot;http://zotero.org/users/1913249/items/LWY6M7R4&quot;],&quot;id&quot;:9422},{&quot;uri&quot;:[&quot;http://zotero.org/users/1913249/items/G3R9PEWW&quot;],&quot;suffix&quot;:&quot;&quot;,&quot;prefix&quot;:&quot;&quot;,&quot;itemData&quot;:{&quot;container-title&quot;:&quot;Human Development&quot;,&quot;ISSN&quot;:&quot;0018-716X, 1423-0054&quot;,&quot;type&quot;:&quot;article-journal&quot;,&quot;container-title-short&quot;:&quot;Human Development&quot;,&quot;issued&quot;:{&quot;date-parts&quot;:[[&quot;2019&quot;]]},&quot;accessed&quot;:{&quot;date-parts&quot;:[[&quot;2025&quot;,1,10]]},&quot;source&quot;:&quot;DOI.org (Crossref)&quot;,&quot;license&quot;:&quot;https://www.karger.com/Services/SiteLicenses&quot;,&quot;language&quot;:&quot;en&quot;,&quot;URL&quot;:&quot;https://karger.com/HDE/article/doi/10.1159/000496239&quot;,&quot;issue&quot;:&quot;1-2&quot;,&quot;author&quot;:[{&quot;given&quot;:&quot;Kris D.&quot;,&quot;family&quot;:&quot;Gutiérrez&quot;},{&quot;given&quot;:&quot;Jennifer&quot;,&quot;family&quot;:&quot;Higgs&quot;},{&quot;given&quot;:&quot;José Ramón&quot;,&quot;family&quot;:&quot;Lizárraga&quot;},{&quot;given&quot;:&quot;Edward&quot;,&quot;family&quot;:&quot;Rivero&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volume&quot;:&quot;62&quot;,&quot;DOI&quot;:&quot;10.1159/000496239&quot;,&quot;title&quot;:&quot;Learning as Movement in Social Design-Based Experiments: Play as a Leading Activity&quot;,&quot;page&quot;:&quot;66-82&quot;,&quot;id&quot;:&quot;gutierrez_learning_2019-1&quot;,&quot;title-short&quot;:&quot;Learning as Movement in Social Design-Based Experiments&quot;,&quot;citation-key&quot;:&quot;gutierrez_learning_2019-1&quot;},&quot;uris&quot;:[&quot;http://zotero.org/users/1913249/items/G3R9PEWW&quot;],&quot;id&quot;:10007}],&quot;citationID&quot;:&quot;zanfrsix&quot;} RNDqibtusrxit"/>. These concepts and this framing of learning as participation in community repertoires, are explored in the next chapter in relation to participant agency using examples that extend beyond the use of GDPs to other cultural processes. While the development of agency has not been the primary focus of this chapter, the processes of community adaptation of GDP use can be directly linked to conceptions of transformative agency explored in Chapter 4. The next chapter explores cultural aspects in greater detail continuing to explore emergent agency in this research.</text:p>
      <text:h text:style-name="Heading_20_2" text:outline-level="2"><text:bookmark-start text:name="moved-from-introduction"/>MOVED FROM INTRODUCTION<text:bookmark-end text:name="moved-from-introduction"/></text:h>
      <text:h text:style-name="Heading_20_3" text:outline-level="3"><text:bookmark-start text:name="moved-from-guided-participation"/>MOVED FROM GUIDED PARTICIPATION<text:bookmark-end text:name="moved-from-guided-participation"/></text:h>
      <text:p text:style-name="First_20_paragraph">MOVED FROM DISCUSSION <text:span text:style-name="T1">A tension in use of norming practices and participant choice?</text:span></text:p>
      <text:h text:style-name="Heading_20_3" text:outline-level="3"><text:bookmark-start text:name="future-work-on-abstraction-layers-of-abstraction-gdps-and-the-mda-framework"/>Future work on abstraction, layers of abstraction GDPs and the MDA framework<text:bookmark-end text:name="future-work-on-abstraction-layers-of-abstraction-gdps-and-the-mda-framework"/></text:h>
      <text:p text:style-name="First_20_paragraph"><text:span text:style-name="T1">Move to conclusion or appendix? - appendix for now?</text:span></text:p>
      <text:p text:style-name="Text_20_body">Levels of abstraction and shifting perspectives also exist in formal analysis of game design frameworks [Salen, and MDA]. In the theoretical underpinning, Aesthetics are the first experience of the user, and the designer most closely aligned with mechanics. Could awareness of this their shifts in perspective in relation to this MDA framework be helpful to novices.</text:p>
      <text:p text:style-name="Text_20_body">Could link between the MDA framework and main areas of GDPs can be used to deepen a possibly profitable connection to professional design lenses theory practices?</text:p>
      <text:p text:style-name="Text_20_body">This learning design could be a good base to use to answer those questions.</text:p>
      <text:h text:style-name="Heading_20_2" text:outline-level="2"><text:bookmark-start text:name="move-from-ch-7---any-space-here"/>MOVE FROM cH 7 - ANY SPACE HERE?<text:bookmark-end text:name="move-from-ch-7---any-space-here"/></text:h>
      <text:h text:style-name="Heading_20_2" text:outline-level="2"><text:bookmark-start text:name="impact-of-side-missions-and-maker-types-on-playtesting-behaviours"/>Impact of Side Missions and Maker Types on playtesting behaviours<text:bookmark-end text:name="impact-of-side-missions-and-maker-types-on-playtesting-behaviours"/></text:h>
      <text:h text:style-name="Heading_20_4" text:outline-level="4"><text:bookmark-start text:name="reflection-on-impact-on-my-design-process"/>Reflection on impact on my design process<text:bookmark-end text:name="reflection-on-impact-on-my-design-process"/></text:h>
      <text:p text:style-name="First_20_paragraph">START WITH A NARRATIVE? My role as a learning designer under went some significant evolution. As an example the quick start activities created by PGCE students were much more directive than I initially proposed in P1. It is not that the structuring was antithetical to my approach, more that the area was unfamiliar in terms of common heuristics, and the interweaving of gameplay features and underlying code structures.</text:p>
      <text:p text:style-name="Text_20_body">Observations of and reflections on playtesting in p2, showed that participants still engendered a diversity of experience, from these shared beginnings.</text:p>
      <text:p text:style-name="Text_20_body">An additional reflection on design is that the playtesting of participants revealed evidence of different motivations driving activity in game making sessions.</text:p>
      <text:h text:style-name="Heading_20_4" text:outline-level="4"><text:bookmark-start text:name="observations-on-making-styles"/>Observations on making styles<text:bookmark-end text:name="observations-on-making-styles"/></text:h>
      <text:p text:style-name="First_20_paragraph">This section returns to game making types explored in Chapter 5. TO DEVELOP</text:p>
      <text:p text:style-name="Text_20_body">For examples in the Vignette of S and T’s interaction we can see attributes of the child as a Glitcher. 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text:p>
      <text:p text:style-name="Text_20_body">Other players created impossible or overly easy game levels.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schema&quot;:&quot;https://github.com/citation-style-language/schema/raw/master/csl-citation.json&quot;,&quot;properties&quot;:{&quot;noteIndex&quot;:0,&quot;formattedCitation&quot;:&quot;[@sutton-smith_ambiguity_2001]&quot;},&quot;citationItems&quot;:[{&quot;uri&quot;:[&quot;http://zotero.org/users/1913249/items/JUMNM23B&quot;],&quot;suffix&quot;:&quot;&quot;,&quot;prefix&quot;:&quot;&quot;,&quot;itemData&quot;:{&quot;publisher-place&quot;:&quot;Cambridge, Mass.&quot;,&quot;title&quot;:&quot;The Ambiguity of Play&quot;,&quot;event-place&quot;:&quot;Cambridge, Mass.&quot;,&quot;source&quot;:&quot;Amazon&quot;,&quot;type&quot;:&quot;book&quot;,&quot;publisher&quot;:&quot;Harvard University Press&quot;,&quot;author&quot;:[{&quot;given&quot;:&quot;Brian&quot;,&quot;family&quot;:&quot;Sutton-smith&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citation-key&quot;:&quot;sutton-smith_ambiguity_2001&quot;,&quot;number-of-pages&quot;:&quot;288&quot;,&quot;issued&quot;:{&quot;date-parts&quot;:[[&quot;2001&quot;,5,8]]},&quot;edition&quot;:&quot;New Ed edition&quot;,&quot;id&quot;:&quot;sutton-smith_ambiguity_2001&quot;,&quot;ISBN&quot;:&quot;978-0-674-00581-5&quot;,&quot;language&quot;:&quot;English&quot;},&quot;uris&quot;:[&quot;http://zotero.org/users/1913249/items/JUMNM23B&quot;],&quot;id&quot;:1389}],&quot;citationID&quot;:&quot;hvepbceg&quot;} RNDdpbxybymgp"/>&lt;Do Zotero Refresh: [@sutton-smith_ambiguity_2001]&gt;<text:reference-mark-end text:name="ZOTERO_ITEM CSL_CITATION {&quot;schema&quot;:&quot;https://github.com/citation-style-language/schema/raw/master/csl-citation.json&quot;,&quot;properties&quot;:{&quot;noteIndex&quot;:0,&quot;formattedCitation&quot;:&quot;[@sutton-smith_ambiguity_2001]&quot;},&quot;citationItems&quot;:[{&quot;uri&quot;:[&quot;http://zotero.org/users/1913249/items/JUMNM23B&quot;],&quot;suffix&quot;:&quot;&quot;,&quot;prefix&quot;:&quot;&quot;,&quot;itemData&quot;:{&quot;publisher-place&quot;:&quot;Cambridge, Mass.&quot;,&quot;title&quot;:&quot;The Ambiguity of Play&quot;,&quot;event-place&quot;:&quot;Cambridge, Mass.&quot;,&quot;source&quot;:&quot;Amazon&quot;,&quot;type&quot;:&quot;book&quot;,&quot;publisher&quot;:&quot;Harvard University Press&quot;,&quot;author&quot;:[{&quot;given&quot;:&quot;Brian&quot;,&quot;family&quot;:&quot;Sutton-smith&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citation-key&quot;:&quot;sutton-smith_ambiguity_2001&quot;,&quot;number-of-pages&quot;:&quot;288&quot;,&quot;issued&quot;:{&quot;date-parts&quot;:[[&quot;2001&quot;,5,8]]},&quot;edition&quot;:&quot;New Ed edition&quot;,&quot;id&quot;:&quot;sutton-smith_ambiguity_2001&quot;,&quot;ISBN&quot;:&quot;978-0-674-00581-5&quot;,&quot;language&quot;:&quot;English&quot;},&quot;uris&quot;:[&quot;http://zotero.org/users/1913249/items/JUMNM23B&quot;],&quot;id&quot;:1389}],&quot;citationID&quot;:&quot;hvepbceg&quot;} RNDdpbxybymgp"/>.</text:p>
      <text:p text:style-name="Text_20_body">The process of exploring identity via side missions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h text:style-name="Heading_20_4" text:outline-level="4"><text:bookmark-start text:name="a-focus-on-the-value-of-changing-roles---especially-peer-teaching-as-reinforcing-learning"/>A focus on the value of changing roles - especially peer teaching as reinforcing learning<text:bookmark-end text:name="a-focus-on-the-value-of-changing-roles---especially-peer-teaching-as-reinforcing-learning"/></text:h>
      <text:p text:style-name="First_20_paragraph">A role or style that is not fully captured is that of peer learning, although it is implied within the socialisers and magpie makers.</text:p>
      <text:p text:style-name="Text_20_body">CAN THIS BE ADDED INTO THE CODING SCHEMA</text:p>
      <text:h text:style-name="Heading_20_3" text:outline-level="3"><text:bookmark-start text:name="discussion-on-making-types-and-side-missions"/>Discussion on making types and side missions<text:bookmark-end text:name="discussion-on-making-types-and-side-missions"/></text:h>
      <text:p text:style-name="First_20_paragraph">THIS WOULD NEED MORE DISCUSSION OR INTRODUCTION - PLAYER TYPES NOT IN CHAPTER 5 ANY MORE</text:p>
      <text:p text:style-name="Text_20_body">Begin discussion with reference to <text:reference-mark-start text:name="ZOTERO_ITEM CSL_CITATION {&quot;schema&quot;:&quot;https://github.com/citation-style-language/schema/raw/master/csl-citation.json&quot;,&quot;properties&quot;:{&quot;noteIndex&quot;:0,&quot;formattedCitation&quot;:&quot;[@gutierrez_cultural_2003]&quot;},&quot;citationItems&quot;:[{&quot;uri&quot;:[&quot;http://zotero.org/users/1913249/items/BW6F6HY6&quot;],&quot;suffix&quot;:&quot;&quot;,&quot;prefix&quot;:&quot;&quot;,&quot;itemData&quot;:{&quot;container-title&quot;:&quot;Educational Researcher&quot;,&quot;ISSN&quot;:&quot;0013-189X, 1935-102X&quot;,&quot;type&quot;:&quot;article-journal&quot;,&quot;container-title-short&quot;:&quot;Educational Researcher&quot;,&quot;issued&quot;:{&quot;date-parts&quot;:[[&quot;2003&quot;,6]]},&quot;accessed&quot;:{&quot;date-parts&quot;:[[&quot;2024&quot;,9,8]]},&quot;source&quot;:&quot;DOI.org (Crossref)&quot;,&quot;license&quot;:&quot;http://journals.sagepub.com/page/policies/text-and-data-mining-license&quot;,&quot;language&quot;:&quot;en&quot;,&quot;URL&quot;:&quot;http://journals.sagepub.com/doi/10.3102/0013189X032005019&quot;,&quot;issue&quot;:&quot;5&quot;,&quot;author&quot;:[{&quot;given&quot;:&quot;Kris D.&quot;,&quot;family&quot;:&quot;Gutiérrez&quot;},{&quot;given&quot;:&quot;Barbara&quot;,&quot;family&quot;:&quot;Rogoff&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volume&quot;:&quot;32&quot;,&quot;DOI&quot;:&quot;10.3102/0013189X032005019&quot;,&quot;title&quot;:&quot;Cultural Ways of Learning: Individual Traits or Repertoires of Practice&quot;,&quot;page&quot;:&quot;19-25&quot;,&quot;id&quot;:&quot;gutierrez_cultural_2003&quot;,&quot;title-short&quot;:&quot;Cultural Ways of Learning&quot;,&quot;citation-key&quot;:&quot;gutierrez_cultural_2003&quot;},&quot;uris&quot;:[&quot;http://zotero.org/users/1913249/items/BW6F6HY6&quot;],&quot;id&quot;:9830}],&quot;citationID&quot;:&quot;epmvynps&quot;} RNDfgqnayjfnk"/>&lt;Do Zotero Refresh: [@gutierrez_cultural_2003]&gt;<text:reference-mark-end text:name="ZOTERO_ITEM CSL_CITATION {&quot;schema&quot;:&quot;https://github.com/citation-style-language/schema/raw/master/csl-citation.json&quot;,&quot;properties&quot;:{&quot;noteIndex&quot;:0,&quot;formattedCitation&quot;:&quot;[@gutierrez_cultural_2003]&quot;},&quot;citationItems&quot;:[{&quot;uri&quot;:[&quot;http://zotero.org/users/1913249/items/BW6F6HY6&quot;],&quot;suffix&quot;:&quot;&quot;,&quot;prefix&quot;:&quot;&quot;,&quot;itemData&quot;:{&quot;container-title&quot;:&quot;Educational Researcher&quot;,&quot;ISSN&quot;:&quot;0013-189X, 1935-102X&quot;,&quot;type&quot;:&quot;article-journal&quot;,&quot;container-title-short&quot;:&quot;Educational Researcher&quot;,&quot;issued&quot;:{&quot;date-parts&quot;:[[&quot;2003&quot;,6]]},&quot;accessed&quot;:{&quot;date-parts&quot;:[[&quot;2024&quot;,9,8]]},&quot;source&quot;:&quot;DOI.org (Crossref)&quot;,&quot;license&quot;:&quot;http://journals.sagepub.com/page/policies/text-and-data-mining-license&quot;,&quot;language&quot;:&quot;en&quot;,&quot;URL&quot;:&quot;http://journals.sagepub.com/doi/10.3102/0013189X032005019&quot;,&quot;issue&quot;:&quot;5&quot;,&quot;author&quot;:[{&quot;given&quot;:&quot;Kris D.&quot;,&quot;family&quot;:&quot;Gutiérrez&quot;},{&quot;given&quot;:&quot;Barbara&quot;,&quot;family&quot;:&quot;Rogoff&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volume&quot;:&quot;32&quot;,&quot;DOI&quot;:&quot;10.3102/0013189X032005019&quot;,&quot;title&quot;:&quot;Cultural Ways of Learning: Individual Traits or Repertoires of Practice&quot;,&quot;page&quot;:&quot;19-25&quot;,&quot;id&quot;:&quot;gutierrez_cultural_2003&quot;,&quot;title-short&quot;:&quot;Cultural Ways of Learning&quot;,&quot;citation-key&quot;:&quot;gutierrez_cultural_2003&quot;},&quot;uris&quot;:[&quot;http://zotero.org/users/1913249/items/BW6F6HY6&quot;],&quot;id&quot;:9830}],&quot;citationID&quot;:&quot;epmvynps&quot;} RNDfgqnayjfnk"/> on “Helping Students Learn: Having Styles or Participating in Practices”, and a careful statement to avoid over generalisation here, but at the same time recognise the value of emerging practices and styles.</text:p>
      <text:p text:style-name="Text_20_body">Thus I am not suggesting that these styles make up a ridgid typology to be replicated in other settings, instead, in line with Gutierrez and Rogoff <text:reference-mark-start text:name="ZOTERO_ITEM CSL_CITATION {&quot;schema&quot;:&quot;https://github.com/citation-style-language/schema/raw/master/csl-citation.json&quot;,&quot;properties&quot;:{&quot;noteIndex&quot;:0,&quot;formattedCitation&quot;:&quot;[-@gutierrez_cultural_2003, p.20]&quot;},&quot;citationItems&quot;:[{&quot;uri&quot;:[&quot;http://zotero.org/users/1913249/items/BW6F6HY6&quot;],&quot;locator&quot;:&quot;20&quot;,&quot;prefix&quot;:&quot;&quot;,&quot;suppress-author&quot;:true,&quot;itemData&quot;:{&quot;container-title&quot;:&quot;Educational Researcher&quot;,&quot;ISSN&quot;:&quot;0013-189X, 1935-102X&quot;,&quot;type&quot;:&quot;article-journal&quot;,&quot;container-title-short&quot;:&quot;Educational Researcher&quot;,&quot;issued&quot;:{&quot;date-parts&quot;:[[&quot;2003&quot;,6]]},&quot;accessed&quot;:{&quot;date-parts&quot;:[[&quot;2024&quot;,9,8]]},&quot;source&quot;:&quot;DOI.org (Crossref)&quot;,&quot;license&quot;:&quot;http://journals.sagepub.com/page/policies/text-and-data-mining-license&quot;,&quot;language&quot;:&quot;en&quot;,&quot;URL&quot;:&quot;http://journals.sagepub.com/doi/10.3102/0013189X032005019&quot;,&quot;issue&quot;:&quot;5&quot;,&quot;author&quot;:[{&quot;given&quot;:&quot;Kris D.&quot;,&quot;family&quot;:&quot;Gutiérrez&quot;},{&quot;given&quot;:&quot;Barbara&quot;,&quot;family&quot;:&quot;Rogoff&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volume&quot;:&quot;32&quot;,&quot;DOI&quot;:&quot;10.3102/0013189X032005019&quot;,&quot;title&quot;:&quot;Cultural Ways of Learning: Individual Traits or Repertoires of Practice&quot;,&quot;page&quot;:&quot;19-25&quot;,&quot;id&quot;:&quot;gutierrez_cultural_2003&quot;,&quot;title-short&quot;:&quot;Cultural Ways of Learning&quot;,&quot;citation-key&quot;:&quot;gutierrez_cultural_2003&quot;},&quot;uris&quot;:[&quot;http://zotero.org/users/1913249/items/BW6F6HY6&quot;],&quot;id&quot;:9830}],&quot;citationID&quot;:&quot;hrqlgsif&quot;} RNDtgravwpirn"/>&lt;Do Zotero Refresh: [-@gutierrez_cultural_2003, p.20]&gt;<text:reference-mark-end text:name="ZOTERO_ITEM CSL_CITATION {&quot;schema&quot;:&quot;https://github.com/citation-style-language/schema/raw/master/csl-citation.json&quot;,&quot;properties&quot;:{&quot;noteIndex&quot;:0,&quot;formattedCitation&quot;:&quot;[-@gutierrez_cultural_2003, p.20]&quot;},&quot;citationItems&quot;:[{&quot;uri&quot;:[&quot;http://zotero.org/users/1913249/items/BW6F6HY6&quot;],&quot;locator&quot;:&quot;20&quot;,&quot;prefix&quot;:&quot;&quot;,&quot;suppress-author&quot;:true,&quot;itemData&quot;:{&quot;container-title&quot;:&quot;Educational Researcher&quot;,&quot;ISSN&quot;:&quot;0013-189X, 1935-102X&quot;,&quot;type&quot;:&quot;article-journal&quot;,&quot;container-title-short&quot;:&quot;Educational Researcher&quot;,&quot;issued&quot;:{&quot;date-parts&quot;:[[&quot;2003&quot;,6]]},&quot;accessed&quot;:{&quot;date-parts&quot;:[[&quot;2024&quot;,9,8]]},&quot;source&quot;:&quot;DOI.org (Crossref)&quot;,&quot;license&quot;:&quot;http://journals.sagepub.com/page/policies/text-and-data-mining-license&quot;,&quot;language&quot;:&quot;en&quot;,&quot;URL&quot;:&quot;http://journals.sagepub.com/doi/10.3102/0013189X032005019&quot;,&quot;issue&quot;:&quot;5&quot;,&quot;author&quot;:[{&quot;given&quot;:&quot;Kris D.&quot;,&quot;family&quot;:&quot;Gutiérrez&quot;},{&quot;given&quot;:&quot;Barbara&quot;,&quot;family&quot;:&quot;Rogoff&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volume&quot;:&quot;32&quot;,&quot;DOI&quot;:&quot;10.3102/0013189X032005019&quot;,&quot;title&quot;:&quot;Cultural Ways of Learning: Individual Traits or Repertoires of Practice&quot;,&quot;page&quot;:&quot;19-25&quot;,&quot;id&quot;:&quot;gutierrez_cultural_2003&quot;,&quot;title-short&quot;:&quot;Cultural Ways of Learning&quot;,&quot;citation-key&quot;:&quot;gutierrez_cultural_2003&quot;},&quot;uris&quot;:[&quot;http://zotero.org/users/1913249/items/BW6F6HY6&quot;],&quot;id&quot;:9830}],&quot;citationID&quot;:&quot;hrqlgsif&quot;} RNDtgravwpirn"/> , that the process of co-constructing understanding and communication about learning styles can “support the changing nature of participation and the forms of assistance provided in joint activity.”</text:p>
      <text:h text:style-name="Heading_20_3" text:outline-level="3"><text:bookmark-start text:name="discussion-on-player-types--"/>Discussion on Player types -<text:bookmark-end text:name="discussion-on-player-types--"/></text:h>
      <text:p text:style-name="First_20_paragraph">DATA REQUIRED FROM VIDEO!?</text:p>
      <text:p text:style-name="Text_20_body">The process of exploring identity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p text:style-name="Text_20_body">As an example some players created impossible or overly easy game levels. They appeared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schema&quot;:&quot;https://github.com/citation-style-language/schema/raw/master/csl-citation.json&quot;,&quot;properties&quot;:{&quot;noteIndex&quot;:0,&quot;formattedCitation&quot;:&quot;[@sutton-smith_ambiguity_2001]&quot;},&quot;citationItems&quot;:[{&quot;uri&quot;:[&quot;http://zotero.org/users/1913249/items/JUMNM23B&quot;],&quot;suffix&quot;:&quot;&quot;,&quot;prefix&quot;:&quot;&quot;,&quot;itemData&quot;:{&quot;publisher-place&quot;:&quot;Cambridge, Mass.&quot;,&quot;title&quot;:&quot;The Ambiguity of Play&quot;,&quot;event-place&quot;:&quot;Cambridge, Mass.&quot;,&quot;source&quot;:&quot;Amazon&quot;,&quot;type&quot;:&quot;book&quot;,&quot;publisher&quot;:&quot;Harvard University Press&quot;,&quot;author&quot;:[{&quot;given&quot;:&quot;Brian&quot;,&quot;family&quot;:&quot;Sutton-smith&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citation-key&quot;:&quot;sutton-smith_ambiguity_2001&quot;,&quot;number-of-pages&quot;:&quot;288&quot;,&quot;issued&quot;:{&quot;date-parts&quot;:[[&quot;2001&quot;,5,8]]},&quot;edition&quot;:&quot;New Ed edition&quot;,&quot;id&quot;:&quot;sutton-smith_ambiguity_2001&quot;,&quot;ISBN&quot;:&quot;978-0-674-00581-5&quot;,&quot;language&quot;:&quot;English&quot;},&quot;uris&quot;:[&quot;http://zotero.org/users/1913249/items/JUMNM23B&quot;],&quot;id&quot;:1389}],&quot;citationID&quot;:&quot;wggbnxpn&quot;} RNDvytijbaamh"/>&lt;Do Zotero Refresh: [@sutton-smith_ambiguity_2001]&gt;<text:reference-mark-end text:name="ZOTERO_ITEM CSL_CITATION {&quot;schema&quot;:&quot;https://github.com/citation-style-language/schema/raw/master/csl-citation.json&quot;,&quot;properties&quot;:{&quot;noteIndex&quot;:0,&quot;formattedCitation&quot;:&quot;[@sutton-smith_ambiguity_2001]&quot;},&quot;citationItems&quot;:[{&quot;uri&quot;:[&quot;http://zotero.org/users/1913249/items/JUMNM23B&quot;],&quot;suffix&quot;:&quot;&quot;,&quot;prefix&quot;:&quot;&quot;,&quot;itemData&quot;:{&quot;publisher-place&quot;:&quot;Cambridge, Mass.&quot;,&quot;title&quot;:&quot;The Ambiguity of Play&quot;,&quot;event-place&quot;:&quot;Cambridge, Mass.&quot;,&quot;source&quot;:&quot;Amazon&quot;,&quot;type&quot;:&quot;book&quot;,&quot;publisher&quot;:&quot;Harvard University Press&quot;,&quot;author&quot;:[{&quot;given&quot;:&quot;Brian&quot;,&quot;family&quot;:&quot;Sutton-smith&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citation-key&quot;:&quot;sutton-smith_ambiguity_2001&quot;,&quot;number-of-pages&quot;:&quot;288&quot;,&quot;issued&quot;:{&quot;date-parts&quot;:[[&quot;2001&quot;,5,8]]},&quot;edition&quot;:&quot;New Ed edition&quot;,&quot;id&quot;:&quot;sutton-smith_ambiguity_2001&quot;,&quot;ISBN&quot;:&quot;978-0-674-00581-5&quot;,&quot;language&quot;:&quot;English&quot;},&quot;uris&quot;:[&quot;http://zotero.org/users/1913249/items/JUMNM23B&quot;],&quot;id&quot;:1389}],&quot;citationID&quot;:&quot;wggbnxpn&quot;} RNDvytijbaamh"/>.</text:p>
      <text:p text:style-name="Text_20_body">Below I outline how I designed to encourage this behaviour.</text:p>
      <text:p text:style-name="Text_20_body">My rationale for this process was to promote awareness of pluralistic programming process <text:reference-mark-start text:name="ZOTERO_ITEM CSL_CITATION {&quot;schema&quot;:&quot;https://github.com/citation-style-language/schema/raw/master/csl-citation.json&quot;,&quot;properties&quot;:{&quot;noteIndex&quot;:0,&quot;formattedCitation&quot;:&quot;[@papert_epistemological_1990]&quot;},&quot;citationItems&quot;:[{&quot;uri&quot;:[&quot;http://zotero.org/users/1913249/items/PN46846P&quot;],&quot;suffix&quot;:&quot;&quot;,&quot;prefix&quot;:&quot;&quot;,&quot;itemData&quot;:{&quot;container-title&quot;:&quot;Signs&quot;,&quot;URL&quot;:&quot;http://www.papert.org/articles/EpistemologicalPluralism.html&quot;,&quot;type&quot;:&quot;article-journal&quot;,&quot;issue&quot;:&quot;1&quot;,&quot;author&quot;:[{&quot;given&quot;:&quot;Seymour&quot;,&quot;family&quot;:&quot;Papert&quot;},{&quot;given&quot;:&quot;Sherry&quot;,&quot;family&quot;:&quot;Turkle&quot;}],&quot;accessed&quot;:{&quot;date-parts&quot;:[[&quot;2017&quot;,11,1]]},&quot;id&quot;:&quot;papert_epistemological_1990&quot;,&quot;title&quot;:&quot;Epistemological Pluralism and the Revaluation of the Concrete&quot;,&quot;citation-key&quot;:&quot;papert_epistemological_1990&quot;,&quot;volume&quot;:&quot;16&quot;,&quot;issued&quot;:{&quot;date-parts&quot;:[[&quot;1990&quot;]]}},&quot;uris&quot;:[&quot;http://zotero.org/users/1913249/items/PN46846P&quot;],&quot;id&quot;:2017}],&quot;citationID&quot;:&quot;svnmcemy&quot;} RNDbcgspczwem"/>&lt;Do Zotero Refresh: [@papert_epistemological_1990]&gt;<text:reference-mark-end text:name="ZOTERO_ITEM CSL_CITATION {&quot;schema&quot;:&quot;https://github.com/citation-style-language/schema/raw/master/csl-citation.json&quot;,&quot;properties&quot;:{&quot;noteIndex&quot;:0,&quot;formattedCitation&quot;:&quot;[@papert_epistemological_1990]&quot;},&quot;citationItems&quot;:[{&quot;uri&quot;:[&quot;http://zotero.org/users/1913249/items/PN46846P&quot;],&quot;suffix&quot;:&quot;&quot;,&quot;prefix&quot;:&quot;&quot;,&quot;itemData&quot;:{&quot;container-title&quot;:&quot;Signs&quot;,&quot;URL&quot;:&quot;http://www.papert.org/articles/EpistemologicalPluralism.html&quot;,&quot;type&quot;:&quot;article-journal&quot;,&quot;issue&quot;:&quot;1&quot;,&quot;author&quot;:[{&quot;given&quot;:&quot;Seymour&quot;,&quot;family&quot;:&quot;Papert&quot;},{&quot;given&quot;:&quot;Sherry&quot;,&quot;family&quot;:&quot;Turkle&quot;}],&quot;accessed&quot;:{&quot;date-parts&quot;:[[&quot;2017&quot;,11,1]]},&quot;id&quot;:&quot;papert_epistemological_1990&quot;,&quot;title&quot;:&quot;Epistemological Pluralism and the Revaluation of the Concrete&quot;,&quot;citation-key&quot;:&quot;papert_epistemological_1990&quot;,&quot;volume&quot;:&quot;16&quot;,&quot;issued&quot;:{&quot;date-parts&quot;:[[&quot;1990&quot;]]}},&quot;uris&quot;:[&quot;http://zotero.org/users/1913249/items/PN46846P&quot;],&quot;id&quot;:2017}],&quot;citationID&quot;:&quot;svnmcemy&quot;} RNDbcgspczwem"/>.</text:p>
      <text:p text:style-name="Text_20_body">I wanted to try to communicate a message to participants that when you are learning something hard it is of value follow your own working preferences and try to discover a creative style that suits you.</text:p>
      <text:p text:style-name="Text_20_body">Limits of discussion findings - what to put in</text:p>
      <text:h text:style-name="Heading_20_3" text:outline-level="3"><text:bookmark-start text:name="limitations-of-observations-and-careful-statements-of-potential"/>Limitations of observations and careful statements of potential<text:bookmark-end text:name="limitations-of-observations-and-careful-statements-of-potential"/></text:h>
      <text:p text:style-name="First_20_paragraph">It is important to highlight several aspects of the limitation of the exploration of maker types and side missions designed to support them.</text:p>
      <text:p text:style-name="Text_20_body">This work is limited, as are other observations by the limited number of participants,. It is also perhaps guided by my own motivations as a researcher to investigate more messy approaches to learning.</text:p>
      <text:p text:style-name="Text_20_body">However, given the potential of my observations and the link with existing research in other domains. It is reasonable to propose the processes outlines as a potentially fruitful area for further research. I explore potential dimensions of that research in the concluding chapter.</text:p>
      <text:p text:style-name="Text_20_body">MoE being one of those directions.</text:p>
      <text:h text:style-name="Heading_20_3" text:outline-level="3"><text:bookmark-start text:name="emerging-use-of-narratives-and-graphics-which-drawing-on-home-funds-of-knowledge---avoid-overlap-and-change-focus-to-agency-from-start"/>Emerging use of narratives and graphics which drawing on home funds of knowledge - AVOID OVERLAP AND CHANGE FOCUS TO AGENCY FROM START<text:bookmark-end text:name="emerging-use-of-narratives-and-graphics-which-drawing-on-home-funds-of-knowledge---avoid-overlap-and-change-focus-to-agency-from-start"/></text:h>
      <text:p text:style-name="First_20_paragraph">NOT REALLY ONLY TO DO WITH PLAYTESTING.</text:p>
      <text:p text:style-name="Text_20_body">RECAP WHAT HAS ALREADY BEEN EXPLORED, In the previous chapter,</text:p>
      <text:p text:style-name="Text_20_body"><text:span text:style-name="T1">While the potential to add graphics was a core affordence of the starting processes of the templated game, the process of designing and sharing and the peer commentary on the process emergered as the sessions evolved.</text:span></text:p>
      <text:p text:style-name="Text_20_body">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34"><text:s text:c="1"/>var starttext = "This is a game which pits a honey bee against a swarm of Asian hornets, <text:s text:c="1"/>which are alien invaders attacking bee <text:s text:c="1"/>hives in the UK and which beekeepers are trying to stop spreading <text:s text:c="1"/>here. Try to guide the bee to collect all the flowers without being caught by the hornets.</text:p>
      <text:p text:style-name="P35"><text:s text:c="1"/>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6. The Use of Gameplay Design Patterns “It’s like a project in itself, really”</dc:title>
    <dc:description/>
    <dc:subject/>
    <meta:keyword/>
    <meta:initial-creator/>
    <dc:creator/>
    <meta:creation-date>2025-02-10T09:00:03Z</meta:creation-date>
    <dc:date>2025-02-10T09:00:03Z</dc:date>
    <meta:user-defined meta:name="ZOTERO_PREF_1" meta:value-type="string">&lt;data data-version="3" zotero-version="5.0.89"&gt;   &lt;session id="OGe1IYVe"/&gt;   &lt;style id="http://www.zotero.org/styles/harvard-cite-them-right"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